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0.5007in" style:rel-column-width="5142*"/>
    </style:style>
    <style:style style:name="Table57.B" style:family="table-column">
      <style:table-column-properties style:column-width="5.8806in" style:rel-column-width="60393*"/>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B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data-style-name="N0">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1" fo:font-size="10pt" style:font-size-asian="10pt" style:font-size-complex="10pt"/>
    </style:style>
    <style:style style:name="P14" style:family="paragraph" style:parent-style-name="Table_20_Contents">
      <style:paragraph-properties fo:text-align="center" style:justify-single-word="false"/>
      <style:text-properties style:font-name="Verdana1" fo:font-size="10pt" fo:font-weight="normal" style:font-size-asian="10pt" style:font-weight-asian="normal" style:font-size-complex="10pt" style:font-weight-complex="normal"/>
    </style:style>
    <style:style style:name="P15" style:family="paragraph" style:parent-style-name="Table_20_Contents">
      <style:text-properties style:font-name="Courier New"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0"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1"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Table_20_Contents">
      <style:text-properties fo:font-style="normal" style:font-style-asian="normal" style:font-style-complex="normal"/>
    </style:style>
    <style:style style:name="P32" style:family="paragraph" style:parent-style-name="Table_20_Contents">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text-align="center" style:justify-single-word="false"/>
      <style:text-properties style:font-name="Times New Roman" fo:font-size="24pt" style:font-size-asian="24pt" style:font-size-complex="24pt"/>
    </style:style>
    <style:style style:name="P34" style:family="paragraph" style:parent-style-name="Text_20_body">
      <style:paragraph-properties fo:text-align="start"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start" style:justify-single-word="false">
        <style:tab-stops>
          <style:tab-stop style:position="0.3299in"/>
        </style:tab-stops>
      </style:paragraph-properties>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39"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0" style:family="paragraph" style:parent-style-name="Text_20_body">
      <style:text-properties fo:font-style="normal" style:font-style-asian="normal" style:font-style-complex="normal"/>
    </style:style>
    <style:style style:name="P41"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2" style:family="paragraph" style:parent-style-name="Text_20_body">
      <style:paragraph-properties fo:text-align="start" style:justify-single-word="false"/>
      <style:text-properties fo:font-style="normal" style:font-style-asian="normal" style:font-style-complex="normal"/>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style:tab-stops>
          <style:tab-stop style:position="0.3299in"/>
        </style:tab-stops>
      </style:paragraph-properties>
    </style:style>
    <style:style style:name="P47" style:family="paragraph" style:parent-style-name="Text_20_body">
      <style:text-properties style:font-name="Arial2" fo:font-size="10pt" fo:font-weight="normal" style:font-size-asian="10pt" style:font-weight-asian="normal" style:font-size-complex="10pt" style:font-weight-complex="normal"/>
    </style:style>
    <style:style style:name="P48" style:family="paragraph" style:parent-style-name="Text_20_body">
      <style:paragraph-properties>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49"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0"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2"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4" style:family="paragraph" style:parent-style-name="Text_20_body">
      <style:text-properties style:font-name="Arial2" fo:font-size="10pt" style:font-size-asian="10pt" style:font-size-complex="10pt"/>
    </style:style>
    <style:style style:name="P55" style:family="paragraph" style:parent-style-name="Text_20_body">
      <style:text-properties style:font-name="Arial2" fo:font-weight="normal" style:font-weight-asian="normal" style:font-weight-complex="normal"/>
    </style:style>
    <style:style style:name="P56"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57" style:family="paragraph" style:parent-style-name="Text_20_body">
      <style:text-properties style:font-name="Arial2" fo:font-style="normal" style:font-style-asian="normal" style:font-style-complex="normal"/>
    </style:style>
    <style:style style:name="P58" style:family="paragraph" style:parent-style-name="Text_20_body">
      <style:text-properties style:font-name="Arial2" fo:font-style="normal" fo:font-weight="normal" style:font-style-asian="normal" style:font-weight-asian="normal" style:font-style-complex="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0"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1" style:family="paragraph" style:parent-style-name="Text_20_body">
      <style:text-properties fo:font-style="italic" style:font-style-asian="italic" style:font-style-complex="italic"/>
    </style:style>
    <style:style style:name="P62" style:family="paragraph" style:parent-style-name="Text_20_body">
      <style:paragraph-properties fo:text-align="center" style:justify-single-word="false"/>
      <style:text-properties fo:font-style="italic" style:font-style-asian="italic" style:font-style-complex="italic"/>
    </style:style>
    <style:style style:name="P63"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4" style:family="paragraph" style:parent-style-name="Text_20_body">
      <style:text-properties style:font-name="Courier New" fo:font-style="normal" fo:font-weight="bold" style:font-style-asian="normal" style:font-weight-asian="bold" style:font-style-complex="normal" style:font-weight-complex="bold"/>
    </style:style>
    <style:style style:name="P65"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6"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7" style:family="paragraph" style:parent-style-name="Text_20_body">
      <style:text-properties style:font-name="Arial" style:font-name-asian="DejaVu Sans" style:font-name-complex="DejaVu Sans"/>
    </style:style>
    <style:style style:name="P68" style:family="paragraph" style:parent-style-name="Text_20_body">
      <style:paragraph-properties fo:margin-top="0in" fo:margin-bottom="0in" fo:text-align="start" style:justify-single-word="false"/>
    </style:style>
    <style:style style:name="P69" style:family="paragraph" style:parent-style-name="Text_20_body">
      <style:paragraph-properties fo:margin-top="0in" fo:margin-bottom="0in" fo:text-align="start" style:justify-single-word="false">
        <style:tab-stops>
          <style:tab-stop style:position="0.3299in"/>
        </style:tab-stops>
      </style:paragraph-properties>
    </style:style>
    <style:style style:name="P70"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1" style:family="paragraph" style:parent-style-name="Text_20_body">
      <style:paragraph-properties fo:margin-top="0in" fo:margin-bottom="0in" fo:text-align="start" style:justify-single-word="false">
        <style:tab-stops>
          <style:tab-stop style:position="2.2083in"/>
        </style:tab-stops>
      </style:paragraph-properties>
    </style:style>
    <style:style style:name="P72" style:family="paragraph" style:parent-style-name="Text_20_body">
      <style:paragraph-properties fo:margin-top="0in" fo:margin-bottom="0in" fo:text-align="start" style:justify-single-word="false">
        <style:tab-stops>
          <style:tab-stop style:position="2.1228in"/>
        </style:tab-stops>
      </style:paragraph-properties>
    </style:style>
    <style:style style:name="P73" style:family="paragraph" style:parent-style-name="Text_20_body">
      <style:paragraph-properties fo:margin-top="0in" fo:margin-bottom="0in" fo:text-align="start" style:justify-single-word="false"/>
      <style:text-properties fo:color="#000000" style:font-name-complex="Arial2"/>
    </style:style>
    <style:style style:name="P74" style:family="paragraph" style:parent-style-name="Text_20_body">
      <style:paragraph-properties fo:margin-top="0in" fo:margin-bottom="0in">
        <style:tab-stops>
          <style:tab-stop style:position="4.5654in"/>
        </style:tab-stops>
      </style:paragraph-properties>
    </style:style>
    <style:style style:name="P75"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6" style:family="paragraph" style:parent-style-name="Text_20_body">
      <style:paragraph-properties fo:margin-top="0in" fo:margin-bottom="0in" fo:text-align="start" style:justify-single-word="false" fo:background-color="transparent">
        <style:background-image/>
      </style:paragraph-properties>
    </style:style>
    <style:style style:name="P77"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78"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79"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0"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1" style:family="paragraph" style:parent-style-name="Table_20_Contents">
      <style:paragraph-properties fo:margin-top="0in" fo:margin-bottom="0.0075in"/>
      <style:text-properties style:font-name="Arial2" fo:font-size="10pt" style:font-size-asian="10pt" style:font-size-complex="10pt"/>
    </style:style>
    <style:style style:name="P82" style:family="paragraph" style:parent-style-name="Standard">
      <style:text-properties style:font-name="Arial2" fo:font-size="10pt" style:font-size-asian="10pt" style:font-size-complex="10pt"/>
    </style:style>
    <style:style style:name="P83"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4"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5"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6" style:family="paragraph" style:parent-style-name="Standard">
      <style:text-properties style:font-name="Arial2" fo:font-size="10pt" fo:font-weight="normal" style:font-size-asian="10pt" style:font-weight-asian="normal" style:font-size-complex="10pt" style:font-weight-complex="normal"/>
    </style:style>
    <style:style style:name="P87" style:family="paragraph" style:parent-style-name="Standard">
      <style:text-properties style:font-name="Arial2" fo:font-style="normal" fo:font-weight="normal"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89" style:family="paragraph" style:parent-style-name="Standard">
      <style:text-properties fo:font-style="italic" fo:font-weight="normal" style:font-style-asian="italic" style:font-weight-asian="normal" style:font-style-complex="italic" style:font-weight-complex="normal"/>
    </style:style>
    <style:style style:name="P90" style:family="paragraph" style:parent-style-name="Standard">
      <style:text-properties fo:font-style="italic" style:font-style-asian="italic" style:font-style-complex="italic"/>
    </style:style>
    <style:style style:name="P91" style:family="paragraph" style:parent-style-name="Standard">
      <style:paragraph-properties fo:text-align="center" style:justify-single-word="false"/>
      <style:text-properties fo:font-style="italic" style:font-style-asian="italic" style:font-style-complex="italic"/>
    </style:style>
    <style:style style:name="P92" style:family="paragraph" style:parent-style-name="Standard">
      <style:text-properties style:font-name="Courier New" fo:font-weight="bold" style:font-size-asian="10pt" style:font-weight-asian="bold" style:font-size-complex="10pt" style:font-weight-complex="bold"/>
    </style:style>
    <style:style style:name="P93"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94" style:family="paragraph" style:parent-style-name="Standard">
      <style:paragraph-properties fo:text-align="center" style:justify-single-word="false"/>
    </style:style>
    <style:style style:name="P95" style:family="paragraph" style:parent-style-name="Standard">
      <style:paragraph-properties>
        <style:tab-stops>
          <style:tab-stop style:position="0.3299in"/>
        </style:tab-stops>
      </style:paragraph-properties>
    </style:style>
    <style:style style:name="P96" style:family="paragraph" style:parent-style-name="Standard">
      <style:text-properties fo:font-weight="normal" style:font-weight-asian="normal" style:font-weight-complex="normal"/>
    </style:style>
    <style:style style:name="P97"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98" style:family="paragraph" style:parent-style-name="Standard">
      <style:paragraph-properties>
        <style:tab-stops>
          <style:tab-stop style:position="0.9165in"/>
        </style:tab-stops>
      </style:paragraph-properties>
    </style:style>
    <style:style style:name="P99" style:family="paragraph" style:parent-style-name="Standard">
      <style:paragraph-properties>
        <style:tab-stops>
          <style:tab-stop style:position="0.9335in"/>
        </style:tab-stops>
      </style:paragraph-properties>
    </style:style>
    <style:style style:name="P100"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1" style:family="paragraph" style:parent-style-name="Text_20_body">
      <style:paragraph-properties fo:break-before="page"/>
    </style:style>
    <style:style style:name="P10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03" style:family="paragraph" style:parent-style-name="Standard">
      <style:paragraph-properties fo:break-before="page"/>
    </style:style>
    <style:style style:name="P104" style:family="paragraph" style:parent-style-name="Contents_20_Heading">
      <style:paragraph-properties fo:break-before="page"/>
    </style:style>
    <style:style style:name="P105" style:family="paragraph" style:parent-style-name="Text_20_body">
      <style:paragraph-properties fo:margin-left="0.4437in" fo:margin-right="0in" fo:margin-top="0.0783in" fo:margin-bottom="0.0783in" fo:text-indent="0in" style:auto-text-indent="false"/>
    </style:style>
    <style:style style:name="P106" style:family="paragraph" style:parent-style-name="Text_20_body">
      <style:paragraph-properties fo:margin-left="0.4437in" fo:margin-right="0in" fo:text-indent="0in" style:auto-text-indent="false"/>
    </style:style>
    <style:style style:name="P107"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08"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0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0"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12"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1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14"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5"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16"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17"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1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1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0" style:family="paragraph" style:parent-style-name="Text_20_body">
      <style:paragraph-properties fo:margin-top="0.0783in" fo:margin-bottom="0.0783in"/>
    </style:style>
    <style:style style:name="P121"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22" style:family="paragraph" style:parent-style-name="Text_20_body">
      <style:paragraph-properties fo:margin-top="0in" fo:margin-bottom="0.1575in"/>
      <style:text-properties fo:font-weight="normal" style:font-weight-asian="normal" style:font-weight-complex="normal"/>
    </style:style>
    <style:style style:name="P123"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24"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25" style:family="paragraph" style:parent-style-name="Standard">
      <style:paragraph-properties fo:margin-left="0.1654in" fo:margin-right="0.2335in" fo:text-indent="0in" style:auto-text-indent="false"/>
    </style:style>
    <style:style style:name="P126" style:family="paragraph" style:parent-style-name="Text_20_body">
      <style:paragraph-properties fo:margin-left="0.1654in" fo:margin-right="0.2335in" fo:text-indent="0in" style:auto-text-indent="false"/>
    </style:style>
    <style:style style:name="P127"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28" style:family="paragraph" style:parent-style-name="Table_20_Contents">
      <style:paragraph-properties fo:margin-left="0.1654in" fo:margin-right="0.2335in" fo:text-align="center" style:justify-single-word="false" fo:text-indent="0in" style:auto-text-indent="false"/>
      <style:text-properties style:font-name="Verdana1" fo:font-size="10pt" style:font-size-asian="10pt" style:font-size-complex="10pt"/>
    </style:style>
    <style:style style:name="P129" style:family="paragraph" style:parent-style-name="Standard">
      <style:paragraph-properties fo:margin-left="-0.0083in" fo:margin-right="-0.0008in" fo:text-indent="0in" style:auto-text-indent="false">
        <style:tab-stops>
          <style:tab-stop style:position="5.7217in"/>
        </style:tab-stops>
      </style:paragraph-properties>
    </style:style>
    <style:style style:name="P130"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1"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2"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3"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4"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5"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36" style:family="paragraph" style:parent-style-name="Contents_20_1">
      <style:paragraph-properties>
        <style:tab-stops>
          <style:tab-stop style:position="7.7791in" style:type="right" style:leader-style="dotted" style:leader-text="."/>
        </style:tab-stops>
      </style:paragraph-properties>
    </style:style>
    <style:style style:name="P137" style:family="paragraph" style:parent-style-name="Contents_20_2">
      <style:paragraph-properties>
        <style:tab-stops>
          <style:tab-stop style:position="7.5827in" style:type="right" style:leader-style="dotted" style:leader-text="."/>
        </style:tab-stops>
      </style:paragraph-properties>
    </style:style>
    <style:style style:name="P138" style:family="paragraph" style:parent-style-name="Heading_20_2">
      <style:text-properties style:font-name="Arial2" fo:font-size="10pt" style:font-size-asian="10pt" style:font-size-complex="10pt"/>
    </style:style>
    <style:style style:name="P139" style:family="paragraph" style:parent-style-name="Heading_20_2">
      <style:text-properties fo:font-style="normal" fo:font-weight="normal" style:font-style-asian="normal" style:font-weight-asian="normal" style:font-style-complex="normal" style:font-weight-complex="normal"/>
    </style:style>
    <style:style style:name="P140" style:family="paragraph" style:parent-style-name="Heading_20_2">
      <style:paragraph-properties fo:break-before="page"/>
    </style:style>
    <style:style style:name="P141" style:family="paragraph" style:parent-style-name="Heading_20_2">
      <style:paragraph-properties fo:break-before="page"/>
      <style:text-properties fo:font-weight="normal" style:font-weight-asian="normal" style:font-weight-complex="normal"/>
    </style:style>
    <style:style style:name="P142" style:family="paragraph" style:parent-style-name="Standard" style:list-style-name="L1"/>
    <style:style style:name="P143" style:family="paragraph" style:parent-style-name="Standard" style:list-style-name="L5">
      <style:paragraph-properties fo:margin-top="0in" fo:margin-bottom="0.0783in"/>
    </style:style>
    <style:style style:name="P144" style:family="paragraph" style:parent-style-name="Heading_20_1">
      <style:paragraph-properties fo:break-before="page"/>
    </style:style>
    <style:style style:name="P145" style:family="paragraph" style:parent-style-name="Heading_20_1">
      <style:paragraph-properties fo:break-before="page"/>
      <style:text-properties fo:font-style="normal" style:font-style-asian="normal" style:font-style-complex="normal"/>
    </style:style>
    <style:style style:name="P146" style:family="paragraph" style:parent-style-name="Text_20_body" style:list-style-name="L1"/>
    <style:style style:name="P147" style:family="paragraph" style:parent-style-name="Text_20_body" style:list-style-name="L1">
      <style:paragraph-properties>
        <style:tab-stops>
          <style:tab-stop style:position="4.5654in"/>
        </style:tab-stops>
      </style:paragraph-properties>
    </style:style>
    <style:style style:name="P148" style:family="paragraph" style:parent-style-name="Text_20_body" style:list-style-name="L1">
      <style:paragraph-properties>
        <style:tab-stops>
          <style:tab-stop style:position="4.4626in"/>
        </style:tab-stops>
      </style:paragraph-properties>
    </style:style>
    <style:style style:name="P149" style:family="paragraph" style:parent-style-name="Text_20_body" style:list-style-name="L1">
      <style:paragraph-properties>
        <style:tab-stops>
          <style:tab-stop style:position="2.5217in"/>
        </style:tab-stops>
      </style:paragraph-properties>
    </style:style>
    <style:style style:name="P150" style:family="paragraph" style:parent-style-name="Text_20_body" style:list-style-name="L1">
      <style:paragraph-properties>
        <style:tab-stops>
          <style:tab-stop style:position="3.9563in"/>
        </style:tab-stops>
      </style:paragraph-properties>
    </style:style>
    <style:style style:name="P151" style:family="paragraph" style:parent-style-name="Text_20_body" style:list-style-name="L3"/>
    <style:style style:name="P152" style:family="paragraph" style:parent-style-name="Text_20_body" style:list-style-name="L4"/>
    <style:style style:name="P153" style:family="paragraph" style:parent-style-name="Text_20_body" style:list-style-name="L6"/>
    <style:style style:name="P154" style:family="paragraph" style:parent-style-name="Text_20_body" style:list-style-name="L7"/>
    <style:style style:name="P155" style:family="paragraph" style:parent-style-name="Text_20_body" style:list-style-name="L1">
      <style:paragraph-properties fo:margin-left="0.3929in" fo:margin-right="0in" fo:margin-top="0.1575in" fo:margin-bottom="0.0783in" fo:text-indent="-0.1819in" style:auto-text-indent="false">
        <style:tab-stops>
          <style:tab-stop style:position="0.0181in"/>
        </style:tab-stops>
      </style:paragraph-properties>
    </style:style>
    <style:style style:name="P156" style:family="paragraph" style:parent-style-name="Text_20_body" style:list-style-name="L1">
      <style:paragraph-properties fo:margin-left="0.3929in" fo:margin-right="0in" fo:text-indent="-0.1819in" style:auto-text-indent="false">
        <style:tab-stops>
          <style:tab-stop style:position="0.0181in"/>
        </style:tab-stops>
      </style:paragraph-properties>
    </style:style>
    <style:style style:name="P157" style:family="paragraph" style:parent-style-name="Text_20_body" style:list-style-name="L1">
      <style:paragraph-properties fo:margin-left="0.3929in" fo:margin-right="0in" fo:text-indent="-0.1819in" style:auto-text-indent="false">
        <style:tab-stops>
          <style:tab-stop style:position="0.0181in"/>
        </style:tab-stops>
      </style:paragraph-properties>
      <style:text-properties style:font-name="Arial2"/>
    </style:style>
    <style:style style:name="P158" style:family="paragraph" style:parent-style-name="Text_20_body" style:list-style-name="L1">
      <style:paragraph-properties fo:margin-top="0in" fo:margin-bottom="0.0783in">
        <style:tab-stops>
          <style:tab-stop style:position="4.5654in"/>
        </style:tab-stops>
      </style:paragraph-properties>
    </style:style>
    <style:style style:name="P159" style:family="paragraph" style:parent-style-name="Text_20_body" style:list-style-name="L1">
      <style:paragraph-properties fo:margin-top="0in" fo:margin-bottom="0.1575in">
        <style:tab-stops>
          <style:tab-stop style:position="4.5366in"/>
        </style:tab-stops>
      </style:paragraph-properties>
    </style:style>
    <style:style style:name="P160" style:family="paragraph" style:parent-style-name="Text_20_body" style:list-style-name="L1">
      <style:paragraph-properties fo:margin-top="0in" fo:margin-bottom="0.1575in">
        <style:tab-stops>
          <style:tab-stop style:position="3.0508in"/>
          <style:tab-stop style:position="5.2937in"/>
        </style:tab-stops>
      </style:paragraph-properties>
    </style:style>
    <style:style style:name="P161" style:family="paragraph" style:parent-style-name="Text_20_body" style:list-style-name="L1">
      <style:paragraph-properties fo:margin-top="0.1575in" fo:margin-bottom="0.0783in"/>
    </style:style>
    <style:style style:name="P162" style:family="paragraph" style:parent-style-name="Text_20_body" style:list-style-name="L2">
      <style:paragraph-properties fo:margin-left="0.4953in" fo:margin-right="0in" fo:margin-top="0in" fo:margin-bottom="0in" fo:text-align="start" style:justify-single-word="false" fo:text-indent="-0.1992in" style:auto-text-indent="false">
        <style:tab-stops/>
      </style:paragraph-properties>
    </style:style>
    <style:style style:name="P163" style:family="paragraph" style:parent-style-name="Text_20_body" style:list-style-name="L2">
      <style:paragraph-properties fo:margin-left="0.5126in" fo:margin-right="0in" fo:margin-top="0in" fo:margin-bottom="0in" fo:text-align="start" style:justify-single-word="false" fo:text-indent="-0.1992in" style:auto-text-indent="false">
        <style:tab-stops/>
      </style:paragraph-properties>
    </style:style>
    <style:style style:name="P164" style:family="paragraph" style:parent-style-name="Text_20_body" style:list-style-name="L2">
      <style:paragraph-properties fo:margin-left="0.4898in" fo:margin-right="0in" fo:margin-top="0in" fo:margin-bottom="0in" fo:text-align="start" style:justify-single-word="false" fo:text-indent="-0.1992in" style:auto-text-indent="false">
        <style:tab-stops/>
      </style:paragraph-properties>
    </style:style>
    <style:style style:name="P165" style:family="paragraph">
      <style:paragraph-properties fo:text-align="center"/>
    </style:style>
    <style:style style:name="P166"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67"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Verdana1" fo:font-size="14pt" style:font-name-asian="DejaVu Sans" style:font-size-asian="14pt" style:font-name-complex="DejaVu Sans" style:font-size-complex="14pt"/>
    </style:style>
    <style:style style:name="T26" style:family="text">
      <style:text-properties style:use-window-font-color="true" style:font-name="Courier New" fo:font-weight="bold" style:font-weight-asian="bold" style:font-weight-complex="bold"/>
    </style:style>
    <style:style style:name="T27"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8"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9"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30"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1"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2"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3"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4" style:family="text">
      <style:text-properties fo:color="#c00000"/>
    </style:style>
    <style:style style:name="T35" style:family="text">
      <style:text-properties fo:color="#c00000" style:font-name="Arial2" style:font-size-asian="10pt" style:font-name-complex="Arial2" style:font-size-complex="10pt"/>
    </style:style>
    <style:style style:name="T36" style:family="text">
      <style:text-properties fo:color="#c00000" style:font-name="Arial2" fo:font-size="10pt" style:font-size-asian="10pt" style:font-name-complex="Arial2" style:font-size-complex="10pt"/>
    </style:style>
    <style:style style:name="T37" style:family="text">
      <style:text-properties fo:color="#c00000" style:font-name="Arial2" fo:font-size="10pt" style:text-underline-style="none" style:font-size-asian="10pt" style:font-name-complex="Arial2" style:font-size-complex="10pt"/>
    </style:style>
    <style:style style:name="T38" style:family="text">
      <style:text-properties fo:color="#c00000" style:font-name="Arial2" fo:font-size="10pt" fo:font-weight="normal" style:font-size-asian="10pt" style:font-weight-asian="normal" style:font-name-complex="Arial2" style:font-size-complex="10pt" style:font-weight-complex="normal"/>
    </style:style>
    <style:style style:name="T39"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0" style:family="text">
      <style:text-properties fo:color="#c00000" style:font-name="Arial2" fo:font-weight="normal" style:font-size-asian="10pt" style:font-weight-asian="normal" style:font-name-complex="Arial2" style:font-size-complex="10pt" style:font-weight-complex="normal"/>
    </style:style>
    <style:style style:name="T41" style:family="text">
      <style:text-properties fo:color="#c00000" style:font-name-complex="Arial2"/>
    </style:style>
    <style:style style:name="T42" style:family="text">
      <style:text-properties fo:color="#c00000" style:font-name-asian="Monospace" style:font-name-complex="Arial2"/>
    </style:style>
    <style:style style:name="T43" style:family="text">
      <style:text-properties fo:color="#0000c0"/>
    </style:style>
    <style:style style:name="T44" style:family="text">
      <style:text-properties fo:color="#0000c0" style:font-name="Arial2" style:font-size-asian="10pt" style:font-name-complex="Arial2" style:font-size-complex="10pt"/>
    </style:style>
    <style:style style:name="T45" style:family="text">
      <style:text-properties fo:color="#0000c0" style:font-name="Arial2" fo:font-size="10pt" style:font-size-asian="10pt" style:font-name-complex="Arial2" style:font-size-complex="10pt"/>
    </style:style>
    <style:style style:name="T46" style:family="text">
      <style:text-properties fo:color="#0000c0" style:font-name="Arial2" fo:font-size="10pt" style:text-underline-style="none" style:font-size-asian="10pt" style:font-name-complex="Arial2" style:font-size-complex="10pt"/>
    </style:style>
    <style:style style:name="T47" style:family="text">
      <style:text-properties fo:color="#0000c0" style:font-name="Arial2" fo:font-size="10pt" fo:font-weight="normal" style:font-size-asian="10pt" style:font-weight-asian="normal" style:font-name-complex="Arial2" style:font-size-complex="10pt" style:font-weight-complex="normal"/>
    </style:style>
    <style:style style:name="T48" style:family="text">
      <style:text-properties fo:color="#0000c0" style:font-name="Arial2" fo:font-size="4pt" style:text-underline-style="none" style:font-size-asian="4pt" style:font-name-complex="Arial2" style:font-size-complex="4pt"/>
    </style:style>
    <style:style style:name="T49" style:family="text">
      <style:text-properties fo:color="#0000c0" style:font-name="Arial2" fo:font-weight="normal" style:font-size-asian="10pt" style:font-weight-asian="normal" style:font-name-complex="Arial2" style:font-size-complex="10pt" style:font-weight-complex="normal"/>
    </style:style>
    <style:style style:name="T50" style:family="text">
      <style:text-properties fo:color="#0000c0" style:font-name="Arial2" fo:font-size="8pt" style:font-size-asian="8pt" style:font-name-complex="Arial2" style:font-size-complex="8pt"/>
    </style:style>
    <style:style style:name="T51" style:family="text">
      <style:text-properties fo:font-weight="bold"/>
    </style:style>
    <style:style style:name="T52" style:family="text">
      <style:text-properties fo:font-weight="bold" style:font-weight-asian="bold" style:font-weight-complex="bold"/>
    </style:style>
    <style:style style:name="T53" style:family="text">
      <style:text-properties fo:font-weight="bold" style:font-name-asian="Arial2" style:font-weight-asian="bold" style:font-name-complex="Arial2" style:font-weight-complex="bold"/>
    </style:style>
    <style:style style:name="T54" style:family="text">
      <style:text-properties fo:font-weight="bold" style:font-weight-asian="normal" style:font-weight-complex="normal"/>
    </style:style>
    <style:style style:name="T55" style:family="text">
      <style:text-properties style:font-name="Arial2"/>
    </style:style>
    <style:style style:name="T56" style:family="text">
      <style:text-properties style:font-name="Arial2" fo:font-size="10pt" style:font-size-asian="10pt" style:font-size-complex="10pt"/>
    </style:style>
    <style:style style:name="T57" style:family="text">
      <style:text-properties style:font-name="Arial2" fo:font-size="10pt" style:font-size-asian="10pt" style:font-name-complex="Arial2" style:font-size-complex="10pt"/>
    </style:style>
    <style:style style:name="T58" style:family="text">
      <style:text-properties style:font-name="Arial2" fo:font-size="10pt" fo:font-style="italic" style:font-size-asian="10pt" style:font-style-asian="italic" style:font-size-complex="10pt" style:font-style-complex="italic"/>
    </style:style>
    <style:style style:name="T59"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0"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1" style:family="text">
      <style:text-properties style:font-name="Arial2" fo:font-size="10pt" fo:font-style="normal" style:font-size-asian="10pt" style:font-style-asian="normal" style:font-size-complex="10pt" style:font-style-complex="normal"/>
    </style:style>
    <style:style style:name="T62"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3"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4" style:family="text">
      <style:text-properties style:font-name="Arial2" fo:font-size="10pt" fo:font-style="normal" fo:font-weight="bold" style:font-size-asian="10pt" style:font-style-asian="normal" style:font-size-complex="10pt" style:font-style-complex="normal"/>
    </style:style>
    <style:style style:name="T65" style:family="text">
      <style:text-properties style:font-name="Arial2" fo:font-size="10pt" fo:font-style="normal" fo:font-weight="bold" style:font-size-asian="10pt" style:font-weight-asian="normal" style:font-size-complex="10pt" style:font-weight-complex="normal"/>
    </style:style>
    <style:style style:name="T66" style:family="text">
      <style:text-properties style:font-name="Arial2" fo:font-size="10pt" fo:font-weight="normal" style:font-size-asian="10pt" style:font-weight-asian="normal" style:font-size-complex="10pt" style:font-weight-complex="normal"/>
    </style:style>
    <style:style style:name="T67" style:family="text">
      <style:text-properties style:font-name="Arial2" fo:font-size="10pt" fo:font-weight="normal" style:font-size-asian="10pt" style:font-weight-asian="bold" style:font-size-complex="10pt" style:font-weight-complex="bold"/>
    </style:style>
    <style:style style:name="T68" style:family="text">
      <style:text-properties style:font-name="Arial2" fo:font-size="10pt" fo:font-weight="normal" style:font-name-asian="Arial2" style:font-size-asian="10pt" style:font-weight-asian="normal" style:font-name-complex="Arial2" style:font-size-complex="10pt" style:font-weight-complex="normal"/>
    </style:style>
    <style:style style:name="T69"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0" style:family="text">
      <style:text-properties style:font-name="Arial2" fo:font-size="10pt" fo:font-weight="bold" style:font-name-asian="Arial2" style:font-size-asian="10pt" style:font-weight-asian="bold" style:font-name-complex="Arial2" style:font-size-complex="10pt" style:font-weight-complex="bold"/>
    </style:style>
    <style:style style:name="T71" style:family="text">
      <style:text-properties style:font-name="Arial2" fo:font-size="10pt" fo:font-weight="bold" style:font-size-asian="10pt" style:font-weight-asian="bold" style:font-size-complex="10pt" style:font-weight-complex="bold"/>
    </style:style>
    <style:style style:name="T72" style:family="text">
      <style:text-properties style:font-name="Arial2" fo:font-size="10pt" fo:font-weight="bold" style:font-size-asian="10pt" style:font-weight-asian="normal" style:font-size-complex="10pt" style:font-weight-complex="normal"/>
    </style:style>
    <style:style style:name="T73" style:family="text">
      <style:text-properties style:font-name="Arial2" fo:font-size="10pt" style:font-name-asian="HJLJEC+TimesNewRomanPSMT" style:font-size-asian="10pt" style:font-name-complex="HJLJEC+TimesNewRomanPSMT" style:font-size-complex="10pt"/>
    </style:style>
    <style:style style:name="T74" style:family="text">
      <style:text-properties style:font-name="Arial2" fo:font-style="normal" style:font-style-asian="normal" style:font-style-complex="normal"/>
    </style:style>
    <style:style style:name="T75" style:family="text">
      <style:text-properties style:font-name="Arial2" fo:font-style="normal" fo:font-weight="normal" style:font-style-asian="normal" style:font-weight-asian="normal" style:font-style-complex="normal" style:font-weight-complex="normal"/>
    </style:style>
    <style:style style:name="T76" style:family="text">
      <style:text-properties style:font-name="Arial2" fo:font-style="normal" fo:font-weight="bold" style:font-style-asian="normal" style:font-weight-asian="normal" style:font-style-complex="normal" style:font-weight-complex="normal"/>
    </style:style>
    <style:style style:name="T77" style:family="text">
      <style:text-properties style:font-name="Arial2" fo:font-style="normal" fo:font-weight="bold" style:font-style-asian="normal" style:font-style-complex="normal"/>
    </style:style>
    <style:style style:name="T78" style:family="text">
      <style:text-properties style:font-name="Arial2" fo:font-style="normal" fo:font-weight="bold" style:font-style-asian="normal" style:font-weight-asian="bold" style:font-style-complex="normal" style:font-weight-complex="bold"/>
    </style:style>
    <style:style style:name="T79" style:family="text">
      <style:text-properties style:font-name="Arial2" fo:font-style="italic" style:font-style-asian="italic" style:font-style-complex="italic"/>
    </style:style>
    <style:style style:name="T80" style:family="text">
      <style:text-properties style:font-name="Arial2" fo:font-style="italic" style:font-style-asian="italic" style:font-weight-asian="normal" style:font-style-complex="italic" style:font-weight-complex="normal"/>
    </style:style>
    <style:style style:name="T81" style:family="text">
      <style:text-properties style:font-name="Arial2" fo:font-style="italic" fo:font-weight="normal" style:font-style-asian="italic" style:font-weight-asian="normal" style:font-style-complex="italic" style:font-weight-complex="normal"/>
    </style:style>
    <style:style style:name="T82" style:family="text">
      <style:text-properties style:font-name="Arial2" fo:font-weight="normal" style:font-weight-asian="normal" style:font-weight-complex="normal"/>
    </style:style>
    <style:style style:name="T83" style:family="text">
      <style:text-properties style:font-name="Arial2" fo:font-size="4pt" fo:font-weight="normal" style:font-size-asian="4pt" style:font-weight-asian="normal" style:font-size-complex="4pt" style:font-weight-complex="normal"/>
    </style:style>
    <style:style style:name="T84" style:family="text">
      <style:text-properties style:font-name="Arial2" fo:font-size="4pt" style:font-size-asian="4pt" style:font-size-complex="4pt"/>
    </style:style>
    <style:style style:name="T85" style:family="text">
      <style:text-properties style:font-name="Arial2" fo:font-weight="bold" style:font-weight-asian="normal" style:font-weight-complex="normal"/>
    </style:style>
    <style:style style:name="T86" style:family="text">
      <style:text-properties style:font-name="Arial2" fo:font-size="7pt" fo:font-weight="normal" style:font-size-asian="7pt" style:font-weight-asian="normal" style:font-size-complex="7pt" style:font-weight-complex="normal"/>
    </style:style>
    <style:style style:name="T87"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8" style:family="text">
      <style:text-properties style:font-name-asian="Arial2" style:font-name-complex="Arial2"/>
    </style:style>
    <style:style style:name="T89" style:family="text">
      <style:text-properties fo:font-size="4pt" style:font-size-asian="4pt" style:font-size-complex="4pt"/>
    </style:style>
    <style:style style:name="T90" style:family="text">
      <style:text-properties fo:font-size="4pt" style:font-name-asian="Arial2" style:font-size-asian="4pt" style:font-name-complex="Arial2" style:font-size-complex="4pt"/>
    </style:style>
    <style:style style:name="T91" style:family="text">
      <style:text-properties fo:font-size="4pt" fo:font-weight="normal" style:font-name-asian="Arial2" style:font-size-asian="4pt" style:font-weight-asian="normal" style:font-name-complex="Arial2" style:font-size-complex="4pt" style:font-weight-complex="normal"/>
    </style:style>
    <style:style style:name="T92" style:family="text">
      <style:text-properties fo:font-style="normal" style:font-style-asian="normal" style:font-style-complex="normal"/>
    </style:style>
    <style:style style:name="T93" style:family="text">
      <style:text-properties fo:font-style="normal" fo:font-weight="bold"/>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fo:font-weight="bold" style:font-style-asian="normal" style:font-style-complex="normal"/>
    </style:style>
    <style:style style:name="T96" style:family="text">
      <style:text-properties fo:font-style="normal" fo:font-weight="bold" style:font-style-asian="normal" style:font-weight-asian="normal" style:font-style-complex="normal" style:font-weight-complex="normal"/>
    </style:style>
    <style:style style:name="T97" style:family="text">
      <style:text-properties fo:font-style="normal" fo:font-weight="bold" style:font-weight-asian="normal" style:font-weight-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style:font-weight-asian="normal" style:font-weight-complex="normal"/>
    </style:style>
    <style:style style:name="T100" style:family="text">
      <style:text-properties fo:font-weight="normal" style:font-weight-asian="normal" style:font-weight-complex="normal"/>
    </style:style>
    <style:style style:name="T101" style:family="text">
      <style:text-properties fo:font-weight="normal" style:font-name-asian="Arial2" style:font-weight-asian="normal" style:font-name-complex="Arial2" style:font-weight-complex="normal"/>
    </style:style>
    <style:style style:name="T102" style:family="text">
      <style:text-properties fo:font-weight="normal" style:font-weight-asian="bold" style:font-weight-complex="bold"/>
    </style:style>
    <style:style style:name="T103" style:family="text">
      <style:text-properties style:font-name="Courier New" fo:font-weight="bold" style:font-weight-asian="bold" style:font-weight-complex="bold"/>
    </style:style>
    <style:style style:name="T104" style:family="text">
      <style:text-properties style:font-name="Courier New" fo:font-weight="bold" style:font-name-asian="Courier New" style:font-weight-asian="bold" style:font-name-complex="Courier New" style:font-weight-complex="bold"/>
    </style:style>
    <style:style style:name="T105" style:family="text">
      <style:text-properties style:font-name="Courier New" fo:font-weight="bold" style:font-size-asian="10pt" style:font-weight-asian="bold" style:font-size-complex="10pt" style:font-weight-complex="bold"/>
    </style:style>
    <style:style style:name="T106"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7" style:family="text">
      <style:text-properties style:font-name="Courier New" fo:font-size="10pt" fo:font-style="normal" fo:font-weight="bold" style:font-size-asian="10pt" style:font-weight-asian="bold" style:font-size-complex="10pt" style:font-weight-complex="bold"/>
    </style:style>
    <style:style style:name="T108"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9" style:family="text">
      <style:text-properties style:font-name="Courier New" fo:font-size="10pt" fo:font-weight="bold" style:font-size-asian="10pt" style:font-weight-asian="bold" style:font-size-complex="10pt" style:font-weight-complex="bold"/>
    </style:style>
    <style:style style:name="T110"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11" style:family="text">
      <style:text-properties style:font-name="Courier New" fo:font-style="normal" fo:font-weight="bold" style:font-style-asian="normal" style:font-weight-asian="bold" style:font-style-complex="normal" style:font-weight-complex="bold"/>
    </style:style>
    <style:style style:name="T112"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3" style:family="text">
      <style:text-properties style:font-name="Courier New" fo:font-style="normal" style:font-style-asian="normal" style:font-style-complex="normal"/>
    </style:style>
    <style:style style:name="T114" style:family="text">
      <style:text-properties fo:color="#5c8526" style:font-name="Arial2" fo:font-weight="normal" style:font-size-asian="10pt" style:font-weight-asian="normal" style:font-size-complex="10pt" style:font-weight-complex="normal"/>
    </style:style>
    <style:style style:name="T115"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8" style:family="text">
      <style:text-properties fo:font-variant="normal" fo:text-transform="none"/>
    </style:style>
    <style:style style:name="T119" style:family="text">
      <style:text-properties fo:font-variant="normal" fo:text-transform="none" style:font-name="Arial2" fo:font-size="10pt" fo:font-weight="normal" style:font-size-asian="10pt" style:font-weight-asian="normal" style:font-size-complex="10pt" style:font-weight-complex="normal"/>
    </style:style>
    <style:style style:name="T120"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fo:color="#000000"/>
    </style:style>
    <style:style style:name="T122" style:family="text">
      <style:text-properties fo:color="#000000" style:font-name-complex="Arial2"/>
    </style:style>
    <style:style style:name="T123" style:family="text">
      <style:text-properties fo:color="#000000" style:font-name="Arial2" fo:font-size="10pt" style:font-size-asian="10pt" style:font-name-complex="Arial2" style:font-size-complex="10pt"/>
    </style:style>
    <style:style style:name="T124" style:family="text">
      <style:text-properties fo:color="#000000" style:font-name="Arial2" fo:font-size="10pt" fo:font-weight="bold" style:font-size-asian="10pt" style:font-weight-asian="bold" style:font-name-complex="Arial2" style:font-size-complex="10pt" style:font-weight-complex="bold"/>
    </style:style>
    <style:style style:name="T125"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6" style:family="text">
      <style:text-properties fo:color="#000000" style:font-name="Arial2" fo:font-size="10pt" style:text-underline-style="none" style:font-size-asian="10pt" style:font-name-complex="Arial2" style:font-size-complex="10pt"/>
    </style:style>
    <style:style style:name="T127" style:family="text">
      <style:text-properties fo:color="#000000" style:font-name="Arial2" style:font-size-asian="10pt" style:font-name-complex="Arial2" style:font-size-complex="10pt"/>
    </style:style>
    <style:style style:name="T128" style:family="text">
      <style:text-properties fo:color="#000000" style:font-name="Arial2" fo:font-size="8pt" style:font-size-asian="8pt" style:font-name-complex="Arial2" style:font-size-complex="8pt"/>
    </style:style>
    <style:style style:name="T12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0" style:family="text">
      <style:text-properties fo:color="#008000"/>
    </style:style>
    <style:style style:name="T131" style:family="text">
      <style:text-properties fo:color="#008000" style:font-name-complex="Arial2"/>
    </style:style>
    <style:style style:name="T132" style:family="text">
      <style:text-properties fo:color="#008000" style:font-name="Arial2" fo:font-size="10pt" style:font-size-asian="10pt" style:font-name-complex="Arial2" style:font-size-complex="10pt"/>
    </style:style>
    <style:style style:name="T133" style:family="text">
      <style:text-properties fo:color="#008000" style:font-name="Arial2" fo:font-size="10pt" fo:font-weight="normal" style:font-size-asian="10pt" style:font-weight-asian="normal" style:font-name-complex="Arial2" style:font-size-complex="10pt" style:font-weight-complex="normal"/>
    </style:style>
    <style:style style:name="T134"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5" style:family="text">
      <style:text-properties fo:color="#008000" style:font-name="Arial2" style:font-size-asian="10pt" style:font-name-complex="Arial2" style:font-size-complex="10pt"/>
    </style:style>
    <style:style style:name="T136"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7" style:family="text">
      <style:text-properties fo:color="#008000" style:font-name="Arial2" fo:font-weight="normal" style:font-size-asian="10pt" style:font-weight-asian="normal" style:font-name-complex="Arial2" style:font-size-complex="10pt" style:font-weight-complex="normal"/>
    </style:style>
    <style:style style:name="T138" style:family="text">
      <style:text-properties fo:color="#008000" style:font-name-asian="Monospace" style:font-name-complex="Arial2"/>
    </style:style>
    <style:style style:name="T139"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0" style:family="text">
      <style:text-properties style:font-name="Verdana" fo:font-size="10pt" style:font-size-asian="12.0500001907349pt" style:font-size-complex="13.8000001907349pt"/>
    </style:style>
    <style:style style:name="T141" style:family="text">
      <style:text-properties style:font-name="Arial" style:font-name-asian="Arial" style:font-name-complex="Arial"/>
    </style:style>
    <style:style style:name="T142" style:family="text">
      <style:text-properties style:font-name="Arial" style:font-name-asian="DejaVu Sans" style:font-name-complex="DejaVu Sans"/>
    </style:style>
    <style:style style:name="T143" style:family="text">
      <style:text-properties style:font-name="Arial" fo:font-weight="bold" style:font-weight-asian="bold" style:font-weight-complex="bold"/>
    </style:style>
    <style:style style:name="T144" style:family="text">
      <style:text-properties style:font-name="Arial" fo:font-size="10pt" style:font-size-asian="10.5pt"/>
    </style:style>
    <style:style style:name="T145" style:family="text">
      <style:text-properties style:font-name="Arial" fo:font-size="10pt" fo:font-style="normal" fo:font-weight="normal" style:font-size-asian="10.5pt" style:font-weight-asian="normal" style:font-size-complex="10pt" style:font-weight-complex="normal"/>
    </style:style>
    <style:style style:name="T146" style:family="text">
      <style:text-properties style:font-name="Arial" fo:font-style="italic" style:font-name-asian="DejaVu Sans" style:font-style-asian="italic" style:font-name-complex="DejaVu Sans" style:font-style-complex="italic"/>
    </style:style>
    <style:style style:name="T147" style:family="text">
      <style:text-properties fo:color="#808080" style:font-name="Arial2" fo:font-size="10pt" fo:font-weight="normal" style:font-size-asian="10pt" style:font-weight-asian="normal" style:font-name-complex="Arial2" style:font-size-complex="10pt" style:font-weight-complex="normal"/>
    </style:style>
    <style:style style:name="T148" style:family="text">
      <style:text-properties style:font-name-asian="Monospace" style:font-name-complex="Monospace"/>
    </style:style>
    <style:style style:name="T149" style:family="text">
      <style:text-properties fo:font-size="8pt" style:font-size-asian="8pt" style:font-size-complex="8pt"/>
    </style:style>
    <style:style style:name="T150" style:family="text">
      <style:text-properties fo:font-size="7pt" style:font-size-asian="7pt" style:font-size-complex="7pt"/>
    </style:style>
    <style:style style:name="T151" style:family="text">
      <style:text-properties style:font-name="Arial3" fo:font-style="italic" style:font-name-asian="Arial3" style:font-style-asian="italic" style:font-name-complex="Arial3" style:font-style-complex="italic"/>
    </style:style>
    <style:style style:name="T152" style:family="text"/>
    <style:style style:name="T153" style:family="text">
      <style:text-properties style:font-name="Electron" fo:font-size="28pt" fo:letter-spacing="0.0157in" fo:font-weight="normal" style:letter-kerning="false" style:font-size-asian="28pt" style:font-weight-asian="normal" style:font-size-complex="28pt" style:font-weight-complex="normal"/>
    </style:style>
    <style:style style:name="T154" style:family="text">
      <style:text-properties style:font-name="Arial2" fo:font-size="10pt" fo:font-style="italic" style:font-name-complex="Arial2" style:font-size-complex="10pt" style:font-style-complex="italic"/>
    </style:style>
    <style:style style:name="T155" style:family="text">
      <style:text-properties style:font-name="Arial2" fo:font-size="10pt" style:font-name-complex="Arial2"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color="#000000" draw:fill="solid" draw:fill-color="#ffffff" fo:min-height="0.2335in" fo:padding-top="0.0783in" fo:padding-bottom="0.0783in" fo:padding-left="0.1575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draw:rect text:anchor-type="paragraph" draw:z-index="1" draw:style-name="gr1" draw:text-style-name="P166" svg:width="1.5213in" svg:height="0.4343in" draw:transform="rotate (-0.523598775599386) translate (6.46736111111111in -0.102083333333333in)" draw:corner-radius="0.0783in"><text:p text:style-name="P165"><text:span text:style-name="T153">DRAFT</text:span></text:p></draw:rect><draw:rect text:anchor-type="paragraph" draw:z-index="5" draw:style-name="gr3" draw:text-style-name="P165" svg:width="8.4969in" svg:height="11.0248in" svg:x="-0.361in" svg:y="-0.4382in"><text:p/></draw:rect></text:p>
      <text:p text:style-name="Contents_20_Heading"/>
      <text:p text:style-name="Contents_20_Heading"/>
      <text:p text:style-name="Contents_20_Heading"/>
      <text:p text:style-name="Contents_20_Heading"/>
      <text:p text:style-name="Contents_20_Heading"/>
      <text:p text:style-name="Contents_20_Heading"/>
      <text:p text:style-name="P33">SKS (Secure Key Store)</text:p>
      <text:p text:style-name="P33">API and Architecture</text:p>
      <text:p text:style-name="P33"/>
      <text:p text:style-name="P33"/>
      <text:p text:style-name="P33"/>
      <text:p text:style-name="P33"/>
      <text:p text:style-name="P33"/>
      <text:p text:style-name="P33"/>
      <text:p text:style-name="P33"/>
      <text:p text:style-name="P33"/>
      <text:p text:style-name="P33"/>
      <text:p text:style-name="P83"/>
      <text:p text:style-name="P83"/>
      <text:p text:style-name="P83"><draw:frame text:anchor-type="paragraph" draw:z-index="4" draw:style-name="gr2" draw:text-style-name="P167" svg:width="6.5878in" svg:height="0.4913in" svg:x="0.6161in" svg:y="0.1472in"><draw:text-box><text:p><text:span text:style-name="T154">Disclaimer</text:span><text:span text:style-name="T155">: This is a system in development. <text:s/>That is, the specification may change without notice.</text:span></text:p><text:p><text:span text:style-name="T155">However, it should still give you a good insight in the “Cloud” Token concept. <text:s/></text:span><text:span text:style-name="T154">Feedback is encouraged!</text:span></text:p></draw:text-box></draw:frame></text:p>
      <text:p text:style-name="P83"/>
      <text:p text:style-name="P83"/>
      <text:p text:style-name="P34"/>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04">Table of Contents</text:p>
          </text:index-title>
          <text:p text:style-name="P136"><text:a xlink:type="simple" xlink:href="#__RefHeading__15221_972012461" text:style-name="Internet_20_link" text:visited-style-name="Internet_20_link">Introduction<text:tab/>4</text:a></text:p>
          <text:p text:style-name="P136"><text:a xlink:type="simple" xlink:href="#__RefHeading__15223_972012461" text:style-name="Internet_20_link" text:visited-style-name="Internet_20_link">Architecture<text:tab/>4</text:a></text:p>
          <text:p text:style-name="P136"><text:a xlink:type="simple" xlink:href="#__RefHeading__15225_972012461" text:style-name="Internet_20_link" text:visited-style-name="Internet_20_link">Provisioning API<text:tab/>4</text:a></text:p>
          <text:p text:style-name="P137"><text:a xlink:type="simple" xlink:href="#__RefHeading__15227_972012461" text:style-name="Internet_20_link" text:visited-style-name="Internet_20_link">Backward Compatibility<text:tab/>5</text:a></text:p>
          <text:p text:style-name="P136"><text:a xlink:type="simple" xlink:href="#__RefHeading__15229_972012461" text:style-name="Internet_20_link" text:visited-style-name="Internet_20_link">User API<text:tab/>5</text:a></text:p>
          <text:p text:style-name="P136"><text:a xlink:type="simple" xlink:href="#__RefHeading__15231_972012461" text:style-name="Internet_20_link" text:visited-style-name="Internet_20_link">Security Model<text:tab/>5</text:a></text:p>
          <text:p text:style-name="P136"><text:a xlink:type="simple" xlink:href="#__RefHeading__15233_972012461" text:style-name="Internet_20_link" text:visited-style-name="Internet_20_link">Transaction Based Operation<text:tab/>6</text:a></text:p>
          <text:p text:style-name="P136"><text:a xlink:type="simple" xlink:href="#__RefHeading__32884_823033893" text:style-name="Internet_20_link" text:visited-style-name="Internet_20_link">Privacy Enabled Provisioning<text:tab/>6</text:a></text:p>
          <text:p text:style-name="P136"><text:a xlink:type="simple" xlink:href="#__RefHeading__16753_976989119" text:style-name="Internet_20_link" text:visited-style-name="Internet_20_link">Device ID<text:tab/>6</text:a></text:p>
          <text:p text:style-name="P136"><text:a xlink:type="simple" xlink:href="#__RefHeading__15235_972012461" text:style-name="Internet_20_link" text:visited-style-name="Internet_20_link">Objects<text:tab/>7</text:a></text:p>
          <text:p text:style-name="P137"><text:a xlink:type="simple" xlink:href="#__RefHeading__15237_972012461" text:style-name="Internet_20_link" text:visited-style-name="Internet_20_link">Key Entries<text:tab/>7</text:a></text:p>
          <text:p text:style-name="P137"><text:a xlink:type="simple" xlink:href="#__RefHeading__15239_972012461" text:style-name="Internet_20_link" text:visited-style-name="Internet_20_link">Key Protection Objects<text:tab/>8</text:a></text:p>
          <text:p text:style-name="P137"><text:a xlink:type="simple" xlink:href="#__RefHeading__15241_972012461" text:style-name="Internet_20_link" text:visited-style-name="Internet_20_link">Provisioning Objects<text:tab/>8</text:a></text:p>
          <text:p text:style-name="P136"><text:a xlink:type="simple" xlink:href="#__RefHeading__15243_972012461" text:style-name="Internet_20_link" text:visited-style-name="Internet_20_link">Algorithm Support<text:tab/>9</text:a></text:p>
          <text:p text:style-name="P136"><text:a xlink:type="simple" xlink:href="#__RefHeading__15245_972012461" text:style-name="Internet_20_link" text:visited-style-name="Internet_20_link">Key Protection Attributes<text:tab/>10</text:a></text:p>
          <text:p text:style-name="P137"><text:a xlink:type="simple" xlink:href="#__RefHeading__15247_972012461" text:style-name="Internet_20_link" text:visited-style-name="Internet_20_link">Key Export<text:tab/>10</text:a></text:p>
          <text:p text:style-name="P137"><text:a xlink:type="simple" xlink:href="#__RefHeading__15249_972012461" text:style-name="Internet_20_link" text:visited-style-name="Internet_20_link">Key Delete<text:tab/>10</text:a></text:p>
          <text:p text:style-name="P137"><text:a xlink:type="simple" xlink:href="#__RefHeading__15251_972012461" text:style-name="Internet_20_link" text:visited-style-name="Internet_20_link">PIN Input Methods<text:tab/>11</text:a></text:p>
          <text:p text:style-name="P137"><text:a xlink:type="simple" xlink:href="#__RefHeading__15253_972012461" text:style-name="Internet_20_link" text:visited-style-name="Internet_20_link">PIN Patterns<text:tab/>11</text:a></text:p>
          <text:p text:style-name="P137"><text:a xlink:type="simple" xlink:href="#__RefHeading__15255_972012461" text:style-name="Internet_20_link" text:visited-style-name="Internet_20_link">PIN and PUK Formats<text:tab/>11</text:a></text:p>
          <text:p text:style-name="P137"><text:a xlink:type="simple" xlink:href="#__RefHeading__15257_972012461" text:style-name="Internet_20_link" text:visited-style-name="Internet_20_link">PIN Grouping<text:tab/>12</text:a></text:p>
          <text:p text:style-name="P137"><text:a xlink:type="simple" xlink:href="#__RefHeading__15259_972012461" text:style-name="Internet_20_link" text:visited-style-name="Internet_20_link">Key Application Usage<text:tab/>12</text:a></text:p>
          <text:p text:style-name="P137"><text:a xlink:type="simple" xlink:href="#__RefHeading__15261_972012461" text:style-name="Internet_20_link" text:visited-style-name="Internet_20_link">Biometric Protection<text:tab/>13</text:a></text:p>
          <text:p text:style-name="P136"><text:a xlink:type="simple" xlink:href="#__RefHeading__15263_972012461" text:style-name="Internet_20_link" text:visited-style-name="Internet_20_link">Data Types<text:tab/>14</text:a></text:p>
          <text:p text:style-name="P136"><text:a xlink:type="simple" xlink:href="#__RefHeading__15265_972012461" text:style-name="Internet_20_link" text:visited-style-name="Internet_20_link">Method List<text:tab/>15</text:a></text:p>
          <text:p text:style-name="P136"><text:a xlink:type="simple" xlink:href="#__RefHeading__15267_972012461" text:style-name="Internet_20_link" text:visited-style-name="Internet_20_link">Return Values<text:tab/>15</text:a></text:p>
          <text:p text:style-name="P136"><text:a xlink:type="simple" xlink:href="#__RefHeading__15269_972012461" text:style-name="Internet_20_link" text:visited-style-name="Internet_20_link">Error Codes<text:tab/>15</text:a></text:p>
          <text:p text:style-name="P137"><text:a xlink:type="simple" xlink:href="#__RefHeading__15271_972012461" text:style-name="Internet_20_link" text:visited-style-name="Internet_20_link">getDeviceInfo (1)<text:tab/>16</text:a></text:p>
          <text:p text:style-name="P137"><text:a xlink:type="simple" xlink:href="#__RefHeading__15273_972012461" text:style-name="Internet_20_link" text:visited-style-name="Internet_20_link">createProvisioningSession (2)<text:tab/>17</text:a></text:p>
          <text:p text:style-name="P137"><text:a xlink:type="simple" xlink:href="#__RefHeading__15275_972012461" text:style-name="Internet_20_link" text:visited-style-name="Internet_20_link">closeProvisioningSession (3)<text:tab/>23</text:a></text:p>
          <text:p text:style-name="P137"><text:a xlink:type="simple" xlink:href="#__RefHeading__15277_972012461" text:style-name="Internet_20_link" text:visited-style-name="Internet_20_link">enumerateProvisioningSessions (4)<text:tab/>24</text:a></text:p>
          <text:p text:style-name="P137"><text:a xlink:type="simple" xlink:href="#__RefHeading__15279_972012461" text:style-name="Internet_20_link" text:visited-style-name="Internet_20_link">abortProvisioningSession (5)<text:tab/>25</text:a></text:p>
          <text:p text:style-name="P137"><text:a xlink:type="simple" xlink:href="#__RefHeading__15281_972012461" text:style-name="Internet_20_link" text:visited-style-name="Internet_20_link">signProvisioningSessionData (6)<text:tab/>26</text:a></text:p>
          <text:p text:style-name="P137"><text:a xlink:type="simple" xlink:href="#__RefHeading__15283_972012461" text:style-name="Internet_20_link" text:visited-style-name="Internet_20_link">createPUKPolicy (7)<text:tab/>27</text:a></text:p>
          <text:p text:style-name="P137"><text:a xlink:type="simple" xlink:href="#__RefHeading__15285_972012461" text:style-name="Internet_20_link" text:visited-style-name="Internet_20_link">createPINPolicy (8)<text:tab/>28</text:a></text:p>
          <text:p text:style-name="P137"><text:a xlink:type="simple" xlink:href="#__RefHeading__15287_972012461" text:style-name="Internet_20_link" text:visited-style-name="Internet_20_link">createKeyEntry (9)<text:tab/>29</text:a></text:p>
          <text:p text:style-name="P137"><text:a xlink:type="simple" xlink:href="#__RefHeading__15289_972012461" text:style-name="Internet_20_link" text:visited-style-name="Internet_20_link">getKeyHandle (10)<text:tab/>33</text:a></text:p>
          <text:p text:style-name="P137"><text:a xlink:type="simple" xlink:href="#__RefHeading__15291_972012461" text:style-name="Internet_20_link" text:visited-style-name="Internet_20_link">setCertificatePath (11)<text:tab/>34</text:a></text:p>
          <text:p text:style-name="P137"><text:a xlink:type="simple" xlink:href="#__RefHeading__15293_972012461" text:style-name="Internet_20_link" text:visited-style-name="Internet_20_link">setSymmetricKey (12)<text:tab/>36</text:a></text:p>
          <text:p text:style-name="P137"><text:a xlink:type="simple" xlink:href="#__RefHeading__15295_972012461" text:style-name="Internet_20_link" text:visited-style-name="Internet_20_link">addExtension (13)<text:tab/>38</text:a></text:p>
          <text:p text:style-name="P137"><text:a xlink:type="simple" xlink:href="#__RefHeading__15297_972012461" text:style-name="Internet_20_link" text:visited-style-name="Internet_20_link">restorePrivateKey (14)<text:tab/>41</text:a></text:p>
          <text:p text:style-name="P137"><text:a xlink:type="simple" xlink:href="#__RefHeading__15299_972012461" text:style-name="Internet_20_link" text:visited-style-name="Internet_20_link">pp_deleteKey (50)<text:tab/>42</text:a></text:p>
          <text:p text:style-name="P137"><text:a xlink:type="simple" xlink:href="#__RefHeading__15301_972012461" text:style-name="Internet_20_link" text:visited-style-name="Internet_20_link">pp_unlockKey (51)<text:tab/>44</text:a></text:p>
          <text:p text:style-name="P137"><text:a xlink:type="simple" xlink:href="#__RefHeading__15303_972012461" text:style-name="Internet_20_link" text:visited-style-name="Internet_20_link">pp_updateKey (52)<text:tab/>45</text:a></text:p>
          <text:p text:style-name="P137"><text:a xlink:type="simple" xlink:href="#__RefHeading__15305_972012461" text:style-name="Internet_20_link" text:visited-style-name="Internet_20_link">pp_cloneKeyProtection (53)<text:tab/>46</text:a></text:p>
          <text:p text:style-name="P137"><text:a xlink:type="simple" xlink:href="#__RefHeading__15307_972012461" text:style-name="Internet_20_link" text:visited-style-name="Internet_20_link">enumerateKeys (70)<text:tab/>47</text:a></text:p>
          <text:p text:style-name="P137"><text:soft-page-break/><text:a xlink:type="simple" xlink:href="#__RefHeading__15309_972012461" text:style-name="Internet_20_link" text:visited-style-name="Internet_20_link">getKeyAttributes (71)<text:tab/>48</text:a></text:p>
          <text:p text:style-name="P137"><text:a xlink:type="simple" xlink:href="#__RefHeading__15311_972012461" text:style-name="Internet_20_link" text:visited-style-name="Internet_20_link">getKeyProtectionInfo (72)<text:tab/>49</text:a></text:p>
          <text:p text:style-name="P137"><text:a xlink:type="simple" xlink:href="#__RefHeading__15313_972012461" text:style-name="Internet_20_link" text:visited-style-name="Internet_20_link">getExtension (73)<text:tab/>51</text:a></text:p>
          <text:p text:style-name="P137"><text:a xlink:type="simple" xlink:href="#__RefHeading__15315_972012461" text:style-name="Internet_20_link" text:visited-style-name="Internet_20_link">setProperty (74)<text:tab/>52</text:a></text:p>
          <text:p text:style-name="P137"><text:a xlink:type="simple" xlink:href="#__RefHeading__15317_972012461" text:style-name="Internet_20_link" text:visited-style-name="Internet_20_link">deleteKey (80)<text:tab/>53</text:a></text:p>
          <text:p text:style-name="P137"><text:a xlink:type="simple" xlink:href="#__RefHeading__15319_972012461" text:style-name="Internet_20_link" text:visited-style-name="Internet_20_link">exportKey (81)<text:tab/>54</text:a></text:p>
          <text:p text:style-name="P137"><text:a xlink:type="simple" xlink:href="#__RefHeading__15321_972012461" text:style-name="Internet_20_link" text:visited-style-name="Internet_20_link">unlockKey (82)<text:tab/>55</text:a></text:p>
          <text:p text:style-name="P137"><text:a xlink:type="simple" xlink:href="#__RefHeading__15323_972012461" text:style-name="Internet_20_link" text:visited-style-name="Internet_20_link">changePIN (83)<text:tab/>56</text:a></text:p>
          <text:p text:style-name="P137"><text:a xlink:type="simple" xlink:href="#__RefHeading__15325_972012461" text:style-name="Internet_20_link" text:visited-style-name="Internet_20_link">setPIN (84)<text:tab/>57</text:a></text:p>
          <text:p text:style-name="P137"><text:a xlink:type="simple" xlink:href="#__RefHeading__15327_972012461" text:style-name="Internet_20_link" text:visited-style-name="Internet_20_link">signHashedData (100)<text:tab/>58</text:a></text:p>
          <text:p text:style-name="P137"><text:a xlink:type="simple" xlink:href="#__RefHeading__15329_972012461" text:style-name="Internet_20_link" text:visited-style-name="Internet_20_link">asymmetricKeyDecrypt (101)<text:tab/>59</text:a></text:p>
          <text:p text:style-name="P137"><text:a xlink:type="simple" xlink:href="#__RefHeading__15331_972012461" text:style-name="Internet_20_link" text:visited-style-name="Internet_20_link">keyAgreement (102)<text:tab/>60</text:a></text:p>
          <text:p text:style-name="P137"><text:a xlink:type="simple" xlink:href="#__RefHeading__15333_972012461" text:style-name="Internet_20_link" text:visited-style-name="Internet_20_link">performHMAC (103)<text:tab/>61</text:a></text:p>
          <text:p text:style-name="P137"><text:a xlink:type="simple" xlink:href="#__RefHeading__15335_972012461" text:style-name="Internet_20_link" text:visited-style-name="Internet_20_link">symmetricKeyEncrypt (104)<text:tab/>62</text:a></text:p>
          <text:p text:style-name="P136"><text:a xlink:type="simple" xlink:href="#__RefHeading__15337_972012461" text:style-name="Internet_20_link" text:visited-style-name="Internet_20_link">Session Security Mechanisms<text:tab/>63</text:a></text:p>
          <text:p text:style-name="P137"><text:a xlink:type="simple" xlink:href="#__RefHeading__15339_972012461" text:style-name="Internet_20_link" text:visited-style-name="Internet_20_link">Encrypted Data<text:tab/>63</text:a></text:p>
          <text:p text:style-name="P137"><text:a xlink:type="simple" xlink:href="#__RefHeading__15341_972012461" text:style-name="Internet_20_link" text:visited-style-name="Internet_20_link">MAC Operations<text:tab/>63</text:a></text:p>
          <text:p text:style-name="P137"><text:a xlink:type="simple" xlink:href="#__RefHeading__15343_972012461" text:style-name="Internet_20_link" text:visited-style-name="Internet_20_link">Attestations<text:tab/>63</text:a></text:p>
          <text:p text:style-name="P137"><text:a xlink:type="simple" xlink:href="#__RefHeading__15345_972012461" text:style-name="Internet_20_link" text:visited-style-name="Internet_20_link">Target Key Reference<text:tab/>63</text:a></text:p>
          <text:p text:style-name="P136"><text:a xlink:type="simple" xlink:href="#__RefHeading__15347_972012461" text:style-name="Internet_20_link" text:visited-style-name="Internet_20_link">Sample Session<text:tab/>64</text:a></text:p>
          <text:p text:style-name="P136"><text:a xlink:type="simple" xlink:href="#__RefHeading__15349_972012461" text:style-name="Internet_20_link" text:visited-style-name="Internet_20_link">Reference Implementation<text:tab/>64</text:a></text:p>
          <text:p text:style-name="P136"><text:a xlink:type="simple" xlink:href="#__RefHeading__15351_972012461" text:style-name="Internet_20_link" text:visited-style-name="Internet_20_link">Remote Key Lookup<text:tab/>65</text:a></text:p>
          <text:p text:style-name="P136"><text:a xlink:type="simple" xlink:href="#__RefHeading__15353_972012461" text:style-name="Internet_20_link" text:visited-style-name="Internet_20_link">Security Considerations<text:tab/>66</text:a></text:p>
          <text:p text:style-name="P136"><text:a xlink:type="simple" xlink:href="#__RefHeading__15355_972012461" text:style-name="Internet_20_link" text:visited-style-name="Internet_20_link">Intellectual Property Rights<text:tab/>66</text:a></text:p>
          <text:p text:style-name="P136"><text:a xlink:type="simple" xlink:href="#__RefHeading__15357_972012461" text:style-name="Internet_20_link" text:visited-style-name="Internet_20_link">References<text:tab/>67</text:a></text:p>
          <text:p text:style-name="P136"><text:a xlink:type="simple" xlink:href="#__RefHeading__15359_972012461" text:style-name="Internet_20_link" text:visited-style-name="Internet_20_link">Acknowledgments<text:tab/>69</text:a></text:p>
          <text:p text:style-name="P136"><text:a xlink:type="simple" xlink:href="#__RefHeading__15361_972012461" text:style-name="Internet_20_link" text:visited-style-name="Internet_20_link">Author<text:tab/>69</text:a></text:p>
          <text:p text:style-name="P136"><text:a xlink:type="simple" xlink:href="#__RefHeading__15363_972012461" text:style-name="Internet_20_link" text:visited-style-name="Internet_20_link">To Do List<text:tab/>69</text:a></text:p>
        </text:index-body>
      </text:table-of-content>
      <text:h text:style-name="Heading_20_1" text:outline-level="1"/>
      <text:h text:style-name="P144"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1" draw:name="Object2" text:anchor-type="paragraph" svg:x="0.9835in" svg:y="0.0319in" svg:width="5.9327in" svg:height="1.8in" draw:z-index="0"><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1">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1" text:outline-level="1"><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2"> <text:s/>These items are </text:span><text:span text:style-name="T2">tightly matched</text:span> to form the foundation for <text:span text:style-name="T2">secure</text:span> and <text:span text:style-name="T2">interoperable</text:span> ecosystems for provisioning and managing cryptographic keys.</text:p>
      <text:p text:style-name="Text_20_body">One of the core features of the SKS Provisioning API is enabling independent issuers to securely <text:span text:style-name="T2">share</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40" text:outline-level="2"><text:bookmark text:name="__RefHeading__15227_972012461"/>Backward Compatibility<text:bookmark-end text:name="__RefHeading__15227_972012461"/></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2">“On the Internet anybody can be an operator of something”<text:line-break/></text:p>
      <text:p text:style-name="P42">Note: unlike 7816-compatible smart cards, an SKS exposes no visible file system, only objects.</text:p>
      <text:p text:style-name="P35"><text:span text:style-name="T92">Although the lack of compatibility with the current state-of-the-art (“nothing”), may be regarded as a major short-coming, the good news is that SKS by separating key provisioning from actual usage, </text:span><text:span text:style-name="T2">does neither require applications nor cryptographic APIs to be rewritten</text:span><text:span text:style-name="T92">. <text:s/>See next section. <text:s/><text:line-break/></text:span></text:p>
      <text:h text:style-name="Heading_20_1" text:outline-level="1"><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1">recommended</text:span>, particularly for SKSes that are featured in “connected” containers such as smart cards since smart card middleware has proved to be a major stumbling block for wide-spread adoption of PKI cards for consumers. </text:p>
      <text:p text:style-name="P35">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5">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5">If another User API is used the only requirement is that the key objects created by the provisioning API, are compatible with the former.</text:p>
      <text:p text:style-name="P35"/>
      <text:h text:style-name="Heading_20_1" text:outline-level="1"><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 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 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2">Many smart card schemes depend on roles like SO (Security Officer) which squarely matches scenarios where users are associated with a </text:span><text:span text:style-name="T2">multitude of independent service providers</text:span><text:span text:style-name="T92">. <text:s/>By building on an E2ES (End To End Security) model, the </text:span><text:span text:style-name="T2">technical</text:span><text:span text:style-name="T92"> part of the SO role, exclusively becomes an affair between the SKS and the </text:span><text:span text:style-name="T2">remote</text:span><text:span text:style-name="T92"> issuers, </text:span><text:span text:style-name="T2">where each issuer is confined to their own virtual cards and SO policies</text:span><text:span text:style-name="T92">.</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h text:style-name="P144" text:outline-level="1"><text:bookmark text:name="__RefHeading__15233_972012461"/><text:reference-mark-start text:name="atomic.op"/>Transaction Based Operation<text:bookmark-end text:name="__RefHeading__15233_972012461"/><text:reference-mark-end text:name="atomic.op"/></text:h>
      <text:p text:style-name="P66">An important characteristic for maintaining integrity and robustness is that provisioning and management operations either succeed or leave the system intact. <text:s/>This is in SKS accomplished by <text:span text:style-name="T2">deferring</text:span> the actual execution of container-modifying operations until the terminating <text:span text:style-name="CrossRef"><text:reference-ref text:reference-format="text" text:ref-name="closeProvisioningSession">closeProvisioningSession</text:reference-ref></text:span> call.</text:p>
      <text:p text:style-name="P66"><text:span text:style-name="T2">Ideally</text:span> an SKS container <text:span text:style-name="T51">should</text:span> be able dealing with power-failures regardless when they occur.</text:p>
      <text:p text:style-name="Text_20_body"/>
      <text:h text:style-name="Heading_20_1" text:outline-level="1"><text:bookmark text:name="__RefHeading__32884_823033893"/><text:reference-mark-start text:name="pep"/>Privacy Enabled Provisioning<text:bookmark-end text:name="__RefHeading__32884_823033893"/><text:reference-mark-end text:name="pep"/></text:h>
      <text:p text:style-name="P66">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6">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6">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6">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6">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6">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66">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66"/>
      <text:h text:style-name="Heading_20_1" text:outline-level="1"><text:bookmark text:name="__RefHeading__16753_976989119"/><text:reference-mark-start text:name="device.id"/>Device ID<text:bookmark-end text:name="__RefHeading__16753_976989119"/><text:reference-mark-end text:name="device.id"/></text:h>
      <text:p text:style-name="P66">Since the exposed identity of the SKS container is dependent on the mode as described in the previous section, the affected provisioning methods refer to a “Device ID” which is the literal string <text:span text:style-name="T103">"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6"/>
      <text:p text:style-name="P66"/>
      <text:p text:style-name="P66"/>
      <text:h text:style-name="Heading_20_1" text:outline-level="1"/>
      <text:h text:style-name="P144" text:outline-level="1"><text:bookmark text:name="__RefHeading__15235_972012461"/>Objects<text:bookmark-end text:name="__RefHeading__15235_972012461"/></text:h>
      <text:p text:style-name="P35">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5">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5"/>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2" draw:name="Object3" text:anchor-type="paragraph" svg:x="0.7429in" svg:y="0.302in" svg:width="6.298in" svg:height="3.0846in" draw:z-index="2"><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1">Public Key</text:p>
          </table:table-cell>
          <table:table-cell table:style-name="Table110.B2" office:value-type="string">
            <text:p text:style-name="Table_20_Contents">Public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1">Private Key</text:p>
          </table:table-cell>
          <table:table-cell table:style-name="Table110.B2" office:value-type="string">
            <text:p text:style-name="Table_20_Contents">Private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1">Secret Key</text:p>
          </table:table-cell>
          <table:table-cell table:style-name="Table110.B2" office:value-type="string">
            <text:p text:style-name="Table_20_Contents"><text:span text:style-name="T2">Optional</text:span><text:span text:style-name="T92"> secret key defined by calling </text:span><text:span text:style-name="CrossRef"><text:span text:style-name="T92"><text:reference-ref text:reference-format="text" text:ref-name="setpiggybacked">setSymmetricKey</text:reference-ref></text:span></text:span></text:p>
          </table:table-cell>
        </table:table-row>
        <table:table-row table:style-name="Table110.2">
          <table:table-cell table:style-name="Table110.A2" office:value-type="string">
            <text:p text:style-name="P31">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Extension Objects</text:p>
          </table:table-cell>
          <table:table-cell table:style-name="Table110.B2" office:value-type="string">
            <text:p text:style-name="Table_20_Contents"><text:span text:style-name="T3">Optional</text:span><text:span text:style-name="T98"> extension objects defined by calling </text:span><text:span text:style-name="CrossRef"><text:span text:style-name="T92"><text:reference-ref text:reference-format="text" text:ref-name="addextensiondata">addExtension</text:reference-ref></text:span></text:span></text:p>
          </table:table-cell>
        </table:table-row>
        <table:table-row table:style-name="Table110.2">
          <table:table-cell table:style-name="Table110.A2" office:value-type="string">
            <text:p text:style-name="P32">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1">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0"/>
      <text:p text:style-name="Text_20_body"><text:span text:style-name="T92">Note that key management operations always involve an entire key entry; </text:span><text:span text:style-name="T2">individual elements cannot be managed</text:span><text:span text:style-name="T92">.</text:span></text:p>
      <text:h text:style-name="P140"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2"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6">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51">may</text:span> also support a device (<text:span text:style-name="T2">system-wide</text:span>) PIN and PUK. <text:s/>See <text:span text:style-name="CrossRef"><text:reference-ref text:reference-format="text" text:ref-name="getDeviceData">getDeviceInfo</text:reference-ref></text:span>. <text:s/><text:span text:style-name="T81">Management of device PINs and PUKs is out of scope for the SKS API</text:span><text:span text:style-name="T75">.</text:span></text:p>
      <text:p text:style-name="P58"/>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2" draw:name="Object4" text:anchor-type="paragraph" svg:x="2.4055in" svg:y="0.0591in" svg:width="2.6992in" svg:height="1.8602in" draw:z-index="3"><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1">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5"><text:span text:style-name="T92">If a </text:span><text:span text:style-name="CrossRef"><text:span text:style-name="T92"><text:reference-ref text:reference-format="text" text:ref-name="key.mgr.key">KeyManagementKey</text:reference-ref></text:span></text:span><text:span text:style-name="T92"> is deployed during provisioning object creation (establishing a </text:span><text:span text:style-name="CrossRef"><text:span text:style-name="T92"><text:reference-ref text:reference-format="text" text:ref-name="DSDP">VSD</text:reference-ref></text:span></text:span><text:span text:style-name="T92">), </text:span><text:span text:style-name="T2">post-provisioning operations</text:span><text:span text:style-name="T92"> can also be performed. <text:s/>See</text:span><text:span text:style-name="CrossRef"><text:span text:style-name="T22"> </text:span></text:span><text:span text:style-name="CrossRef"><text:span text:style-name="T92"><text:reference-ref text:reference-format="text" text:ref-name="pp.delkey">pp_deleteKey</text:reference-ref></text:span></text:span><text:span text:style-name="CrossRef"><text:span text:style-name="T22">, </text:span></text:span><text:span text:style-name="CrossRef"><text:span text:style-name="T92"><text:reference-ref text:reference-format="text" text:ref-name="pp.unlockkey">pp_unlockKey</text:reference-ref></text:span></text:span><text:span text:style-name="CrossRef"><text:span text:style-name="T22">, </text:span></text:span><text:span text:style-name="CrossRef"><text:span text:style-name="T92"><text:reference-ref text:reference-format="text" text:ref-name="pp.uodate">pp_updateKey</text:reference-ref></text:span></text:span><text:span text:style-name="CrossRef"><text:span text:style-name="T22">, and </text:span></text:span><text:span text:style-name="CrossRef"><text:span text:style-name="T92"><text:reference-ref text:reference-format="text" text:ref-name="pp_clonekeyprot">pp_cloneKeyProtection</text:reference-ref></text:span></text:span><text:span text:style-name="CrossRef"><text:span text:style-name="T22">.</text:span></text:span></text:p>
      <text:h text:style-name="P144"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1">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19">http://www.w3.org/2001/04/xmlenc#aes128-cbc</text:p>
          </table:table-cell>
          <table:table-cell table:style-name="Table34.B4" table:number-rows-spanned="3" table:number-columns-spanned="2" office:value-type="string">
            <text:p text:style-name="Standard"><text:span text:style-name="T66">See </text:span><text:span text:style-name="CrossRef"><text:span text:style-name="T67"><text:reference-ref text:reference-format="text" text:ref-name="xml.encrypt">XML Encryption</text:reference-ref></text:span></text:span>. <text:s/>Note that <text:span text:style-name="CrossRef"><text:reference-ref text:reference-format="text" text:ref-name="iv">IV</text:reference-ref></text:span> <text:span text:style-name="T52">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19">http://www.w3.org/2001/04/xmlenc#aes192-cbc</text:p>
          </table:table-cell>
          <table:covered-table-cell/>
          <table:covered-table-cell/>
        </table:table-row>
        <table:table-row table:style-name="Table34.2">
          <table:table-cell table:style-name="Table34.A4" office:value-type="string">
            <text:p text:style-name="P19">http://www.w3.org/2001/04/xmlenc#aes256-cbc</text:p>
          </table:table-cell>
          <table:covered-table-cell/>
          <table:covered-table-cell/>
        </table:table-row>
        <table:table-row table:style-name="Table34.2">
          <table:table-cell table:style-name="Table34.A4" office:value-type="string">
            <text:p text:style-name="P25">http://xmlns.webpki.org/keygen2/1.0#algorithm.aes.cbc.pkcs5</text:p>
          </table:table-cell>
          <table:table-cell table:style-name="Table34.B4" table:number-rows-spanned="2" table:number-columns-spanned="2" office:value-type="string">
            <text:p text:style-name="Standard"><text:span text:style-name="T56">See </text:span><text:span text:style-name="CrossRef"><text:span text:style-name="T56"><text:reference-ref text:reference-format="text" text:ref-name="fips.197">FIPS 197</text:reference-ref></text:span></text:span>. <text:s text:c="2"/><text:span text:style-name="T56">Support for 128, 192, and 256-bit keys</text:span></text:p>
          </table:table-cell>
          <table:covered-table-cell/>
        </table:table-row>
        <table:table-row table:style-name="Table34.2">
          <table:table-cell table:style-name="Table34.A4" office:value-type="string">
            <text:p text:style-name="P25">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19">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19">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6">See </text:span><text:span text:style-name="CrossRef"><text:span text:style-name="T140"><text:reference-ref text:reference-format="text" text:ref-name="xml.encrypt">XML Encryption</text:reference-ref></text:span></text:span></text:p>
          </table:table-cell>
          <table:table-cell table:style-name="Table34.B4" table:number-rows-spanned="2" office:value-type="string">
            <text:p text:style-name="P30">Decryption mode only</text:p>
          </table:table-cell>
        </table:table-row>
        <table:table-row table:style-name="Table34.2">
          <table:table-cell table:style-name="Table34.A4" office:value-type="string">
            <text:p text:style-name="P88">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19"/>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88">http://xmlns.webpki.org/keygen2/1.0#algorithm.ecdh</text:p>
          </table:table-cell>
          <table:table-cell table:style-name="Table34.B4" table:number-columns-spanned="2" office:value-type="string">
            <text:p text:style-name="P74">See <text:span text:style-name="CrossRef"><text:reference-ref text:reference-format="text" text:ref-name="sp800-56a">SP800-56A</text:reference-ref></text:span> <text:span text:style-name="T73">ECC CDH primitive (Section 5.7.1.2)</text:span></text:p>
          </table:table-cell>
          <table:covered-table-cell/>
        </table:table-row>
        <table:table-row table:style-name="Table34.2">
          <table:table-cell table:style-name="Table34.A17"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19">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19">http://www.w3.org/2001/04/xmldsig-more#rsa-sha256</text:p>
          </table:table-cell>
          <table:covered-table-cell/>
          <table:covered-table-cell/>
        </table:table-row>
        <table:table-row table:style-name="Table34.2">
          <table:table-cell table:style-name="Table34.A4" office:value-type="string">
            <text:p text:style-name="P19">http://www.w3.org/2001/04/xmldsig-more#ecdsa-sha256</text:p>
          </table:table-cell>
          <table:covered-table-cell/>
          <table:covered-table-cell/>
        </table:table-row>
        <table:table-row table:style-name="Table34.2">
          <table:table-cell table:style-name="Table34.A4" office:value-type="string">
            <text:p text:style-name="P88">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88">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5">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6"/>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88">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88">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5">http://xmlns.webpki.org/keygen2/1.0#algorithm.none</text:p>
          </table:table-cell>
          <table:table-cell table:style-name="Table96.B3" office:value-type="string">
            <text:p text:style-name="Table_20_Contents"><text:span text:style-name="T92">See </text:span><text:span text:style-name="CrossRef"><text:span text:style-name="T92"><text:reference-ref text:reference-format="text" text:ref-name="createKeyPair">createKeyEntry</text:reference-ref></text:span></text:span><text:span text:style-name="T92"> and </text:span><text:span text:style-name="CrossRef"><text:span text:style-name="T92"><text:reference-ref text:reference-format="text" text:ref-name="setpiggybacked">setSymmetricKey</text:reference-ref></text:span></text:span></text:p>
          </table:table-cell>
        </table:table-row>
      </table:table>
      <text:p text:style-name="P38"/>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1">must</text:span> include 1024 and 2048 bit keys.</text:p>
      <text:h text:style-name="P145"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2"><text:reference-ref text:reference-format="text" text:ref-name="key.mgr.key">KeyManagementKey</text:reference-ref></text:span></text:span>, <text:span text:style-name="CrossRef"><text:span text:style-name="T92"><text:reference-ref text:reference-format="text" text:ref-name="dev.pin.prot">DevicePINProtection</text:reference-ref></text:span></text:span>, and <text:span text:style-name="CrossRef"><text:span text:style-name="T92"><text:reference-ref text:reference-format="text" text:ref-name="enablepincaching">EnablePINCaching</text:reference-ref></text:span></text:span>.</text:p>
      <text:p text:style-name="Text_20_body">During provisioning of <text:span text:style-name="T2">user defined PINs</text:span>, the provisioning middleware <text:span text:style-name="T51">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1">must</text:span> return an error and abort the entire session if fed with incorrect data.</text:p>
      <text:p text:style-name="Text_20_body">In addition to protection policies, a key <text:span text:style-name="T52">may</text:span> also be constrained with respect to algorithm usage. <text:s/>See <text:span text:style-name="CrossRef"><text:span text:style-name="T92"><text:reference-ref text:reference-format="text" text:ref-name="endorsedalg">EndorsedAlgorithm</text:reference-ref></text:span></text:span><text:span text:style-name="CrossRef"><text:span text:style-name="T92">s</text:span></text:span>.</text:p>
      <text:p text:style-name="P57"/>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100">The following table illustrates the use of the </text:span><text:span text:style-name="CrossRef"><text:reference-ref text:reference-format="text" text:ref-name="exportpolicy">ExportProtection</text:reference-ref></text:span><text:span text:style-name="T100">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51">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7"/>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51">must not</text:span> be deleted</text:p>
          </table:table-cell>
        </table:table-row>
      </table:table>
      <text:p text:style-name="P38"/>
      <text:p text:style-name="P56">Also see <text:span text:style-name="CrossRef"><text:reference-ref text:reference-format="text" text:ref-name="deletekey">deleteKey</text:reference-ref></text:span>.</text:p>
      <text:p text:style-name="P56"/>
      <text:h text:style-name="Heading_20_2" text:outline-level="2"/>
      <text:h text:style-name="P140"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1">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51">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51">should</text:span> only be used through a trusted GUI that does the actual PIN request and API invocation</text:p>
          </table:table-cell>
        </table:table-row>
        <table:table-row table:style-name="Table23.2">
          <table:table-cell table:style-name="Table23.A2" office:value-type="string">
            <text:p text:style-name="P22">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38"/>
      <text:p text:style-name="P39">Note that this policy attribute requires that the middleware is “cooperative” to be enforced.</text:p>
      <text:p text:style-name="P39"/>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1">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93">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93">must</text:span> be <text:span text:style-name="T28">alphanumeric</text:span> or <text:span text:style-name="T28">string</text:span> and contain a mix of <text:span text:style-name="T2">letters</text:span> and <text:span text:style-name="T2">digits</text:span>. <text:s/>The <text:span text:style-name="T28">string</text:span> format also requires <text:span text:style-name="T2">lowercase</text:span> letters and <text:span text:style-name="T2">non-alphanumeric</text:span> characters.<text:line-break/><text:span text:style-name="T55">See </text:span><text:span text:style-name="CrossRef"><text:reference-ref text:reference-format="text" text:ref-name="pinpukformat">PIN and PUK Formats</text:reference-ref></text:span></text:p>
          </table:table-cell>
        </table:table-row>
      </table:table>
      <text:p text:style-name="P38"/>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6"> </text:span><text:span text:style-name="CrossRef"><text:reference-ref text:reference-format="text" text:ref-name="pinpukformat">PIN and PUK Formats</text:reference-ref></text:span>).</text:p>
      <text:p text:style-name="P38">For organizations having very strict or unusual requirements on PIN patterns, it is <text:span text:style-name="T51">recommended</text:span> letting the user define PINs during enrollment in a web application and then deploy issuer-set PIN codes during provisioning.</text:p>
      <text:p text:style-name="P38"/>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1">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38"/>
      <text:p text:style-name="P27">Note that format specifiers only deal with how PINs and PUKs are treated in GUIs; internally and in the SKS API, key protection data <text:span text:style-name="T93">must</text:span> always be handled as <text:span text:style-name="T2">decoded</text:span> strings of bytes. <text:s/>A conforming SKS <text:span text:style-name="T51">must</text:span> perform syntax validation during <text:span text:style-name="CrossRef"><text:reference-ref text:reference-format="text" text:ref-name="createKeyPair">createKeyEntry</text:reference-ref></text:span> on <text:span text:style-name="T28">numeric</text:span> and <text:span text:style-name="T28">alphanumeric</text:span> PIN data.<text:span text:style-name="T92"> <text:s/></text:span><text:span text:style-name="T82">Length of the clear-text binary value </text:span><text:span text:style-name="T85">must not</text:span><text:span text:style-name="T82"> exceed 128 bytes. <text:s/></text:span>See <text:span text:style-name="T28">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Heading_20_2" text:outline-level="2"/>
      <text:h text:style-name="P140"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3">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38"/>
      <text:p text:style-name="P35">Note that keys having a <text:span text:style-name="T28">shared</text:span> PIN groping attribute <text:span text:style-name="T51">must</text:span> be treated as having a single virtual PIN error counter, while <text:span text:style-name="T28">signature+standard</text:span> implies two separate error counters. <text:s/>“Synchronized” means that a PIN <text:span text:style-name="T2">value</text:span> or <text:span text:style-name="T2">status</text:span> change <text:span text:style-name="T51">must</text:span> propagate to all keys sharing the PIN.</text:p>
      <text:p text:style-name="P35"/>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2">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93">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93">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97">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38"/>
      <text:p text:style-name="P38">Enforcement of <text:span text:style-name="CrossRef"><text:reference-ref text:reference-format="text" text:ref-name="keyusage.attr">AppUsage</text:reference-ref></text:span> is up to each <text:span text:style-name="T2">application</text:span> to perform.</text:p>
      <text:p text:style-name="P38">Note that <text:span text:style-name="CrossRef"><text:reference-ref text:reference-format="text" text:ref-name="keyusage.attr">AppUsage</text:reference-ref></text:span> <text:span text:style-name="T94">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38">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0">However, an equally important target for </text:span><text:span text:style-name="CrossRef"><text:reference-ref text:reference-format="text" text:ref-name="keyusage.attr">AppUsage</text:reference-ref></text:span><text:span text:style-name="T100"> is that in conjunction with </text:span><text:span text:style-name="CrossRef"><text:span text:style-name="T102"><text:reference-ref text:reference-format="text" text:ref-name="pingrouping">PIN Grouping</text:reference-ref></text:span></text:span><text:span text:style-name="T100"> provide the means for aiding users in PIN input GUIs in the case an issuer requires separate PINs for different keys and applications.</text:span></text:p>
      <text:p text:style-name="Standard"><text:span text:style-name="T100">The following matrix shows the </text:span><text:span text:style-name="T52">recommended</text:span><text:span text:style-name="T100"> interpretation of PIN GUI “hints”:</text:span></text:p>
      <text:p text:style-name="P96"/>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40" text:outline-level="2"><text:bookmark text:name="__RefHeading__15261_972012461"/><text:reference-mark-start text:name="biometricoption"/><text:span text:style-name="CrossRef"><text:span text:style-name="T25">Biometric Protection</text:span></text:spa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38" text:outline-level="2"/>
      <text:p text:style-name="P54">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6">The biometric protection option is only intended to be applied to </text:span><text:span text:style-name="CrossRef"><text:span text:style-name="T140"><text:reference-ref text:reference-format="text" text:ref-name="user.api">User API</text:reference-ref></text:span></text:span><text:span text:style-name="T56"> methods like </text:span><text:span text:style-name="CrossRef"><text:span text:style-name="T140"><text:reference-ref text:reference-format="text" text:ref-name="signdata">signHashedData</text:reference-ref></text:span></text:span><text:span text:style-name="T56">.</text:span></text:p>
      <text:p text:style-name="P48"/>
      <text:p text:style-name="P46"/>
      <text:h text:style-name="Heading_20_1" text:outline-level="1"/>
      <text:h text:style-name="P144" text:outline-level="1"><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2">must</text:span> be stored in big-endian fashion whenever they are <text:span text:style-name="T2">serialized</text:span> like in MAC operations. <text:s/>Also s<text:span text:style-name="T100">ee </text:span><text:span text:style-name="CrossRef"><text:reference-ref text:reference-format="text" text:ref-name="method.list">Method List</text:reference-ref></text:span><text:span text:style-name="T100">.</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29">byte[<text:span text:style-name="T89">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89"> </text:span>] which <text:span text:style-name="T93">must</text:span> contain an 1-32 byte string according to the <text:span text:style-name="CrossRef"><text:reference-ref text:reference-format="text" text:ref-name="xml.schema">XML Schema</text:reference-ref></text:span> data type <text:span text:style-name="T2">NCName</text:span><text:span text:style-name="T92">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6">byte[</text:span><text:span text:style-name="T84"> </text:span><text:span text:style-name="T56">] array</text:span> which <text:span text:style-name="T52">must not</text:span> exceed 1000 bytes</text:p>
          </table:table-cell>
        </table:table-row>
      </table:table>
      <text:p text:style-name="Text_20_body"/>
      <text:p text:style-name="Text_20_body">If an array is followed by a number in brackets (byte[32]) it means that the array <text:span text:style-name="T51">must</text:span> be exactly of that length.</text:p>
      <text:p text:style-name="Text_20_body">Variables and literals that represent textual data <text:span text:style-name="T51">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6">byte[</text:span><text:span text:style-name="T84"> </text:span><text:span text:style-name="T56">].</text:span></text:p>
      <text:p text:style-name="Text_20_body"><text:span text:style-name="T56">Note that length indicators are only applicable to </text:span><text:span text:style-name="T58">array objects</text:span><text:span text:style-name="T56"> when included in MAC operations, or when they are serialized.</text:span></text:p>
      <text:h text:style-name="P144" text:outline-level="1"><text:bookmark text:name="__RefHeading__15265_972012461"/><text:reference-mark-start text:name="method.list"/>Method List<text:bookmark-end text:name="__RefHeading__15265_972012461"/><text:reference-mark-end text:name="method.list"/></text:h>
      <text:p text:style-name="P122">This section provides a list of the SKS methods. <text:s/>The number in parenthesis denotes the <text:span text:style-name="T2">decimal</text:span> value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1">≥</text:span><text:span text:style-name="T142"> 100.</text:span></text:p>
      <table:table table:name="Table82" table:style-name="Table82">
        <table:table-column table:style-name="Table82.A"/>
        <table:table-row>
          <table:table-cell table:style-name="Table82.A1" office:value-type="string">
            <text:p text:style-name="P124">Note: The described API is adapted for an SKS using low-level byte-streams for communication. <text:s/>However, the SKS design is equally applicable to API schemes using high-level objects and exceptions. <text:s/>The only thing that <text:span text:style-name="T51">must</text:span> remain intact are the cryptographic operations including how objects are represented in MACs.</text:p>
          </table:table-cell>
        </table:table-row>
      </table:table>
      <text:p text:style-name="P123"/>
      <text:p text:style-name="Text_20_body"><text:span text:style-name="T142">Note that a </text:span><text:span text:style-name="T110">KeyHandle</text:span><text:span text:style-name="T142"> in this specification always refers to a </text:span><text:span text:style-name="T146">key entry</text:span><text:span text:style-name="T142">. <text:s/>See </text:span><text:span text:style-name="CrossRef"><text:span text:style-name="T140"><text:reference-ref text:reference-format="text" text:ref-name="key.entries">Key Entries</text:reference-ref></text:span></text:span><text:span text:style-name="T142">.</text:span></text:p>
      <text:p text:style-name="P67"/>
      <text:h text:style-name="Heading_20_1" text:outline-level="1"><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1">must not</text:span> be read as they are not supposed to be available. <text:s/>Instead there <text:span text:style-name="T52">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byte<text:span text:style-name="T88">⁮[</text:span><text:span text:style-name="T90"> </text:span><text:span text:style-name="T88">]</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8">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8">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8">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8">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8">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8">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8">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8">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8">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
      <text:p text:style-name="P123"/>
      <text:h text:style-name="P140" text:outline-level="2"><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1">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0x0001 =&gt; <text:s/>Applies to <text:span text:style-name="T2">this</text:span> API specification</text:p>
          </table:table-cell>
        </table:table-row>
        <table:table-row table:style-name="Table49.2">
          <table:table-cell table:style-name="Table49.A2" office:value-type="string">
            <text:p text:style-name="P16">UpdateURL</text:p>
          </table:table-cell>
          <table:table-cell table:style-name="Table49.A2" office:value-type="string">
            <text:p text:style-name="P3">uri</text:p>
          </table:table-cell>
          <table:table-cell table:style-name="Table49.C2" office:value-type="string">
            <text:p text:style-name="P2">URL pointing to a firmware update center or if not applicable a zero length array</text:p>
          </table:table-cell>
        </table:table-row>
        <table:table-row table:style-name="Table49.2">
          <table:table-cell table:style-name="Table49.A2" office:value-type="string">
            <text:p text:style-name="P16">VendorName</text:p>
          </table:table-cell>
          <table:table-cell table:style-name="Table49.A2" office:value-type="string">
            <text:p text:style-name="P3">byte<text:span text:style-name="T88">⁮[</text:span><text:span text:style-name="T90"> </text:span><text:span text:style-name="T88">]</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byte<text:span text:style-name="T88">⁮[</text:span><text:span text:style-name="T90"> </text:span><text:span text:style-name="T88">]</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3">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88">⁮[</text:span><text:span text:style-name="T90"> </text:span><text:span text:style-name="T88">]</text:span></text:p>
          </table:table-cell>
          <table:table-cell table:style-name="Table49.C2" office:value-type="string">
            <text:p text:style-name="P81"><text:span text:style-name="T100">DER encoded </text:span><text:span text:style-name="CrossRef"><text:reference-ref text:reference-format="text" text:ref-name="X.509">X.509</text:reference-ref></text:span><text:span text:style-name="T100"> certificate object</text:span> <text:span text:style-name="T2">repeated</text:span> as defined by <text:span text:style-name="T103">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9">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60"> </text:span><text:span text:style-name="T58">repeated </text:span><text:span text:style-name="T61">as defined by</text:span><text:span text:style-name="T92"> </text:span><text:span text:style-name="T106">Supported</text:span><text:span text:style-name="T109">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RSAKeySizes</text:p>
          </table:table-cell>
          <table:table-cell table:style-name="Table49.A2" office:value-type="string">
            <text:p text:style-name="P3">byte</text:p>
          </table:table-cell>
          <table:table-cell table:style-name="Table49.C2" office:value-type="string">
            <text:p text:style-name="P82">Non-zero value holding the number of <text:span text:style-name="T103">RSAKeySize</text:span> objects</text:p>
          </table:table-cell>
        </table:table-row>
        <table:table-row table:style-name="Table49.2">
          <table:table-cell table:style-name="Table49.A2" office:value-type="string">
            <text:p text:style-name="P16">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3">RSAKeySizes</text:span><text:span text:style-name="T82">.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9">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56">Maximum size of </text:span><text:span text:style-name="CrossRef"><text:span text:style-name="T56"><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46"/>
      <text:p text:style-name="P46"><text:span text:style-name="T111">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6">The </text:span><text:span text:style-name="T109">X509Certificate</text:span><text:span text:style-name="T66"> objects </text:span><text:span text:style-name="T72">must</text:span><text:span text:style-name="T66"> form an </text:span><text:span text:style-name="T59">ordered</text:span><text:span text:style-name="T60"> and </text:span><text:span text:style-name="T59">contiguous </text:span><text:span text:style-name="T60">certificate </text:span><text:span text:style-name="T66">path so that the </text:span><text:span text:style-name="T59">first</text:span><text:span text:style-name="T66"> object contains the actual SKS </text:span><text:span text:style-name="CrossRef"><text:reference-ref text:reference-format="text" text:ref-name="devcert">Device Certificate</text:reference-ref></text:span><text:span text:style-name="T66">. <text:s/>The</text:span><text:span text:style-name="T119"> path </text:span><text:span text:style-name="T66">does though not have to be complete (include all upper-level CAs).</text:span></text:p>
      <text:p text:style-name="Text_20_body"><text:span text:style-name="T106">RSAKeySizes</text:span> <text:span text:style-name="T51">must</text:span> be specified in <text:span text:style-name="T2">ascending order</text:span>.</text:p>
      <text:p text:style-name="Text_20_body">A compliant SKS <text:span text:style-name="T51">must</text:span> support <text:span text:style-name="CrossRef"><text:span text:style-name="T56"><text:reference-ref text:reference-format="text" text:ref-name="extensiondata">ExtensionData</text:reference-ref></text:span></text:span> objects with a size of at least 65536 bytes.</text:p>
      <text:p text:style-name="Text_20_body">A compliant SKS <text:span text:style-name="T51">must</text:span> support a <text:reference-mark-start text:name="cryptodatasize"/><text:span text:style-name="T109">CryptoDataSize</text:span><text:reference-mark-end text:name="cryptodatasize"/> of at least 16384 bytes.</text:p>
      <text:p text:style-name="P65">For EC key generation see <text:span text:style-name="CrossRef"><text:reference-ref text:reference-format="text" text:ref-name="elliptic.curves">Elliptic Curves</text:reference-ref></text:span>.</text:p>
      <text:h text:style-name="P141" text:outline-level="2"><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2"><text:reference-ref text:reference-format="text" text:ref-name="pep">Privacy Enabled Provisioning</text:reference-ref></text:span></text:span>) mode <text:span text:style-name="T52">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1">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89"> </text:span>]</text:p>
          </table:table-cell>
          <table:table-cell table:style-name="Table1.C2" office:value-type="string">
            <text:p text:style-name="P27"><text:span text:style-name="T56">Server-created ephemeral ECDH key</text:span>. <text:s/>See <text:span text:style-name="CrossRef"><text:span text:style-name="T92"><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2"><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89"> </text:span>]</text:p>
          </table:table-cell>
          <table:table-cell table:style-name="Table1.C2" office:value-type="string">
            <text:p text:style-name="P2">Key management key or zero length array. <text:s/>See <text:span text:style-name="CrossRef"><text:span text:style-name="T92"><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2"><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row table:style-name="Table1.2">
          <table:table-cell table:style-name="Table1.A2" office:value-type="string">
            <text:p text:style-name="P93">SessionKeyLimit</text:p>
          </table:table-cell>
          <table:table-cell table:style-name="Table1.A2" office:value-type="string">
            <text:p text:style-name="P3">short</text:p>
          </table:table-cell>
          <table:table-cell table:style-name="Table1.C2" office:value-type="string">
            <text:p text:style-name="P2">Upper limit of<text:span text:style-name="T55"> </text:span><text:span text:style-name="T103">SessionKey</text:span><text:span text:style-name="T55">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3">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89"> </text:span>]</text:p>
          </table:table-cell>
          <table:table-cell table:style-name="Table3.C2" office:value-type="string">
            <text:p text:style-name="P9">SKS-created ephemeral ECDH key. <text:s/>See<text:span text:style-name="T92"> </text:span><text:span text:style-name="CrossRef"><text:span text:style-name="T92"><text:reference-ref text:reference-format="text" text:ref-name="client.pub.key">ClientEphemeralKey</text:reference-ref></text:span></text:span></text:p>
          </table:table-cell>
        </table:table-row>
        <table:table-row table:style-name="Table3.2">
          <table:table-cell table:style-name="Table3.A2" office:value-type="string">
            <text:p text:style-name="P16">Attestation</text:p>
          </table:table-cell>
          <table:table-cell table:style-name="Table3.A2" office:value-type="string">
            <text:p text:style-name="P3">byte[<text:span text:style-name="T89">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46"/>
      <text:p text:style-name="P46"><text:span text:style-name="T111">createProvisioningSession</text:span><text:span text:style-name="T92"> establishes a </text:span><text:span text:style-name="T2">persistent session key</text:span><text:span text:style-name="T92"> that is only known by the issuer and the SKS for usage in subsequent provisioning steps. <text:s/>In addition, the SKS is </text:span><text:span text:style-name="T2">optionally</text:span><text:span text:style-name="T92"> authenticated by the issuer.</text:span></text:p>
      <text:p text:style-name="P38"/>
      <text:p text:style-name="P97"/>
      <text:p text:style-name="P38"/>
      <text:p text:style-name="P38"/>
      <text:p text:style-name="P89">Continued on the next page...</text:p>
      <text:p text:style-name="P89"/>
      <text:p text:style-name="P103">Shown below is the mandatory to support<text:span text:style-name="T125">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keygen2/1.0#algorithm.sks.s1</text:p>
          </table:table-cell>
        </table:table-row>
        <table:table-row table:style-name="Table47.2">
          <table:table-cell table:style-name="Table47.A2" office:value-type="string">
            <text:list xml:id="list34597154" text:style-name="L1">
              <text:list-item>
                <text:p text:style-name="P155">Generate a for this SKS <text:span text:style-name="T2">unique</text:span> <text:span text:style-name="T103">ClientSessionID</text:span></text:p>
              </text:list-item>
              <text:list-item>
                <text:p text:style-name="P147">Output <text:span text:style-name="T103">ClientSessionID</text:span></text:p>
              </text:list-item>
              <text:list-item>
                <text:p text:style-name="P147">Generate an <text:span text:style-name="T2">ephemeral</text:span> ECDH key-pair <text:span text:style-name="T103">EKP</text:span> using <text:span text:style-name="T2">the same named curve</text:span> as <text:span text:style-name="T103">ServerEphemeralKey</text:span></text:p>
              </text:list-item>
              <text:list-item>
                <text:p text:style-name="P146">Output <text:span text:style-name="T109">ClientEphemeralKey</text:span> = <text:span text:style-name="T112">EKP.PublicKey</text:span></text:p>
              </text:list-item>
              <text:list-item>
                <text:p text:style-name="P147">Apply the <text:span text:style-name="CrossRef"><text:reference-ref text:reference-format="text" text:ref-name="sp800-56a">SP800-56A</text:reference-ref></text:span> ECC CDH primitive on <text:span text:style-name="T103">EKP.PrivateKey</text:span> and <text:span text:style-name="T103">ServerEphemeralKey</text:span> creating a shared secret <text:span text:style-name="T103">Z</text:span></text:p>
              </text:list-item>
              <text:list-item>
                <text:p text:style-name="P148">Define internal variable: byte[32] <text:reference-mark-start text:name="sess.key"/><text:span text:style-name="T103">SessionKey</text:span><text:reference-mark-end text:name="sess.key"/></text:p>
              </text:list-item>
              <text:list-item>
                <text:p text:style-name="P149">Set <text:span text:style-name="T103">SessionKey</text:span> = <text:span text:style-name="CrossRef"><text:span text:style-name="T92"><text:reference-ref text:reference-format="text" text:ref-name="HMAC_SHA256">HMAC-SHA256</text:reference-ref></text:span></text:span> (<text:span text:style-name="T103">Z</text:span>, <text:span text:style-name="T103">ClientSessionID</text:span> || <text:tab/> <text:span text:style-name="T114">// KDF (Key Derivation Function)</text:span><text:line-break/><text:tab/><text:span text:style-name="T103">ServerSessionID</text:span> ||<text:line-break/> <text:tab/><text:span text:style-name="T103">IssuerURI</text:span> ||<text:line-break/><text:tab/><text:span text:style-name="CrossRef"><text:span text:style-name="T92"><text:reference-ref text:reference-format="text" text:ref-name="device.id">Device ID</text:reference-ref></text:span></text:span><text:span text:style-name="T82">)</text:span><text:tab/></text:p>
              </text:list-item>
              <text:list-item>
                <text:p text:style-name="P150"><text:span text:style-name="T82">Output</text:span><text:span text:style-name="T86"> <text:s/></text:span><text:span text:style-name="T109">Attestation</text:span> = <text:span text:style-name="CrossRef"><text:span text:style-name="T92"><text:reference-ref text:reference-format="text" text:ref-name="sign">Sign</text:reference-ref></text:span></text:span><text:span text:style-name="T94"> </text:span><text:span text:style-name="T82">(</text:span><text:span text:style-name="CrossRef"><text:span text:style-name="T92"><text:reference-ref text:reference-format="text" text:ref-name="apk">Attestation Private Key</text:reference-ref></text:span></text:span><text:span text:style-name="T82">,</text:span> <text:s text:c="4"/><text:tab/><text:span text:style-name="T114">// See</text:span> <text:span text:style-name="CrossRef"><text:reference-ref text:reference-format="text" text:ref-name="architecture">Architecture</text:reference-ref></text:span><text:line-break/> <text:s text:c="9"/><text:span text:style-name="T149"><text:s text:c="2"/></text:span><text:span text:style-name="T150"><text:s text:c="2"/></text:span><text:s text:c="37"/><text:span text:style-name="CrossRef"><text:span text:style-name="T92"><text:reference-ref text:reference-format="text" text:ref-name="HMAC_SHA256">HMAC-SHA256</text:reference-ref></text:span></text:span> (<text:span text:style-name="T103">SessionKey</text:span>,<text:tab/><text:span text:style-name="T106">Algorithm</text:span> ||<text:line-break/><text:tab/><text:span text:style-name="T103">PrivacyEnabled</text:span> ||<text:span text:style-name="T106"><text:line-break/></text:span><text:tab/><text:span text:style-name="T103">ServerEphemeralKey</text:span> ||<text:line-break/><text:tab/><text:span text:style-name="T103">EKP.PublicKey</text:span> ||<text:line-break/> <text:s/><text:tab/><text:span text:style-name="T103">KeyManagementKey</text:span> ||<text:line-break/><text:tab/><text:span text:style-name="T103">ClientTime</text:span> ||<text:line-break/><text:tab/><text:span text:style-name="T103">SessionLifeTime</text:span> ||<text:line-break/><text:tab/><text:span text:style-name="T103">SessionKeyLimit</text:span>))</text:p>
              </text:list-item>
              <text:list-item>
                <text:p text:style-name="P158">Define internal variable: short <text:reference-mark-start text:name="mac.seq.cnt"/><text:span text:style-name="T103">MACSequenceCounter</text:span><text:reference-mark-end text:name="mac.seq.cnt"/> and set it to <text:span text:style-name="T2">zero</text:span></text:p>
              </text:list-item>
              <text:list-item>
                <text:p text:style-name="P158"><text:span text:style-name="T55">Store </text:span><text:span text:style-name="T103">SessionKey</text:span><text:span text:style-name="T55">, </text:span><text:span text:style-name="T103">Algorithm</text:span><text:span text:style-name="T55">, </text:span><text:span text:style-name="T103">PrivacyEnabled</text:span><text:span text:style-name="T55">, </text:span><text:span text:style-name="T103">MACSequenceCounter</text:span><text:span text:style-name="T55">, </text:span><text:span text:style-name="T103">ClientSessionID</text:span><text:span text:style-name="T55">, </text:span><text:span text:style-name="T103">ServerSessionID</text:span><text:span text:style-name="T55">, </text:span><text:span text:style-name="T103">IssuerURI</text:span><text:span text:style-name="T55">, </text:span><text:span text:style-name="T103">KeyManagementKey</text:span><text:span text:style-name="T55">, </text:span><text:span text:style-name="T109">ClientTime</text:span><text:span text:style-name="T55">, </text:span><text:span text:style-name="T103">SessionLifeTime</text:span><text:span text:style-name="T55"> and </text:span><text:span text:style-name="T103">SessionKeyLimit</text:span><text:span text:style-name="T55"> in the </text:span><text:span text:style-name="CrossRef"><text:reference-ref text:reference-format="text" text:ref-name="cred.db">Credential Database</text:reference-ref></text:span><text:span text:style-name="CrossRef"> </text:span><text:span text:style-name="T55">and return a handle to the database entry in </text:span><text:span text:style-name="T103">ProvisioningHandle</text:span></text:p>
              </text:list-item>
              <text:list-item>
                <text:p text:style-name="P159">Output <text:span text:style-name="T103">ProvisioningHandle</text:span></text:p>
              </text:list-item>
            </text:list>
            <text:p text:style-name="P121"><text:span text:style-name="T75">Note that individual elements featured in the </text:span><text:span text:style-name="T81">argument</text:span><text:span text:style-name="T75"> (e.g. </text:span><text:span text:style-name="T111">ClientSessionID</text:span><text:span text:style-name="T75">) to the HMAC operations </text:span><text:span text:style-name="T78">must</text:span><text:span text:style-name="T75"> be represented as described in </text:span><text:span text:style-name="CrossRef"><text:span text:style-name="T92"><text:reference-ref text:reference-format="text" text:ref-name="datatypes">Data Types</text:reference-ref></text:span></text:span><text:span text:style-name="T78">.</text:span></text:p>
          </table:table-cell>
        </table:table-row>
      </table:table>
      <text:p text:style-name="P40"/>
      <text:p text:style-name="Text_20_body"><text:span text:style-name="T92">Creation of a session key is an </text:span><text:span text:style-name="T2">atomic</text:span><text:span text:style-name="T92"> operation.</text:span></text:p>
      <text:p text:style-name="P95"/>
      <text:p text:style-name="P38"/>
      <text:p text:style-name="P38"/>
      <text:p text:style-name="P38"/>
      <text:p text:style-name="P45">Continued on the next page...</text:p>
      <text:p text:style-name="P102">Remarks</text:p>
      <text:p text:style-name="P40">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0">An SKS <text:span text:style-name="T51">should</text:span> only constrain the number of simultaneous sessions due to lack of storage.</text:p>
      <text:p text:style-name="P40">A provisioning session <text:span text:style-name="T51">should not</text:span> be terminated due to power down of an SKS.</text:p>
      <text:p text:style-name="Text_20_body"><text:span text:style-name="T106">Algorithm</text:span><text:span text:style-name="T92"> defines the creation of </text:span><text:span text:style-name="T112">SessionKey</text:span><text:span text:style-name="T92"> but also the integrity, confidentiality, and attestation mechanisms used during the provisioning session. <text:s/>See </text:span><text:span text:style-name="CrossRef"><text:span text:style-name="T92"><text:reference-ref text:reference-format="text" text:ref-name="sess.security.mech">Session Security Mechanisms</text:reference-ref></text:span></text:span><text:span text:style-name="T92">.</text:span></text:p>
      <text:p text:style-name="Text_20_body"><text:span text:style-name="T61">Using </text:span><text:span text:style-name="CrossRef"><text:span text:style-name="T92"><text:reference-ref text:reference-format="text" text:ref-name="keygen2">KeyGen2</text:reference-ref></text:span></text:span><text:span text:style-name="T61"> </text:span><text:reference-mark-start text:name="issueruri"/><text:span text:style-name="T106">IssuerURI</text:span><text:reference-mark-end text:name="issueruri"/><text:span text:style-name="T61"> is the URL to which the result of this method is POSTed.</text:span></text:p>
      <text:p text:style-name="Text_20_body"><text:reference-mark-start text:name="iisuer.puk.key"/><text:span text:style-name="T112">ServerEphemeralKey</text:span><text:reference-mark-end text:name="iisuer.puk.key"/><text:span text:style-name="T92"> and </text:span><text:reference-mark-start text:name="client.pub.key"/><text:span text:style-name="T111">ClientEphemeralKey</text:span><text:reference-mark-end text:name="client.pub.key"/><text:span text:style-name="T92"> </text:span><text:span text:style-name="T64">must</text:span><text:span text:style-name="T61"> be in </text:span><text:span text:style-name="CrossRef"><text:span text:style-name="T92"><text:reference-ref text:reference-format="text" text:ref-name="X.509">X.509</text:reference-ref></text:span></text:span><text:span text:style-name="T61"> DER format and </text:span><text:span text:style-name="T64">must</text:span><text:span text:style-name="T61"> match the </text:span><text:span text:style-name="CrossRef"><text:span text:style-name="T92"><text:reference-ref text:reference-format="text" text:ref-name="elliptic.curves">Elliptic Curves</text:reference-ref></text:span></text:span><text:span text:style-name="T61"> capabilities given by </text:span><text:span text:style-name="CrossRef"><text:span text:style-name="T92"><text:reference-ref text:reference-format="text" text:ref-name="getDeviceData">getDeviceInfo</text:reference-ref></text:span></text:span>.</text:p>
      <text:p text:style-name="Text_20_body"><text:span text:style-name="T98">In the </text:span><text:span text:style-name="CrossRef"><text:span text:style-name="T92"><text:reference-ref text:reference-format="text" text:ref-name="e2es">E2ES</text:reference-ref></text:span></text:span><text:span text:style-name="T98"> mode the </text:span><text:reference-mark-start text:name="sign"/><text:span text:style-name="T3">Sign</text:span><text:reference-mark-end text:name="sign"/><text:span text:style-name="T92"> function </text:span><text:span text:style-name="T95">must</text:span><text:span text:style-name="T92"> use </text:span><text:span text:style-name="CrossRef"><text:span text:style-name="T92"><text:reference-ref text:reference-format="text" text:ref-name="pkcs1">PKCS #1</text:reference-ref></text:span></text:span><text:span text:style-name="T92"> RSASSA signatures for RSA keys and </text:span><text:span text:style-name="CrossRef"><text:span text:style-name="T92"><text:reference-ref text:reference-format="text" text:ref-name="ECDSA">ECDSA</text:reference-ref></text:span></text:span><text:span text:style-name="T92"> for EC keys with </text:span><text:span text:style-name="CrossRef"><text:span text:style-name="T92"><text:reference-ref text:reference-format="text" text:ref-name="SHA256">SHA256</text:reference-ref></text:span></text:span><text:span text:style-name="T92"> as the hash function. <text:s/>The distinction between RSA and ECDSA keys is performed through the </text:span><text:span text:style-name="CrossRef"><text:span text:style-name="T92"><text:reference-ref text:reference-format="text" text:ref-name="devcert">Device Certificate</text:reference-ref></text:span></text:span> (see <text:span text:style-name="CrossRef"><text:span text:style-name="T92"><text:reference-ref text:reference-format="text" text:ref-name="getDeviceData">getDeviceInfo</text:reference-ref></text:span></text:span>)<text:span text:style-name="CrossRef"><text:span text:style-name="T92"> </text:span></text:span><text:span text:style-name="T92">which in </text:span><text:span text:style-name="CrossRef"><text:span text:style-name="T92"><text:reference-ref text:reference-format="text" text:ref-name="keygen2">KeyGen2</text:reference-ref></text:span></text:span><text:span text:style-name="T92"> is supplied as well as a part of the response to the issuer.</text:span></text:p>
      <text:p text:style-name="Text_20_body"><text:span text:style-name="T92">In the </text:span><text:span text:style-name="CrossRef"><text:span text:style-name="T92"><text:reference-ref text:reference-format="text" text:ref-name="pep">Privacy Enabled Provisioning</text:reference-ref></text:span></text:span><text:span text:style-name="T92"> mode the </text:span><text:span text:style-name="T2">Sign</text:span><text:span text:style-name="T92"> function </text:span><text:span text:style-name="T94">must</text:span><text:span text:style-name="T92"> only transfer the result of the </text:span><text:span text:style-name="CrossRef"><text:span text:style-name="T92"><text:reference-ref text:reference-format="text" text:ref-name="HMAC_SHA256">HMAC-SHA256</text:reference-ref></text:span></text:span><text:span text:style-name="T92"> operation.</text:span></text:p>
      <text:p text:style-name="Text_20_body"><text:span text:style-name="T111">ProvisioningHandle</text:span><text:span text:style-name="T92"> </text:span><text:span text:style-name="T95">must</text:span><text:span text:style-name="T92"> be </text:span><text:span text:style-name="T2">static</text:span><text:span text:style-name="T92">, </text:span><text:span text:style-name="T2">unique</text:span><text:span text:style-name="T92"> and never be reused.</text:span></text:p>
      <text:p text:style-name="Text_20_body"><text:span text:style-name="T92">When </text:span><text:reference-mark-start text:name="client.time"/><text:span text:style-name="T111">ClientTime</text:span><text:reference-mark-end text:name="client.time"/><text:span text:style-name="T92"> is transferred through a protocol such as </text:span><text:span text:style-name="CrossRef"><text:span text:style-name="T92"><text:reference-ref text:reference-format="text" text:ref-name="keygen2">KeyGen2</text:reference-ref></text:span></text:span><text:span text:style-name="T92"> it </text:span><text:span text:style-name="T95">must</text:span><text:span text:style-name="T92"> always as a </text:span><text:span text:style-name="T2">minimum</text:span><text:span text:style-name="T92"> have seconds resolution otherwise serious interoperability issues will occur. <text:s/>Possible milliseconds </text:span><text:span text:style-name="T95">must</text:span><text:span text:style-name="T92"> though be </text:span><text:span text:style-name="T2">truncated</text:span><text:span text:style-name="T92"> during the HMAC calculation.</text:span></text:p>
      <text:p text:style-name="Text_20_body"><text:span text:style-name="T92">The </text:span><text:reference-mark-start text:name="sess.key.op"/><text:span text:style-name="T106">SessionKeyLimit</text:span><text:reference-mark-end text:name="sess.key.op"/><text:span text:style-name="T92"> attribute </text:span><text:span text:style-name="T95">must</text:span><text:span text:style-name="T92"> be large enough to handle all </text:span><text:span text:style-name="T112">SessionKey</text:span><text:span text:style-name="T92"> related operations required during the rest of the provisioning session, otherwise the session </text:span><text:span text:style-name="T95">must</text:span><text:span text:style-name="T92"> be terminated. <text:s/></text:span><text:span text:style-name="T61"><text:s/>See </text:span><text:span text:style-name="CrossRef"><text:span text:style-name="T92"><text:reference-ref text:reference-format="text" text:ref-name="sess.security.mech">Session Security Mechanisms</text:reference-ref></text:span></text:span><text:span text:style-name="T92">. <text:s/>Note that methods like </text:span><text:span text:style-name="CrossRef"><text:span text:style-name="T92"><text:reference-ref text:reference-format="text" text:ref-name="setpiggybacked">setSymmetricKey</text:reference-ref></text:span></text:span><text:span text:style-name="T92"> and </text:span><text:span text:style-name="CrossRef"><text:span text:style-name="T92"><text:reference-ref text:reference-format="text" text:ref-name="pp.delkey">pp_deleteKey</text:reference-ref></text:span></text:span><text:span text:style-name="T92"> actually use </text:span><text:span text:style-name="T2">two</text:span><text:span text:style-name="T92"> </text:span><text:span text:style-name="T112">SessionKey</text:span><text:span text:style-name="T92"> operations</text:span>.</text:p>
      <text:p text:style-name="Text_20_body"><text:span text:style-name="T92">A </text:span><text:reference-mark-start text:name="key.mgr.key"/><text:span text:style-name="T111">KeyManagementKey</text:span><text:reference-mark-end text:name="key.mgr.key"/><text:span text:style-name="T92"> </text:span><text:span text:style-name="T94">must</text:span><text:span text:style-name="T92"> be supplied if provisioned objects should be </text:span><text:span text:style-name="T2">updatable in a future session</text:span><text:span text:style-name="T92"> (see </text:span><text:span text:style-name="CrossRef"><text:span text:style-name="T92"><text:reference-ref text:reference-format="text" text:ref-name="pp.delkey">pp_deleteKey</text:reference-ref></text:span></text:span><text:span text:style-name="CrossRef"><text:span text:style-name="T22">, </text:span></text:span><text:span text:style-name="CrossRef"><text:span text:style-name="T92"><text:reference-ref text:reference-format="text" text:ref-name="pp.unlockkey">pp_unlockKey</text:reference-ref></text:span></text:span><text:span text:style-name="CrossRef"><text:span text:style-name="T22">, </text:span></text:span><text:span text:style-name="CrossRef"><text:span text:style-name="T92"><text:reference-ref text:reference-format="text" text:ref-name="pp.uodate">pp_updateKey</text:reference-ref></text:span></text:span><text:span text:style-name="CrossRef"><text:span text:style-name="T22">, and </text:span></text:span><text:span text:style-name="CrossRef"><text:span text:style-name="T92"><text:reference-ref text:reference-format="text" text:ref-name="pp_clonekeyprot">pp_cloneKeyProtection</text:reference-ref></text:span></text:span><text:span text:style-name="T92">), else this item </text:span><text:span text:style-name="T94">must</text:span><text:span text:style-name="T92"> be a zero-length array.</text:span></text:p>
      <text:p text:style-name="Text_20_body"><text:span text:style-name="T92">A</text:span><text:span text:style-name="T98"> </text:span><text:span text:style-name="T111">KeyManagementKey</text:span><text:span text:style-name="T92"> </text:span><text:span text:style-name="T95">must</text:span><text:span text:style-name="T92"> either be an RSA or an </text:span><text:span text:style-name="CrossRef"><text:span text:style-name="T92"><text:reference-ref text:reference-format="text" text:ref-name="ECDSA">ECDSA</text:reference-ref></text:span></text:span><text:span text:style-name="T92"> public key</text:span><text:span text:style-name="T61"> in </text:span><text:span text:style-name="CrossRef"><text:span text:style-name="T92"><text:reference-ref text:reference-format="text" text:ref-name="X.509">X.509</text:reference-ref></text:span></text:span><text:span text:style-name="T61"> DER format, </text:span><text:span text:style-name="T92">compatible with the SKS </text:span><text:span text:style-name="CrossRef"><text:span text:style-name="T92"><text:reference-ref text:reference-format="text" text:ref-name="algo.support">Algorithm Support</text:reference-ref></text:span></text:span><text:span text:style-name="T92">.</text:span></text:p>
      <text:p text:style-name="Standard"/>
      <text:p text:style-name="Standard"><text:line-break/></text:p>
      <text:p text:style-name="Standard"/>
      <text:p text:style-name="Standard"/>
      <text:p text:style-name="P89">Continued on the next page...</text:p>
      <text:p text:style-name="P90"/>
      <text:p text:style-name="P103">On the server side the following <text:span text:style-name="T51">should</text:span> be performed:</text:p>
      <text:p text:style-name="Standard"/>
      <table:table table:name="Table77" table:style-name="Table77">
        <table:table-column table:style-name="Table77.A"/>
        <table:table-row table:style-name="Table77.1">
          <table:table-cell table:style-name="Table77.A1" office:value-type="string">
            <text:p text:style-name="P24">Server Response Validation</text:p>
          </table:table-cell>
        </table:table-row>
        <table:table-row table:style-name="Table77.2">
          <table:table-cell table:style-name="Table77.A2" office:value-type="string">
            <text:list xml:id="list34598957" text:continue-numbering="true" text:style-name="L1">
              <text:list-item>
                <text:p text:style-name="P161">Decide if <text:span text:style-name="T32">DeviceCertificatePath</text:span><text:span text:style-name="CrossRef"> </text:span>of <text:span text:style-name="CrossRef"><text:span text:style-name="T92"><text:reference-ref text:reference-format="text" text:ref-name="prov.sess.resp">ProvisioningInitializationResponse</text:reference-ref></text:span></text:span> is to be accepted/trusted.</text:p>
              </text:list-item>
              <text:list-item>
                <text:p text:style-name="P158">Run the the same <text:span text:style-name="CrossRef"><text:reference-ref text:reference-format="text" text:ref-name="sp800-56a">SP800-56A</text:reference-ref></text:span> procedure and KDF as for the SKS but now using <text:span text:style-name="T103">ClientEphemeralKey</text:span> and the saved private key of <text:span text:style-name="T103">ServerEphemeralKey</text:span> to obtain <text:span text:style-name="T103">SessionKey</text:span></text:p>
              </text:list-item>
              <text:list-item>
                <text:p text:style-name="P160"><text:span text:style-name="T2">VerifySignature</text:span><text:span text:style-name="T94"> </text:span><text:span text:style-name="T82">(</text:span><text:span text:style-name="CrossRef"><text:reference-ref text:reference-format="text" text:ref-name="devcert">Device Certificate</text:reference-ref></text:span><text:span text:style-name="T111">.PublicKey</text:span><text:span text:style-name="T82">,<text:tab/></text:span><text:span text:style-name="T116">// Received</text:span><text:span text:style-name="T82"><text:line-break/> <text:s text:c="5"/></text:span><text:span text:style-name="T83"><text:s/></text:span><text:span text:style-name="T82"><text:s text:c="20"/></text:span><text:span text:style-name="T109">Attestation</text:span><text:span text:style-name="T66">,<text:tab/><text:tab/></text:span><text:span text:style-name="T116">// Received</text:span><text:line-break/> <text:s text:c="11"/><text:span text:style-name="T89"><text:s/></text:span><text:s text:c="14"/><text:span text:style-name="CrossRef"><text:span text:style-name="T92"><text:reference-ref text:reference-format="text" text:ref-name="HMAC_SHA256">HMAC-SHA256</text:reference-ref></text:span></text:span> (<text:span text:style-name="T103">SessionKey</text:span>,<text:tab/><text:span text:style-name="T106">Algorithm</text:span> ||<text:tab/><text:span text:style-name="T115">// Saved<text:line-break/><text:tab/></text:span><text:span text:style-name="T27">PrivacyEnabled</text:span><text:span text:style-name="T21"> ||<text:tab/></text:span><text:span text:style-name="T115">// Saved</text:span><text:line-break/><text:tab/><text:span text:style-name="T103">ServerEphemeralKey</text:span> ||<text:tab/><text:span text:style-name="T115">// Saved</text:span><text:line-break/><text:tab/><text:span text:style-name="T103">ClientEphemeralKey</text:span> ||<text:tab/><text:span text:style-name="T115">// Received</text:span><text:line-break/><text:tab/><text:span text:style-name="T103">KeyManagementKey</text:span> ||<text:tab/><text:span text:style-name="T115">// Saved</text:span><text:line-break/><text:tab/><text:span text:style-name="T103">ClientTime</text:span> ||<text:tab/><text:span text:style-name="T115">// Received</text:span><text:line-break/><text:tab/><text:span text:style-name="T103">SessionLifeTime</text:span> ||<text:tab/><text:span text:style-name="T115">// Saved</text:span><text:line-break/><text:tab/><text:span text:style-name="T103">SessionKeyLimit</text:span>))<text:tab/><text:span text:style-name="T115">// Saved</text:span></text:p>
              </text:list-item>
            </text:list>
          </table:table-cell>
        </table:table-row>
      </table:table>
      <text:p text:style-name="Text_20_body"/>
      <text:p text:style-name="P38">If all tests above succeed the issuer server may continue with the actual provisioning process.</text:p>
      <text:p text:style-name="P38">Note that in the <text:span text:style-name="CrossRef"><text:span text:style-name="T92"><text:reference-ref text:reference-format="text" text:ref-name="pep">Privacy Enabled Provisioning</text:reference-ref></text:span></text:span> mode the <text:span text:style-name="T32">DeviceCertificatePath</text:span> does not apply, and <text:span text:style-name="T2">VerifySignature</text:span> is replaced by a straight comparison between <text:span text:style-name="T109">Attestation</text:span> and the output from the <text:span text:style-name="CrossRef"><text:span text:style-name="T92"><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0">Continued on the next page...</text:p>
      <text:p text:style-name="P103"><text:span text:style-name="T100">When using </text:span><text:span text:style-name="CrossRef"><text:reference-ref text:reference-format="text" text:ref-name="keygen2">KeyGen2</text:reference-ref></text:span><text:span text:style-name="T100"> the </text:span><text:span text:style-name="T3">input</text:span><text:span text:style-name="T100"> to </text:span><text:span text:style-name="T111">createProvisioningSession</text:span><text:span text:style-name="T100"> is expressed as shown in the fragment below:<text:line-break/></text:span></text:p>
      <table:table table:name="Table73" table:style-name="Table73">
        <table:table-column table:style-name="Table73.A"/>
        <table:table-row>
          <table:table-cell table:style-name="Table73.A1" office:value-type="string">
            <text:p text:style-name="P72"><text:span text:style-name="T123">&lt;</text:span><text:span text:style-name="T36">ProvisioningInitializationRequest<text:tab/></text:span><text:span text:style-name="T45">ID</text:span><text:span text:style-name="T13">="_0fa47ab3c00c … a67992b6ac61c"<text:line-break/><text:tab/></text:span><text:span text:style-name="T45">SubmitURL</text:span><text:span text:style-name="T12">="https://ca.example.com/enroll"<text:line-break/></text:span><text:span text:style-name="T36"> <text:s text:c="6"/><text:tab/></text:span><text:span text:style-name="T45">SessionLifeTime</text:span><text:span text:style-name="T12">="50000"<text:line-break/></text:span><text:span text:style-name="T36"> <text:s text:c="2"/><text:tab/></text:span><text:span text:style-name="T45">SessionKeyLimit</text:span><text:span text:style-name="T12">="25"<text:line-break/> <text:s text:c="15"/><text:tab/></text:span><text:span text:style-name="T45">Algorithm</text:span><text:span text:style-name="T123">="</text:span>http://xmlns.webpki.org/keygen2/1.0#algorithm.sks.s1<text:span text:style-name="T123">"</text:span><text:span text:style-name="T9">  </text:span><text:span text:style-name="T17">…</text:span><text:span text:style-name="T9"> <text:s/>&gt;</text:span><text:span text:style-name="T122"><text:line-break/></text:span></text:p>
            <text:p text:style-name="P68"><text:span text:style-name="T122"><text:s text:c="4"/>&lt;</text:span><text:span text:style-name="T35">ServerEphemeralKey</text:span><text:span text:style-name="T122">&gt;<text:line-break/></text:span><text:span text:style-name="T127"> <text:s text:c="7"/>&lt;</text:span><text:span text:style-name="T135">ds11</text:span><text:span text:style-name="T127">:</text:span><text:span text:style-name="T35">ECKeyValue</text:span><text:span text:style-name="T127">&gt;</text:span></text:p>
            <text:p text:style-name="P68"><text:s text:c="12"/>&lt;<text:span text:style-name="T130">ds11</text:span><text:span text:style-name="T121">:</text:span><text:span text:style-name="T35">NamedCurve</text:span> <text:span text:style-name="T44">URI</text:span>="urn:oid:1.2.840.10045.3.1.7"/&gt;</text:p>
            <text:p text:style-name="P68"><text:s text:c="12"/>&lt;<text:span text:style-name="T130">ds11</text:span><text:span text:style-name="T121">:</text:span><text:span text:style-name="T35">PublicKey</text:span>&gt;<text:span text:style-name="T121">JK/mSALhBpUjjPAe/ … fXG8z17eZV3mVDZTBM</text:span>&lt;/<text:span text:style-name="T130">ds11</text:span><text:span text:style-name="T121">:</text:span><text:span text:style-name="T35">PublicKey</text:span>&gt;</text:p>
            <text:p text:style-name="P68"><text:s text:c="8"/>&lt;/<text:span text:style-name="T130">ds11</text:span><text:span text:style-name="T121">:</text:span><text:span text:style-name="T35">ECKeyValue</text:span>&gt;</text:p>
            <text:p text:style-name="P68"><text:span text:style-name="T122"><text:s text:c="4"/>&lt;/</text:span><text:span text:style-name="T35">ServerEphemeralKey</text:span><text:span text:style-name="T122">&gt;<text:line-break/> <text:s text:c="3"/>&lt;</text:span><text:span text:style-name="T35">KeyManagementKey</text:span><text:span text:style-name="T122">&gt;</text:span></text:p>
            <text:p text:style-name="P68"><text:span text:style-name="T122"><text:s text:c="8"/>&lt;</text:span><text:span text:style-name="T131">ds</text:span><text:span text:style-name="T122">:</text:span><text:span text:style-name="T35">RSAKeyValue</text:span><text:span text:style-name="T122">&gt;<text:line-break/> <text:s text:c="11"/>&lt;</text:span><text:span text:style-name="T131">ds</text:span><text:span text:style-name="T122">:</text:span><text:span text:style-name="T35">Modulus</text:span><text:span text:style-name="T122">&gt;ALhBpUjJK/mSjPAe/ … fXG8z1V3mVDZTBM7eZ&lt;/</text:span><text:span text:style-name="T131">ds</text:span><text:span text:style-name="T122">:</text:span><text:span text:style-name="T35">Modulus</text:span><text:span text:style-name="T122">&gt;<text:line-break/> <text:s text:c="11"/>&lt;</text:span><text:span text:style-name="T131">ds</text:span><text:span text:style-name="T122">:</text:span><text:span text:style-name="T35">Exponent</text:span><text:span text:style-name="T122">&gt;AQAB&lt;/</text:span><text:span text:style-name="T131">ds</text:span><text:span text:style-name="T122">:</text:span><text:span text:style-name="T35">Exponent</text:span><text:span text:style-name="T122">&gt;<text:line-break/> <text:s text:c="7"/>&lt;/</text:span><text:span text:style-name="T131">ds</text:span><text:span text:style-name="T122">:</text:span><text:span text:style-name="T35">RSAKeyValue</text:span><text:span text:style-name="T122">&gt;</text:span></text:p>
            <text:p text:style-name="P68"><text:span text:style-name="T122"><text:s text:c="4"/>&lt;/</text:span><text:span text:style-name="T35">KeyManagementKey</text:span><text:span text:style-name="T122">&gt;<text:line-break/></text:span></text:p>
            <text:p text:style-name="P82"><text:span text:style-name="T122">&lt;/</text:span><text:span text:style-name="T41">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0">ProvisioningInitializationRequest@ID</text:p>
          </table:table-cell>
          <table:table-cell table:style-name="Table74.B2" office:value-type="string">
            <text:p text:style-name="P15">ServerSessionID</text:p>
          </table:table-cell>
        </table:table-row>
        <table:table-row table:style-name="Table74.2">
          <table:table-cell table:style-name="Table74.A2" office:value-type="string">
            <text:p text:style-name="P20">ProvisioningInitializationRequest@SubmitURL</text:p>
          </table:table-cell>
          <table:table-cell table:style-name="Table74.B2" office:value-type="string">
            <text:p text:style-name="P15">IssuerURI</text:p>
          </table:table-cell>
        </table:table-row>
        <table:table-row table:style-name="Table74.2">
          <table:table-cell table:style-name="Table74.A2" office:value-type="string">
            <text:p text:style-name="P20">ProvisioningInitializationRequest@SessionLifeTime</text:p>
          </table:table-cell>
          <table:table-cell table:style-name="Table74.B2" office:value-type="string">
            <text:p text:style-name="P15">SessionLifeTime</text:p>
          </table:table-cell>
        </table:table-row>
        <table:table-row table:style-name="Table74.2">
          <table:table-cell table:style-name="Table74.A2" office:value-type="string">
            <text:p text:style-name="P20">ProvisioningInitializationRequest@SessionKeyLimit</text:p>
          </table:table-cell>
          <table:table-cell table:style-name="Table74.B2" office:value-type="string">
            <text:p text:style-name="P20">SessionKeyLimit</text:p>
          </table:table-cell>
        </table:table-row>
        <table:table-row table:style-name="Table74.2">
          <table:table-cell table:style-name="Table74.A2" office:value-type="string">
            <text:p text:style-name="P20">ProvisioningInitializationRequest@Algorithm</text:p>
          </table:table-cell>
          <table:table-cell table:style-name="Table74.B2" office:value-type="string">
            <text:p text:style-name="P20">Algorithm</text:p>
          </table:table-cell>
        </table:table-row>
        <table:table-row table:style-name="Table74.2">
          <table:table-cell table:style-name="Table74.A2" office:value-type="string">
            <text:p text:style-name="P20">ProvisioningInitializationRequest@PrivacyEnabled</text:p>
          </table:table-cell>
          <table:table-cell table:style-name="Table74.B2" office:value-type="string">
            <text:p text:style-name="P100">PrivacyEnabled</text:p>
          </table:table-cell>
        </table:table-row>
        <table:table-row table:style-name="Table74.2">
          <table:table-cell table:style-name="Table74.A2" office:value-type="string">
            <text:p text:style-name="P20">ServerEphemeralKey/ECKeyValue</text:p>
          </table:table-cell>
          <table:table-cell table:style-name="Table74.B2" office:value-type="string">
            <text:p text:style-name="P15">ServerEphemeralKey</text:p>
          </table:table-cell>
        </table:table-row>
        <table:table-row table:style-name="Table74.2">
          <table:table-cell table:style-name="Table74.A2" office:value-type="string">
            <text:p text:style-name="P20">KeyManagementKey</text:p>
          </table:table-cell>
          <table:table-cell table:style-name="Table74.B2" office:value-type="string">
            <text:p text:style-name="P15">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5">ClientTime</text:p>
          </table:table-cell>
        </table:table-row>
      </table:table>
      <text:p text:style-name="Text_20_body"/>
      <text:p text:style-name="P38"/>
      <text:p text:style-name="P97"/>
      <text:p text:style-name="P38"/>
      <text:p text:style-name="P38"/>
      <text:p text:style-name="P60">Continued on the next page...</text:p>
      <text:p text:style-name="P103"><text:span text:style-name="T100">When using </text:span><text:span text:style-name="CrossRef"><text:reference-ref text:reference-format="text" text:ref-name="keygen2">KeyGen2</text:reference-ref></text:span><text:span text:style-name="T100"> the </text:span><text:span text:style-name="T3">output</text:span><text:span text:style-name="T100"> from </text:span><text:span text:style-name="T111">createProvisioningSession</text:span><text:span text:style-name="T100"> is translated as shown in the fragment below:<text:line-break/></text:span></text:p>
      <table:table table:name="Table75" table:style-name="Table75">
        <table:table-column table:style-name="Table75.A"/>
        <table:table-row>
          <table:table-cell table:style-name="Table75.A1" office:value-type="string">
            <text:p text:style-name="P68"><text:span text:style-name="T123">&lt;</text:span><text:reference-mark-start text:name="prov.sess.resp"/><text:span text:style-name="T36">ProvisioningInitializationResponse</text:span><text:reference-mark-end text:name="prov.sess.resp"/><text:span text:style-name="T36"> </text:span><text:span text:style-name="T45">ID</text:span><text:span text:style-name="T13">="_126992b6 … a8a6b484db8f"</text:span></text:p>
            <text:p text:style-name="P68"><text:span text:style-name="T48"><text:s/></text:span><text:span text:style-name="T46"><text:s text:c="57"/>ServerSessionID</text:span><text:span text:style-name="T13">="_0fa47ab3c00c … a67992b6ac61c"<text:line-break/> </text:span><text:span text:style-name="T48"><text:s/></text:span><text:span text:style-name="T46"><text:s/></text:span><text:span text:style-name="T13"><text:s text:c="10"/></text:span><text:span text:style-name="T37"><text:s text:c="45"/></text:span><text:span text:style-name="T46">ClientTime</text:span><text:span text:style-name="T13">="2010-03-18T11:23:29Z"</text:span><text:span text:style-name="T126"><text:line-break/></text:span><text:span text:style-name="T13"> </text:span><text:span text:style-name="T48"><text:s/></text:span><text:span text:style-name="T46"><text:s/></text:span><text:span text:style-name="T13"><text:s/></text:span><text:span text:style-name="T37"><text:s text:c="54"/></text:span><text:reference-mark-start text:name="server.cert.fp"/><text:span text:style-name="T46">ServerCertificateFingerprint</text:span><text:reference-mark-end text:name="server.cert.fp"/><text:span text:style-name="T13">="</text:span><text:span text:style-name="T126">AvDWx6xbg3GDGzdz … yJk8Js0Oul+Ba/Xc8=</text:span><text:span text:style-name="T13">"</text:span><text:span text:style-name="T126"><text:line-break/></text:span><text:span text:style-name="T13"> </text:span><text:span text:style-name="T48"><text:s text:c="23"/></text:span><text:span text:style-name="T46"><text:s/></text:span><text:span text:style-name="T13"><text:s/></text:span><text:span text:style-name="T37"><text:s text:c="45"/></text:span><text:span text:style-name="T46">Attestation</text:span><text:span text:style-name="T13">="</text:span>Ob7MvaXC/rNx/rkNZJEo … 8lch/6sngIszfpElrggQfl<text:span text:style-name="T13">" </text:span><text:span text:style-name="T14">…</text:span><text:span text:style-name="T13"> <text:s/>&gt;</text:span><text:span text:style-name="T126"><text:line-break/></text:span></text:p>
            <text:p text:style-name="P68"><text:span text:style-name="T122"><text:s text:c="4"/>&lt;</text:span><text:span text:style-name="T35">ClientEphemeralKey</text:span><text:span text:style-name="T122">&gt;<text:line-break/> <text:s text:c="4"/></text:span><text:span text:style-name="T127"><text:s text:c="3"/>&lt;</text:span><text:span text:style-name="T135">ds11</text:span><text:span text:style-name="T127">:</text:span><text:span text:style-name="T35">ECKeyValue</text:span><text:span text:style-name="T127">&gt;</text:span></text:p>
            <text:p text:style-name="P68"><text:s text:c="12"/>&lt;<text:span text:style-name="T130">ds11</text:span><text:span text:style-name="T121">:</text:span><text:span text:style-name="T35">NamedCurve</text:span> <text:span text:style-name="T44">URI</text:span>="urn:oid:1.2.840.10045.3.1.7"/&gt;</text:p>
            <text:p text:style-name="P68"><text:s text:c="12"/>&lt;<text:span text:style-name="T130">ds11</text:span><text:span text:style-name="T121">:</text:span><text:span text:style-name="T35">PublicKey</text:span>&gt;<text:span text:style-name="T122">PRZre90SQLp … 16m9FokKxV3F40Y=</text:span>&lt;/<text:span text:style-name="T130">ds11</text:span><text:span text:style-name="T121">:</text:span><text:span text:style-name="T35">PublicKey</text:span>&gt;</text:p>
            <text:p text:style-name="P68"><text:s text:c="8"/>&lt;/<text:span text:style-name="T130">ds11</text:span><text:span text:style-name="T121">:</text:span><text:span text:style-name="T35">ECKeyValue</text:span>&gt;</text:p>
            <text:p text:style-name="P68"><text:span text:style-name="T122"><text:s text:c="4"/>&lt;/</text:span><text:span text:style-name="T35">ClientEphemeralKey</text:span><text:span text:style-name="T122">&gt;<text:line-break/> <text:s text:c="3"/>&lt;</text:span><text:span text:style-name="T35">DeviceCertificatePath</text:span><text:span text:style-name="T122">&gt; </text:span></text:p>
            <text:p text:style-name="P68"><text:span text:style-name="T122"><text:s text:c="8"/>&lt;</text:span><text:span text:style-name="T131">ds</text:span><text:span text:style-name="T122">:</text:span><text:span text:style-name="T35">X509Data</text:span><text:span text:style-name="T122">&gt; </text:span></text:p>
            <text:p text:style-name="P68"><text:span text:style-name="T122"><text:s text:c="12"/>&lt;</text:span><text:span text:style-name="T131">ds</text:span><text:span text:style-name="T122">:</text:span><text:span text:style-name="T35">X509Certificate</text:span><text:span text:style-name="T122">&gt;MIIC2TCCAcGgAwIBAg ... hugc53W4nNzggt2w==&lt;/</text:span><text:span text:style-name="T131">ds</text:span><text:span text:style-name="T122">:</text:span><text:span text:style-name="T35">X509Certificate</text:span><text:span text:style-name="T122">&gt; </text:span></text:p>
            <text:p text:style-name="P68"><text:span text:style-name="T122"><text:s text:c="8"/>&lt;/</text:span><text:span text:style-name="T131">ds</text:span><text:span text:style-name="T122">:</text:span><text:span text:style-name="T35">X509Data</text:span><text:span text:style-name="T122">&gt; </text:span></text:p>
            <text:p text:style-name="P68"><text:span text:style-name="T122"><text:s text:c="4"/>&lt;/</text:span><text:span text:style-name="T35">DeviceCertificatePath</text:span><text:span text:style-name="T122">&gt;</text:span></text:p>
            <text:p text:style-name="P68"><text:span text:style-name="T122"><text:s text:c="4"/>&lt;</text:span><text:span text:style-name="T131">ds</text:span><text:span text:style-name="T122">:</text:span><text:span text:style-name="T35">Signature</text:span><text:span text:style-name="T122">&gt; </text:span></text:p>
            <text:p text:style-name="P68"><text:span text:style-name="T122"><text:s text:c="8"/>&lt;</text:span><text:span text:style-name="T135">ds</text:span><text:span text:style-name="T35">:SignedInfo</text:span><text:span text:style-name="T122">&gt; </text:span></text:p>
            <text:p text:style-name="P68"><text:span text:style-name="T122"><text:s text:c="12"/>&lt;</text:span><text:span text:style-name="T135">ds</text:span><text:span text:style-name="T35">:CanonicalizationMethod</text:span><text:span text:style-name="T122"> </text:span><text:span text:style-name="T44">Algorithm</text:span><text:span text:style-name="T122">="http://www.w3.org/2001/10/xml-exc-c14n#"/&gt; </text:span></text:p>
            <text:p text:style-name="P68"><text:span text:style-name="T122"><text:s text:c="12"/>&lt;</text:span><text:span text:style-name="T135">ds</text:span><text:span text:style-name="T35">:SignatureMethod</text:span><text:span text:style-name="T122"> </text:span><text:span text:style-name="T44">Algorithm</text:span><text:span text:style-name="T122">="http://www.w3.org/2001/04/xmldsig-more#hmac-sha256"/&gt; </text:span></text:p>
            <text:p text:style-name="P68"><text:span text:style-name="T122"><text:s text:c="12"/>&lt;</text:span><text:span text:style-name="T131">ds</text:span><text:span text:style-name="T122">:</text:span><text:span text:style-name="T35">Reference</text:span><text:span text:style-name="T122"> </text:span><text:span text:style-name="T44">URI</text:span><text:span text:style-name="T122">="#</text:span><text:span text:style-name="T13">_126992b6 … a8a6b484db8f</text:span><text:span text:style-name="T122">"&gt; </text:span></text:p>
            <text:p text:style-name="P68"><text:span text:style-name="T122"><text:s text:c="16"/>&lt;</text:span><text:span text:style-name="T131">ds</text:span><text:span text:style-name="T122">:</text:span><text:span text:style-name="T35">Transforms</text:span><text:span text:style-name="T122">&gt; </text:span></text:p>
            <text:p text:style-name="P68"><text:span text:style-name="T122"><text:s text:c="20"/>&lt;</text:span><text:span text:style-name="T131">ds</text:span><text:span text:style-name="T122">:</text:span><text:span text:style-name="T35">Transform</text:span><text:span text:style-name="T122"> </text:span><text:span text:style-name="T44">Algorithm</text:span><text:span text:style-name="T122">="http://www.w3.org/2000/09/xmldsig#enveloped-signature"/&gt; </text:span></text:p>
            <text:p text:style-name="P68"><text:span text:style-name="T122"><text:s text:c="20"/>&lt;</text:span><text:span text:style-name="T131">ds</text:span><text:span text:style-name="T122">:</text:span><text:span text:style-name="T35">Transform</text:span><text:span text:style-name="T122"> </text:span><text:span text:style-name="T44">Algorithm</text:span><text:span text:style-name="T122">="http://www.w3.org/2001/10/xml-exc-c14n#"/&gt; </text:span></text:p>
            <text:p text:style-name="P68"><text:span text:style-name="T122"><text:s text:c="16"/>&lt;/</text:span><text:span text:style-name="T131">ds</text:span><text:span text:style-name="T122">:</text:span><text:span text:style-name="T35">Transforms</text:span><text:span text:style-name="T122">&gt; </text:span></text:p>
            <text:p text:style-name="P68"><text:span text:style-name="T122"><text:s text:c="16"/>&lt;</text:span><text:span text:style-name="T131">ds</text:span><text:span text:style-name="T122">:</text:span><text:span text:style-name="T35">DigestMethod</text:span><text:span text:style-name="T122"> </text:span><text:span text:style-name="T44">Algorithm</text:span><text:span text:style-name="T122">="http://www.w3.org/2001/04/xmlenc#sha256"/&gt; </text:span></text:p>
            <text:p text:style-name="P68"><text:span text:style-name="T122"><text:s text:c="16"/>&lt;</text:span><text:span text:style-name="T131">ds</text:span><text:span text:style-name="T122">:</text:span><text:span text:style-name="T35">DigestValue</text:span><text:span text:style-name="T122">&gt;yLD0zNA48Xt9xXNHuBUlK0hL51zn0SYj2IfDXm42PLc=&lt;/</text:span><text:span text:style-name="T131">ds</text:span><text:span text:style-name="T122">:</text:span><text:span text:style-name="T35">DigestValue</text:span><text:span text:style-name="T122">&gt; </text:span></text:p>
            <text:p text:style-name="P68"><text:span text:style-name="T122"><text:s text:c="12"/>&lt;/</text:span><text:span text:style-name="T131">ds</text:span><text:span text:style-name="T122">:</text:span><text:span text:style-name="T35">Reference</text:span><text:span text:style-name="T122">&gt; </text:span></text:p>
            <text:p text:style-name="P68"><text:span text:style-name="T122"><text:s text:c="8"/>&lt;/</text:span><text:span text:style-name="T131">ds</text:span><text:span text:style-name="T122">:</text:span><text:span text:style-name="T35">SignedInfo</text:span><text:span text:style-name="T122">&gt; </text:span></text:p>
            <text:p text:style-name="P68"><text:span text:style-name="T122"><text:s text:c="8"/>&lt;</text:span><text:span text:style-name="T131">ds</text:span><text:span text:style-name="T122">:</text:span><text:span text:style-name="T35">SignatureValue</text:span><text:span text:style-name="T122">&gt;aRiSdmrn/KgtjqtTReF+6DOuIemRuw2xV9yuOPAlMj8=&lt;/</text:span><text:span text:style-name="T131">ds</text:span><text:span text:style-name="T122">:</text:span><text:span text:style-name="T35">SignatureValue</text:span><text:span text:style-name="T122">&gt; </text:span></text:p>
            <text:p text:style-name="P68"><text:span text:style-name="T122"><text:s text:c="8"/>&lt;</text:span><text:span text:style-name="T131">ds</text:span><text:span text:style-name="T122">:</text:span><text:span text:style-name="T35">KeyInfo</text:span><text:span text:style-name="T122">&gt;</text:span></text:p>
            <text:p text:style-name="P68"><text:span text:style-name="T122"><text:s text:c="12"/>&lt;</text:span><text:span text:style-name="T131">ds</text:span><text:span text:style-name="T122">:</text:span><text:span text:style-name="T35">KeyName</text:span><text:span text:style-name="T122">&gt;derived-session-key&lt;/</text:span><text:span text:style-name="T131">ds</text:span><text:span text:style-name="T122">:</text:span><text:span text:style-name="T35">KeyName</text:span><text:span text:style-name="T122">&gt; </text:span></text:p>
            <text:p text:style-name="P68"><text:span text:style-name="T122"><text:s text:c="8"/>&lt;/</text:span><text:span text:style-name="T131">ds</text:span><text:span text:style-name="T122">:</text:span><text:span text:style-name="T35">KeyInfo</text:span><text:span text:style-name="T122">&gt; </text:span></text:p>
            <text:p text:style-name="P68"><text:span text:style-name="T122"><text:s text:c="4"/>&lt;/</text:span><text:span text:style-name="T131">ds</text:span><text:span text:style-name="T122">:</text:span><text:span text:style-name="T35">Signature</text:span><text:span text:style-name="T122">&gt;</text:span></text:p>
            <text:p text:style-name="P73"/>
            <text:p text:style-name="P82"><text:span text:style-name="T122">&lt;/</text:span><text:span text:style-name="T41">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0">ProvisioningInitializationResponse@ID</text:p>
          </table:table-cell>
          <table:table-cell table:style-name="Table76.B2" office:value-type="string">
            <text:p text:style-name="P15">ClientSessionID</text:p>
          </table:table-cell>
        </table:table-row>
        <table:table-row table:style-name="Table76.2">
          <table:table-cell table:style-name="Table76.A2" office:value-type="string">
            <text:p text:style-name="P20">ProvisioningInitializationResponse@ServerSessionID</text:p>
          </table:table-cell>
          <table:table-cell table:style-name="Table76.B2" office:value-type="string">
            <text:p text:style-name="P20">Input.ServerSessionID</text:p>
          </table:table-cell>
        </table:table-row>
        <table:table-row table:style-name="Table76.2">
          <table:table-cell table:style-name="Table76.A2" office:value-type="string">
            <text:p text:style-name="P20">ProvisioningInitializationResponse@ClientTime</text:p>
          </table:table-cell>
          <table:table-cell table:style-name="Table76.B2" office:value-type="string">
            <text:p text:style-name="P15">Input.ClientTime</text:p>
          </table:table-cell>
        </table:table-row>
        <table:table-row table:style-name="Table76.2">
          <table:table-cell table:style-name="Table76.A2" office:value-type="string">
            <text:p text:style-name="P20">ProvisioningInitializationResponse@Attestation</text:p>
          </table:table-cell>
          <table:table-cell table:style-name="Table76.B2" office:value-type="string">
            <text:p text:style-name="P20">Attestation</text:p>
          </table:table-cell>
        </table:table-row>
        <table:table-row table:style-name="Table76.2">
          <table:table-cell table:style-name="Table76.A2" office:value-type="string">
            <text:p text:style-name="P20">ClientEphemeralKey/ECKeyValue</text:p>
          </table:table-cell>
          <table:table-cell table:style-name="Table76.B2" office:value-type="string">
            <text:p text:style-name="P16">ClientEphemeralKey</text:p>
          </table:table-cell>
        </table:table-row>
        <table:table-row table:style-name="Table76.2">
          <table:table-cell table:style-name="Table76.A2" office:value-type="string">
            <text:p text:style-name="P20">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0">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38">In the standard <text:span text:style-name="CrossRef"><text:span text:style-name="T92"><text:reference-ref text:reference-format="text" text:ref-name="e2es">E2ES</text:reference-ref></text:span></text:span> mode the <text:span text:style-name="T32">DeviceCertificatePath</text:span> <text:span text:style-name="T52">must</text:span> be available for verification of the <text:span text:style-name="T32">Attestation</text:span> signature as well as for identification of the SKS container. <text:s/>The <text:span text:style-name="T103">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40" text:outline-level="2"><text:bookmark text:name="__RefHeading__15275_972012461"/><text:reference-mark-start text:name="closeProvisioningSession"/><text:span text:style-name="T100">closeProvisioningSession</text:span><text:reference-mark-end text:name="closeProvisioningSession"/><text:span text:style-name="T100"> (3)</text:span><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Nonce</text:p>
          </table:table-cell>
          <table:table-cell table:style-name="Table10.A2" office:value-type="string">
            <text:p text:style-name="P3">byte[<text:span text:style-name="T89">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88">⁮[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Attestation</text:p>
          </table:table-cell>
          <table:table-cell table:style-name="Table11.A2" office:value-type="string">
            <text:p text:style-name="P3">byte[32]</text:p>
          </table:table-cell>
          <table:table-cell table:style-name="Table11.C2" office:value-type="string">
            <text:p text:style-name="P2"><text:span text:style-name="T100">Session termination attestation signature</text:span>. <text:s/>See <text:span text:style-name="CrossRef"><text:reference-ref text:reference-format="text" text:ref-name="SKSAttestations">Attestations</text:reference-ref></text:span> </text:p>
          </table:table-cell>
        </table:table-row>
      </table:table>
      <text:p text:style-name="P46"/>
      <text:p text:style-name="Text_20_body"><text:span text:style-name="T103">closeProvisioningSession</text:span> terminates a provisioning session and returns a proof of successful operation to the issuer. <text:s/>However, success status <text:span text:style-name="T51">must</text:span> only be returned if <text:span text:style-name="T2">all</text:span> of the following conditions are valid:</text:p>
      <text:list xml:id="list34619953" text:continue-numbering="true" text:style-name="L1">
        <text:list-item>
          <text:p text:style-name="P156">There is an open provisioning session associated with <text:span text:style-name="T103">ProvisioningHandle</text:span></text:p>
        </text:list-item>
        <text:list-item>
          <text:p text:style-name="P146">The <text:span text:style-name="T106">MAC</text:span><text:span text:style-name="T60"> computes correctly using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P146"><text:span text:style-name="T60"><text:s text:c="8"/></text:span><text:span text:style-name="T59">Data = </text:span><text:span text:style-name="CrossRef"><text:span text:style-name="T92"><text:reference-ref text:reference-format="text" text:ref-name="client.sess.id">ClientSessionID</text:reference-ref></text:span></text:span><text:span text:style-name="T55"> || </text:span><text:span text:style-name="CrossRef"><text:span text:style-name="T92"><text:reference-ref text:reference-format="text" text:ref-name="srv.sess.id">ServerSessionID</text:reference-ref></text:span></text:span> || <text:span text:style-name="CrossRef"><text:span text:style-name="T92"><text:reference-ref text:reference-format="text" text:ref-name="issueruri">IssuerURI</text:reference-ref></text:span></text:span> || <text:span text:style-name="T103">Nonce</text:span></text:p>
        </text:list-item>
        <text:list-item>
          <text:p text:style-name="P157">All generated keys are fully provisioned which means that matching public key certificates have been deployed.<text:line-break/>See <text:span text:style-name="CrossRef"><text:reference-ref text:reference-format="text" text:ref-name="setCertificatePath">setCertificatePath</text:reference-ref></text:span></text:p>
        </text:list-item>
        <text:list-item>
          <text:p text:style-name="P146"><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46">There are no unreferenced PIN or PUK policy objects. <text:s/>See<text:span text:style-name="T55">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46">The post provisioning operations succeed during the final <text:span text:style-name="T2">commit</text:span>. <text:s/>See <text:span text:style-name="CrossRef"><text:reference-ref text:reference-format="text" text:ref-name="atomic.op">Transaction Based Operation</text:reference-ref></text:span></text:p>
          <text:p text:style-name="P142"/>
        </text:list-item>
      </text:list>
      <text:p text:style-name="Text_20_body"><text:span text:style-name="T74">If verification is successful, </text:span><text:span text:style-name="T111">closeProvisioningSession</text:span><text:span text:style-name="T74"> </text:span><text:span text:style-name="T77">must</text:span><text:span text:style-name="T74"> also </text:span><text:span text:style-name="T79">reassign provisioning session ownership</text:span><text:span text:style-name="T74"> to the current (closing) session for </text:span><text:span text:style-name="T79">all</text:span><text:span text:style-name="T74"> objects belonging to sessions that have been subject to a post provisioning operation. <text:s/>The original session objects </text:span><text:span text:style-name="T77">must</text:span><text:span text:style-name="T74"> subsequently be deleted since they have no mission anymore. <text:s/>Also see</text:span><text:span text:style-name="T75"> </text:span><text:span text:style-name="CrossRef"><text:span text:style-name="T92"><text:reference-ref text:reference-format="text" text:ref-name="provisioning.objects">Provisioning Objects</text:reference-ref></text:span></text:span><text:span text:style-name="T75">.</text:span></text:p>
      <text:p text:style-name="P57">If verification fails, <text:span text:style-name="T2">all</text:span> objects created in the session <text:span text:style-name="T51">must</text:span> be deleted and post provisioning operations <text:span text:style-name="T51">must</text:span> be rolled back.</text:p>
      <text:p text:style-name="P57">When a provisioning session has been successfully closed by this method, it remains stored until all associated keys have been deleted.</text:p>
      <text:p text:style-name="P46"><text:span text:style-name="T74">Using </text:span><text:span text:style-name="CrossRef"><text:span text:style-name="T92"><text:reference-ref text:reference-format="text" text:ref-name="keygen2">KeyGen2</text:reference-ref></text:span></text:span><text:span text:style-name="T74"> </text:span><text:span text:style-name="T111">closeProvisioningSession</text:span><text:span text:style-name="T74"> is invoked as the last step of processing </text:span><text:span text:style-name="CrossRef"><text:span text:style-name="T92"><text:reference-ref text:reference-format="text" text:ref-name="cred.depl.req">ProvisioningFinalizationRequest </text:reference-ref></text:span></text:span><text:span text:style-name="T74">where the top element holds the associated </text:span><text:span text:style-name="T112">MAC</text:span><text:span text:style-name="T74"> and </text:span><text:span text:style-name="T112">Nonce</text:span><text:span text:style-name="T74"> attributes.</text:span></text:p>
      <text:p text:style-name="P59"/>
      <text:p text:style-name="P46"><text:span text:style-name="T75">The </text:span><text:span text:style-name="T106">Attestation</text:span><text:span text:style-name="T75"> object is created by attesting the following </text:span><text:span text:style-name="T81">Data</text:span><text:span text:style-name="T75">:</text:span></text:p>
      <text:p text:style-name="Text_20_body"><text:span text:style-name="T75"><text:tab/> </text:span><text:span text:style-name="T81">Data</text:span><text:span text:style-name="T75"> = </text:span><text:span text:style-name="T106">Input.MAC</text:span><text:span text:style-name="T59"> </text:span><text:span text:style-name="T60">|| </text:span><text:span text:style-name="T106">createProvisioningSession.Input.</text:span><text:span text:style-name="CrossRef"><text:span text:style-name="T92"><text:reference-ref text:reference-format="text" text:ref-name="sess.key.alg">Algorithm</text:reference-ref></text:span></text:span></text:p>
      <text:p text:style-name="Text_20_body"><text:span text:style-name="T56">Also see </text:span><text:span text:style-name="CrossRef"><text:reference-ref text:reference-format="text" text:ref-name="sess.key.op">SessionKeyLimit</text:reference-ref></text:span><text:span text:style-name="T56">.</text:span></text:p>
      <text:p text:style-name="P54"/>
      <text:p text:style-name="Standard"><text:span text:style-name="T56">A </text:span><text:span text:style-name="T58">successful</text:span><text:span text:style-name="T56"> </text:span><text:span text:style-name="CrossRef"><text:reference-ref text:reference-format="text" text:ref-name="keygen2">KeyGen2</text:reference-ref></text:span><text:span text:style-name="T56"> response would typically look like:</text:span></text:p>
      <text:p text:style-name="P82"/>
      <table:table table:name="Table104" table:style-name="Table104">
        <table:table-column table:style-name="Table104.A"/>
        <table:table-row>
          <table:table-cell table:style-name="Table104.A1" office:value-type="string">
            <text:p text:style-name="P71"><text:span text:style-name="T123">&lt;</text:span><text:span text:style-name="T36">ProvisioningFinalizationResponse</text:span><text:span text:style-name="T123"><text:tab/></text:span><text:span text:style-name="T45">ID</text:span><text:span text:style-name="T123">="</text:span><text:span text:style-name="T12">_126992b6 … a8a6b484db8f</text:span><text:span text:style-name="T123">"<text:line-break/><text:tab/></text:span><text:span text:style-name="T45">ServerSessionID</text:span><text:span text:style-name="T123">="</text:span><text:span text:style-name="T13">_0fa47ab3c00c … a67992b6ac61c</text:span><text:span text:style-name="T123">"<text:line-break/><text:tab/></text:span><text:span text:style-name="T45">Attestation</text:span><text:span text:style-name="T123">="gEWzCCD ... 0w81L/ls2W0UYNE=" </text:span><text:span text:style-name="T12"> </text:span><text:span text:style-name="T15">…</text:span><text:span text:style-name="T12"> <text:s/></text:span><text:span text:style-name="T123">/&gt;</text:span></text:p>
          </table:table-cell>
        </table:table-row>
      </table:table>
      <text:h text:style-name="P140" text:outline-level="2"><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81">The following elements </text:span><text:span text:style-name="T80">must</text:span><text:span text:style-name="T81"> be set to zero if the output</text:span><text:span text:style-name="T82"> </text:span>ProvisioningHandle<text:span text:style-name="T75"> = 0</text:span></text:p>
          </table:table-cell>
          <table:covered-table-cell/>
          <table:covered-table-cell/>
        </table:table-row>
        <table:table-row table:style-name="Table39.2">
          <table:table-cell table:style-name="Table39.A2" office:value-type="string">
            <text:p text:style-name="P16">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6">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89">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46"/>
      <text:p text:style-name="P46"><text:span text:style-name="T111">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46">In addition, users of portable SKSes (like smart cards), may carry out provisioning steps on <text:span text:style-name="T2">different</text:span> computers through this method.</text:p>
      <text:p text:style-name="P46"><text:span text:style-name="T111">enumerateProvisioningSessions</text:span> may also be useful for debugging and “cleaning” purposes.</text:p>
      <text:p text:style-name="P46">The input <text:span text:style-name="T109">ProvisioningHandle</text:span><text:span text:style-name="T66"> </text:span><text:span text:style-name="T71">must</text:span><text:span text:style-name="T66"> initially be set to 0 to start an enumeration round.</text:span></text:p>
      <text:p text:style-name="P46"><text:span text:style-name="T66">Succeeding calls </text:span><text:span text:style-name="T71">must</text:span><text:span text:style-name="T66"> use the output </text:span><text:span text:style-name="T109">ProvisioningHandle</text:span><text:span text:style-name="T66"> as input to the next call.</text:span></text:p>
      <text:p text:style-name="P46"><text:span text:style-name="T66">When </text:span><text:span text:style-name="T106">enumerateProvisioningSessions</text:span><text:span text:style-name="T60"> returns with a </text:span><text:span text:style-name="T106">ProvisioningHandle</text:span><text:span text:style-name="T60"> = 0 there are no more provisioning objects to read.</text:span></text:p>
      <text:h text:style-name="P141" text:outline-level="2"><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2">must</text:span> be removed from the SKS, otherwise an error <text:span text:style-name="T52">must</text:span> be returned.</text:p>
      <text:h text:style-name="P140" text:outline-level="2"><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89">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4"/>
      <text:p text:style-name="Text_20_body"><text:span text:style-name="T111">signProvisioningSessionData</text:span> signs <text:span text:style-name="T2">arbitrary data</text:span> that is supplied <text:span text:style-name="T2">by the provisioning middleware.</text:span></text:p>
      <text:p text:style-name="Text_20_body">The purpose of <text:span text:style-name="T111">signProvisioningSessionData</text:span> is adding data integrity to provisioning messages from clients to issuers.</text:p>
      <text:p text:style-name="Text_20_body">The signature scheme is as follows:</text:p>
      <text:p text:style-name="Text_20_body"><text:span text:style-name="T103"><text:tab/>Result</text:span> = <text:span text:style-name="CrossRef"><text:span text:style-name="T92"><text:reference-ref text:reference-format="text" text:ref-name="HMAC_SHA256">HMAC-SHA256</text:reference-ref></text:span></text:span> (<text:span text:style-name="CrossRef"><text:reference-ref text:reference-format="text" text:ref-name="sess.key">SessionKey</text:reference-ref></text:span> || <text:span text:style-name="T113">"</text:span><text:span text:style-name="T111">External Signature"</text:span><text:span text:style-name="T55">, </text:span><text:span text:style-name="T106">Data</text:span><text:span text:style-name="T55">)</text:span></text:p>
      <text:p text:style-name="Text_20_body">Note that <text:span text:style-name="T106">Data</text:span> <text:span text:style-name="T52">must</text:span> be used “as is” in the HMAC operation, <text:span text:style-name="T2">excluding</text:span> length information. </text:p>
      <text:p text:style-name="Text_20_body">A <text:span text:style-name="T2">relying party </text:span><text:span text:style-name="T51">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41" text:outline-level="2"><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PUKValue</text:p>
          </table:table-cell>
          <table:table-cell table:style-name="Table12.A2" office:value-type="string">
            <text:p text:style-name="P3">byte[<text:span text:style-name="T89">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88">⁮[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6"/>
      <text:p text:style-name="P46"><text:span text:style-name="T103">createPUKPolicy</text:span><text:span text:style-name="T100"> creates a PUK policy object </text:span><text:span text:style-name="T82">in the </text:span><text:span text:style-name="CrossRef"><text:reference-ref text:reference-format="text" text:ref-name="cred.db">Credential Database</text:reference-ref></text:span><text:span text:style-name="T82"> </text:span><text:span text:style-name="T100">to be referenced by subsequent calls to the </text:span><text:span text:style-name="CrossRef"><text:reference-ref text:reference-format="text" text:ref-name="createPINPolicy">createPINPolicy</text:reference-ref></text:span><text:span text:style-name="T100"> method.</text:span></text:p>
      <text:p text:style-name="Text_20_body">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59"> </text:span><text:span text:style-name="T106">ID</text:span><text:span text:style-name="T59"> </text:span><text:span text:style-name="T60">|| </text:span><text:span text:style-name="T106">PUKValue</text:span><text:span text:style-name="T60"> ||</text:span><text:span text:style-name="T59"> </text:span><text:span text:style-name="T106">Format</text:span><text:span text:style-name="T60"> ||</text:span><text:span text:style-name="T59"> </text:span><text:span text:style-name="T106">RetryLimit</text:span></text:p>
      <text:p text:style-name="Text_20_body"><text:span text:style-name="T60">Note that </text:span><text:span text:style-name="T106">PUKValue</text:span><text:span text:style-name="T60"> is MACed in encrypted form and </text:span><text:span text:style-name="T59">then</text:span><text:span text:style-name="T60"> decrypted by the SKS before storing.</text:span></text:p>
      <text:p text:style-name="P38">The purpose of a PUK is to facilitate a master key for unlocking keys that have locked-up due to faulty PIN entries. <text:s/>See <text:span text:style-name="CrossRef"><text:reference-ref text:reference-format="text" text:ref-name="unlockey">unlockKey</text:reference-ref></text:span>.</text:p>
      <text:p text:style-name="P46">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P39"/>
      <text:h text:style-name="P140" text:outline-level="2"><text:bookmark text:name="__RefHeading__15285_972012461"/><text:reference-mark-start text:name="createPINPolicy"/><text:span text:style-name="T100">createPINPolicy</text:span><text:reference-mark-end text:name="createPINPolicy"/><text:span text:style-name="T100"> (8)</text:span><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2">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2">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88">⁮[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6"/>
      <text:p text:style-name="P46"><text:span text:style-name="T103">createPINPolicy</text:span><text:span text:style-name="T100"> creates a PIN policy object </text:span><text:span text:style-name="T82">in the </text:span><text:span text:style-name="CrossRef"><text:reference-ref text:reference-format="text" text:ref-name="cred.db">Credential Database</text:reference-ref></text:span><text:span text:style-name="T82"> </text:span><text:span text:style-name="T100">to be referenced by subsequent calls to the </text:span><text:span text:style-name="CrossRef"><text:reference-ref text:reference-format="text" text:ref-name="createKeyPair">createKeyEntry</text:reference-ref></text:span><text:span text:style-name="T100"> method.</text:span></text:p>
      <text:p text:style-name="Text_20_body">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59"> </text:span><text:span text:style-name="T106">ID</text:span><text:span text:style-name="T59"> </text:span><text:span text:style-name="T60">|| </text:span><text:span text:style-name="T59">PUKReference</text:span><text:span text:style-name="T60"> || </text:span><text:span text:style-name="T106">UserDefined</text:span><text:span text:style-name="T60"> ||</text:span><text:span text:style-name="T59"> </text:span><text:span text:style-name="T106">UserModifiable</text:span><text:span text:style-name="T60"> ||</text:span><text:span text:style-name="T59"> </text:span><text:span text:style-name="T106">Format</text:span><text:span text:style-name="T60"> ||</text:span><text:span text:style-name="T59"> </text:span><text:span text:style-name="T106">RetryLimit</text:span><text:span text:style-name="T60"> ||</text:span><text:span text:style-name="T106"><text:line-break/></text:span><text:span text:style-name="T60"> <text:s text:c="24"/></text:span><text:span text:style-name="T106">Grouping</text:span><text:span text:style-name="T60"> ||</text:span><text:span text:style-name="T59"> </text:span><text:span text:style-name="T106">PatternRestrictions</text:span><text:span text:style-name="T60"> ||</text:span><text:span text:style-name="T59"> </text:span><text:span text:style-name="T106">MinLength</text:span><text:span text:style-name="T60"> ||</text:span><text:span text:style-name="T59"> </text:span><text:span text:style-name="T106">MaxLength</text:span><text:span text:style-name="T60"> ||</text:span><text:span text:style-name="T59"> </text:span><text:span text:style-name="T106">InputMethod</text:span><text:span text:style-name="T62"> <text:s/></text:span></text:p>
      <text:p text:style-name="Text_20_body"><text:span text:style-name="T59">PUKReference</text:span><text:span text:style-name="T60"> is set to </text:span><text:span text:style-name="T108">"</text:span><text:span text:style-name="T106">#N/A</text:span><text:span text:style-name="T106">"</text:span><text:span text:style-name="T60"> if </text:span><text:span text:style-name="T106">PUKPolicyHandle</text:span><text:span text:style-name="T60"> is zero, else it is set to the </text:span><text:span text:style-name="T106">ID</text:span><text:span text:style-name="T60"> of the referenced PUK policy object.</text:span></text:p>
      <text:p text:style-name="P46"><text:span text:style-name="T100">If </text:span><text:span text:style-name="T103">PUKPolicyHandle</text:span><text:span text:style-name="T100"> is zero no PUK is associated with the PIN policy object.</text:span></text:p>
      <text:p text:style-name="P36">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39"/>
      <text:p text:style-name="P46"/>
      <text:h text:style-name="P140" text:outline-level="2"><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88">byte⁮[</text:span><text:span text:style-name="T90"> </text:span><text:span text:style-name="T88">]</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88">⁮[</text:span><text:span text:style-name="T90"> </text:span><text:span text:style-name="T88">]</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1">may</text:span> cache PINs for this key</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3">byte<text:span text:style-name="T88">⁮[</text:span><text:span text:style-name="T90"> </text:span><text:span text:style-name="T88">]</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6">KeySpecifier</text:p>
          </table:table-cell>
          <table:table-cell table:style-name="Table16.A2" office:value-type="string">
            <text:p text:style-name="P3">byte<text:span text:style-name="T88">⁮[</text:span><text:span text:style-name="T90"> </text:span><text:span text:style-name="T88">]</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3">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1"><text:span text:style-name="T100">Endorsed algorithm URI </text:span><text:span text:style-name="T3">repeated</text:span><text:span text:style-name="T100"> as defined by </text:span><text:span text:style-name="T103">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88">⁮[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PublicKey</text:p>
          </table:table-cell>
          <table:table-cell table:style-name="Table17.A2" office:value-type="string">
            <text:p text:style-name="P3">byte<text:span text:style-name="T88">⁮[</text:span><text:span text:style-name="T90"> </text:span><text:span text:style-name="T88">]</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Attestation</text:p>
          </table:table-cell>
          <table:table-cell table:style-name="Table17.A2" office:value-type="string">
            <text:p text:style-name="P3">byte<text:span text:style-name="T88">⁮[</text:span><text:span text:style-name="T90"> </text:span><text:span text:style-name="T88">]</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46"/>
      <text:p text:style-name="P46"><text:span text:style-name="T103">createKeyEntry</text:span><text:span text:style-name="T100"> generates an asymmetric key-pair according to the issuer's specification. <text:s/>In addition, </text:span><text:span text:style-name="T103">createKeyEntry</text:span><text:span text:style-name="T100"> creates a </text:span><text:span text:style-name="T3">key entry</text:span><text:span text:style-name="T100"> (see </text:span><text:span text:style-name="CrossRef"><text:reference-ref text:reference-format="text" text:ref-name="key.entries">Key Entries</text:reference-ref></text:span><text:span text:style-name="T82">) in the </text:span><text:span text:style-name="CrossRef"><text:reference-ref text:reference-format="text" text:ref-name="cred.db">Credential Database</text:reference-ref></text:span><text:span text:style-name="T100"> where the key-pair and its protection attributes are stored.</text:span></text:p>
      <text:p text:style-name="P37"/>
      <text:p text:style-name="P96"/>
      <text:p text:style-name="P96"/>
      <text:p text:style-name="P96"/>
      <text:p text:style-name="P89">Continued on the next page...</text:p>
      <text:p text:style-name="P112"/>
      <text:p text:style-name="P103">The following operations match the mandatory to support key generation and attestation algorithm:</text:p>
      <text:p text:style-name="P96"/>
      <table:table table:name="Table113" table:style-name="Table113">
        <table:table-column table:style-name="Table113.A"/>
        <table:table-row table:style-name="Table113.1">
          <table:table-cell table:style-name="Table113.A1" office:value-type="string">
            <text:p text:style-name="P24">http://xmlns.webpki.org/keygen2/1.0#algorithm.sks.k1</text:p>
          </table:table-cell>
        </table:table-row>
        <table:table-row table:style-name="Table113.2">
          <table:table-cell table:style-name="Table113.A2" office:value-type="string">
            <text:p text:style-name="P125"/>
            <text:p text:style-name="P126">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P126"><text:span text:style-name="T59"><text:tab/>Data </text:span><text:span text:style-name="T120">=</text:span><text:span text:style-name="T59"> </text:span><text:span text:style-name="T106">ID</text:span><text:span text:style-name="T59"> </text:span><text:span text:style-name="T60">||</text:span><text:span text:style-name="T59"> </text:span><text:span text:style-name="T106">Algorithm</text:span><text:span text:style-name="T60"> || </text:span><text:span text:style-name="T106">ServerSeed</text:span><text:span text:style-name="T60"> || </text:span><text:span text:style-name="T59">PINPolicyReference</text:span><text:span text:style-name="T60"> || </text:span><text:span text:style-name="T59">PINValueReference</text:span><text:span text:style-name="T60"> ||<text:line-break/></text:span><text:span text:style-name="T106"> </text:span><text:span text:style-name="T60"><text:s text:c="12"/></text:span><text:span text:style-name="T87"><text:s/></text:span><text:span text:style-name="T60"><text:s text:c="11"/></text:span><text:span text:style-name="T106">EnablePINCaching</text:span><text:span text:style-name="T60"> || </text:span><text:span text:style-name="T106">BiometricProtection</text:span><text:span text:style-name="T60"> || </text:span><text:span text:style-name="T106">ExportProtection</text:span><text:span text:style-name="T60"> ||<text:line-break/> <text:s text:c="25"/></text:span><text:span text:style-name="T106">DeleteProtection</text:span><text:span text:style-name="T60"> ||</text:span><text:span text:style-name="T59"> </text:span><text:span text:style-name="T106">AppUsage</text:span><text:span text:style-name="T60"> || </text:span><text:span text:style-name="T106">FriendlyName</text:span><text:span text:style-name="T60"> ||<text:line-break/> <text:s text:c="11"/></text:span><text:span text:style-name="T87"><text:s/></text:span><text:span text:style-name="T60"><text:s text:c="13"/></text:span><text:span text:style-name="T106">KeySpecifier</text:span><text:span text:style-name="T60"> [||</text:span><text:span text:style-name="T59"> </text:span><text:span text:style-name="T106">EndorsedAlgorithm...</text:span><text:span text:style-name="T60">]</text:span></text:p>
            <text:p text:style-name="P126"><text:span text:style-name="T59">PINPolicyReference</text:span><text:span text:style-name="T60"> is set to </text:span><text:span text:style-name="T108">"</text:span><text:span text:style-name="T106">#Device PIN</text:span><text:span text:style-name="T108">"</text:span><text:span text:style-name="T60"> if </text:span><text:span text:style-name="T106">DevicePINProtection</text:span><text:span text:style-name="T60"> is true, to </text:span><text:span text:style-name="T108">"</text:span><text:span text:style-name="T106">#N/A"</text:span><text:span text:style-name="T60"> if </text:span><text:span text:style-name="T106">PINPolicyHandle</text:span><text:span text:style-name="T60"> is zero, else it is set to the </text:span><text:span text:style-name="T106">ID</text:span><text:span text:style-name="T60"> of the referenced PIN policy object.</text:span></text:p>
            <text:p text:style-name="P126"><text:span text:style-name="T59">PINValueReference</text:span><text:span text:style-name="T60"> is set to </text:span><text:span text:style-name="T108">"</text:span><text:span text:style-name="T106">#N/A"</text:span><text:span text:style-name="T60"> if </text:span><text:span text:style-name="T106">PINPolicyHandle</text:span><text:span text:style-name="T60"> is zero, or if </text:span><text:span text:style-name="T106">DevicePINProtection</text:span><text:span text:style-name="T60"> is true, or if the PIN is </text:span><text:span text:style-name="CrossRef"><text:span text:style-name="T92"><text:reference-ref text:reference-format="text" text:ref-name="pinuserdefined">UserDefined</text:reference-ref></text:span></text:span>, else it is set to the <text:span text:style-name="T2">encrypted</text:span> <text:span text:style-name="T112">PINValue</text:span>.</text:p>
            <text:p text:style-name="P125"><text:reference-mark-start text:name="key-spec"/><text:span text:style-name="T106">KeySpecifier</text:span><text:reference-mark-end text:name="key-spec"/> denotes a blob encoded as follows depending on the requested key algorithm:</text:p>
            <text:p text:style-name="P125"/>
            <table:table table:name="Table18" table:style-name="Table18">
              <table:table-column table:style-name="Table18.A"/>
              <table:table-column table:style-name="Table18.B"/>
              <table:table-row table:style-name="Table18.1">
                <table:table-cell table:style-name="Table18.A1" table:number-columns-spanned="2" office:value-type="string">
                  <text:p text:style-name="P128">RSA</text:p>
                </table:table-cell>
                <table:covered-table-cell/>
              </table:table-row>
              <table:table-row table:style-name="Table18.2">
                <table:table-cell table:style-name="Table18.A2" office:value-type="string">
                  <text:p text:style-name="P132">byte</text:p>
                </table:table-cell>
                <table:table-cell table:style-name="Table18.B2" office:value-type="string">
                  <text:p text:style-name="P134">Type of key to be generated: 0x00 = RSA</text:p>
                </table:table-cell>
              </table:table-row>
              <table:table-row table:style-name="Table18.2">
                <table:table-cell table:style-name="Table18.A2" office:value-type="string">
                  <text:p text:style-name="P132">short</text:p>
                </table:table-cell>
                <table:table-cell table:style-name="Table18.B2" office:value-type="string">
                  <text:p text:style-name="P135">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2">int</text:p>
                </table:table-cell>
                <table:table-cell table:style-name="Table18.B2" office:value-type="string">
                  <text:p text:style-name="P135">Zero (use default) or a defined exponent. <text:s/>See <text:span text:style-name="CrossRef"><text:reference-ref text:reference-format="text" text:ref-name="getDeviceData">getDeviceInfo</text:reference-ref></text:span></text:p>
                </table:table-cell>
              </table:table-row>
            </table:table>
            <text:p text:style-name="P125"/>
            <text:p text:style-name="P125"/>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28">ECDSA/ECDH</text:p>
                </table:table-cell>
                <table:covered-table-cell/>
              </table:table-row>
              <table:table-row table:style-name="Table114.2">
                <table:table-cell table:style-name="Table114.A2" office:value-type="string">
                  <text:p text:style-name="P133">byte</text:p>
                </table:table-cell>
                <table:table-cell table:style-name="Table114.B2" office:value-type="string">
                  <text:p text:style-name="P130">Type of key to be generated: 0x01 = EC</text:p>
                </table:table-cell>
              </table:table-row>
              <table:table-row table:style-name="Table114.2">
                <table:table-cell table:style-name="Table114.A2" office:value-type="string">
                  <text:p text:style-name="P133">uri</text:p>
                </table:table-cell>
                <table:table-cell table:style-name="Table114.B2" office:value-type="string">
                  <text:p text:style-name="P129">Curve name URI where the URI is stored <text:span text:style-name="T2">without</text:span> length indicator. <text:s/>See<text:span text:style-name="CrossRef"><text:span text:style-name="T66"> </text:span></text:span><text:span text:style-name="CrossRef"><text:span text:style-name="T140"><text:reference-ref text:reference-format="text" text:ref-name="elliptic.curves">Elliptic Curves</text:reference-ref></text:span></text:span></text:p>
                </table:table-cell>
              </table:table-row>
            </table:table>
            <text:p text:style-name="P125"/>
            <text:p text:style-name="P125"/>
            <text:p text:style-name="P131"><text:reference-mark-start text:name="key.attestation.data"/><text:span text:style-name="T109">Attestation</text:span><text:reference-mark-end text:name="key.attestation.data"/><text:span text:style-name="T98"> vouches for </text:span><text:span text:style-name="T100">that generated key-pairs actually reside in the SKS by attesting (s</text:span><text:span text:style-name="T66">ee </text:span><text:span text:style-name="CrossRef"><text:reference-ref text:reference-format="text" text:ref-name="SKSAttestations">Attestations</text:reference-ref></text:span><text:span text:style-name="T100">) keys according to the following </text:span><text:span text:style-name="T3">Data</text:span><text:span text:style-name="T100"> scheme:</text:span></text:p>
            <text:p text:style-name="P127"><text:span text:style-name="T59"><text:tab/>Data </text:span><text:span text:style-name="T120">=</text:span><text:span text:style-name="T59"> </text:span><text:span text:style-name="T106">ID</text:span><text:span text:style-name="T59"> </text:span><text:span text:style-name="T60">|| </text:span><text:span text:style-name="T106">PublicKey</text:span><text:line-break/></text:p>
          </table:table-cell>
        </table:table-row>
      </table:table>
      <text:p text:style-name="Standard"/>
      <text:p text:style-name="Standard"/>
      <text:p text:style-name="P51">Remarks</text:p>
      <text:p text:style-name="P46"><text:span text:style-name="T109">KeyHandle</text:span><text:span text:style-name="T98"> </text:span><text:span text:style-name="T96">must</text:span><text:span text:style-name="T98"> be </text:span><text:span text:style-name="T3">static</text:span><text:span text:style-name="T98">, </text:span><text:span text:style-name="T3">unique</text:span><text:span text:style-name="T98"> and </text:span><text:span text:style-name="T3">never be reused</text:span><text:span text:style-name="T98">. <text:s/>Note that a </text:span><text:span text:style-name="T106">KeyHandle</text:span><text:span text:style-name="T98"> returned by </text:span><text:span text:style-name="T112">createKeyEntry</text:span><text:span text:style-name="T98"> </text:span><text:span text:style-name="T94">must not</text:span><text:span text:style-name="T98"> be featured in </text:span><text:span text:style-name="CrossRef"><text:span text:style-name="T92"><text:reference-ref text:reference-format="text" text:ref-name="user.api">User API</text:reference-ref></text:span></text:span><text:span text:style-name="T98"> operations until the associated provisioning session has been closed (see </text:span><text:span text:style-name="CrossRef"><text:span text:style-name="T92"><text:reference-ref text:reference-format="text" text:ref-name="closeProvisioningSession">closeProvisioningSession</text:reference-ref></text:span></text:span><text:span text:style-name="T98">).</text:span></text:p>
      <text:p text:style-name="P46"><text:reference-mark-start text:name="object.ids"/><text:span text:style-name="T98">Object IDs</text:span><text:reference-mark-end text:name="object.ids"/><text:span text:style-name="T98"> for </text:span><text:span text:style-name="CrossRef"><text:span text:style-name="T92"><text:reference-ref text:reference-format="text" text:ref-name="createKeyPair">createKeyEntry</text:reference-ref></text:span></text:span><text:span text:style-name="T100">, </text:span><text:span text:style-name="CrossRef"><text:span text:style-name="T92"><text:reference-ref text:reference-format="text" text:ref-name="createPINPolicy">createPINPolicy</text:reference-ref></text:span></text:span><text:span text:style-name="T100"> and </text:span><text:span text:style-name="CrossRef"><text:span text:style-name="T92"><text:reference-ref text:reference-format="text" text:ref-name="createPUKPolicy">createPUKPolicy</text:reference-ref></text:span></text:span><text:span text:style-name="T100"> </text:span><text:span text:style-name="T3">share a common namespace</text:span><text:span text:style-name="T100"> but the namespace is entirely local to the </text:span><text:span text:style-name="T3">provisioning session</text:span><text:span text:style-name="T100">. <text:s/>Although only static identifiers are used in the examples, Object IDs </text:span><text:span text:style-name="T3">may be randomized</text:span><text:span text:style-name="T100"> to increase entropy of </text:span><text:span text:style-name="CrossRef"><text:reference-ref text:reference-format="text" text:ref-name="MACOperations">MAC Operations</text:reference-ref></text:span><text:span text:style-name="T100">.</text:span></text:p>
      <text:p text:style-name="P38">A compliant SKS <text:span text:style-name="T51">should</text:span> use 65537 as the default RSA exponent value.</text:p>
      <text:p text:style-name="P46"><text:reference-mark-start text:name="issuer.seed"/><text:span text:style-name="T105">ServerSeed</text:span><text:reference-mark-end text:name="issuer.seed"/> <text:span text:style-name="T52">must</text:span> be a 0-32 byte binary string holding a <text:span text:style-name="T2">random number seed</text:span>. <text:s/>How <text:span text:style-name="T105">ServerSeed</text:span> is applied to the random number generation process is <text:span text:style-name="T2">unspecified</text:span>. <text:s/>The only requirement is that it <text:span text:style-name="T51">must not</text:span> be able <text:span text:style-name="T2">reducing</text:span> the entropy.</text:p>
      <text:p text:style-name="P46"><text:span text:style-name="T100">A non-zero </text:span><text:span text:style-name="T109">BiometricProtection</text:span><text:span text:style-name="T100"> value presumes that the target SKS supports </text:span><text:span text:style-name="CrossRef"><text:reference-ref text:reference-format="text" text:ref-name="biometricoption">Biometric Protection</text:reference-ref></text:span><text:span text:style-name="T100">,</text:span><text:span text:style-name="T98"> otherwise an </text:span><text:span text:style-name="T3">error</text:span><text:span text:style-name="T98"> </text:span><text:span text:style-name="T94">must be</text:span><text:span text:style-name="T98"> returned. </text:span><text:span text:style-name="T100"><text:s/>See </text:span><text:span text:style-name="CrossRef"><text:reference-ref text:reference-format="text" text:ref-name="getDeviceData">getDeviceInfo</text:reference-ref></text:span><text:span text:style-name="T100">.</text:span></text:p>
      <text:p text:style-name="P38"/>
      <text:p text:style-name="P63">Continued on the next page...</text:p>
      <text:p text:style-name="P101"><text:span text:style-name="T106">EndorsedAlgorithm</text:span><text:span text:style-name="T60"> URIs </text:span><text:span text:style-name="T63">must</text:span><text:span text:style-name="T60"> be </text:span><text:span text:style-name="T59">sorted in ascending alphabetical order</text:span><text:span text:style-name="T60"> before calling </text:span><text:span text:style-name="T106">createKeyEntry</text:span><text:span text:style-name="T60">.</text:span></text:p>
      <text:p text:style-name="Text_20_body"><text:span text:style-name="T106">EndorsedAlgorithm</text:span><text:span text:style-name="T60"> URIs </text:span><text:span text:style-name="T63">must</text:span><text:span text:style-name="T60"> be checked for compatibility with </text:span><text:span text:style-name="CrossRef"><text:span text:style-name="T92"><text:reference-ref text:reference-format="text" text:ref-name="algo.support">Algorithm Support</text:reference-ref></text:span></text:span>.</text:p>
      <text:p text:style-name="Text_20_body"><text:span text:style-name="T106">EndorsedAlgorithm</text:span><text:span text:style-name="T60"> compliance </text:span><text:span text:style-name="T63">must</text:span><text:span text:style-name="T60"> be </text:span><text:span text:style-name="T59">enforced</text:span><text:span text:style-name="T60"> by the</text:span> <text:span text:style-name="CrossRef"><text:span text:style-name="T92"><text:reference-ref text:reference-format="text" text:ref-name="user.api">User API</text:reference-ref></text:span></text:span><text:span text:style-name="T60">.</text:span></text:p>
      <text:p text:style-name="Text_20_body"><text:span text:style-name="T106">EndorsedAlgorithm</text:span><text:span text:style-name="T60"> URIs </text:span><text:span text:style-name="T63">must not</text:span><text:span text:style-name="T60"> be checked against actual key material during </text:span><text:span text:style-name="T106">createKeyEntry</text:span>. <text:s/>This check <text:span text:style-name="T52">must</text:span> be <text:span text:style-name="T2">deferred</text:span> to <text:span text:style-name="CrossRef"><text:span text:style-name="T92"><text:reference-ref text:reference-format="text" text:ref-name="closeProvisioningSession">closeProvisioningSession</text:reference-ref></text:span></text:span><text:span text:style-name="T60">.</text:span></text:p>
      <text:p text:style-name="Text_20_body"><text:span text:style-name="T60">If no </text:span><text:span text:style-name="T106">EndorsedAlgorithm</text:span><text:span text:style-name="T60"> URIs are specified, </text:span><text:span text:style-name="T59">the key is only constrained by the key material</text:span><text:span text:style-name="T60">.</text:span></text:p>
      <text:p text:style-name="P52"><text:span text:style-name="T92">With the special algorithm </text:span><text:span text:style-name="T111">http://xmlns.webpki.org/keygen2/1.0#algorithm.none</text:span><text:span text:style-name="T92"> (which is only permitted as a single </text:span><text:span text:style-name="T111">EndorsedAlgorithm</text:span><text:span text:style-name="T92"> item), keys </text:span><text:span text:style-name="T94">must</text:span><text:span text:style-name="T92"> be </text:span>disabled<text:span text:style-name="T92"> from executing cryptographic operations through the </text:span><text:span text:style-name="CrossRef"><text:span text:style-name="T92"><text:reference-ref text:reference-format="text" text:ref-name="user.api">User API</text:reference-ref></text:span></text:span><text:span text:style-name="T92">.</text:span></text:p>
      <text:p text:style-name="P46"><text:span text:style-name="T100">A set</text:span><text:span text:style-name="T60"> </text:span><text:span text:style-name="T106">DevicePINProtection</text:span><text:span text:style-name="T60"> </text:span><text:span text:style-name="T100">presumes that the target SKS supports a “device PUK/PIN”, </text:span><text:span text:style-name="T98">otherwise an </text:span><text:span text:style-name="T3">error</text:span><text:span text:style-name="T98"> </text:span><text:span text:style-name="T94">must be</text:span><text:span text:style-name="T98"> returned</text:span><text:span text:style-name="T100">. <text:s/>The characteristics of device PINs are out of scope for the SKS specification. <text:s/>See </text:span><text:span text:style-name="CrossRef"><text:reference-ref text:reference-format="text" text:ref-name="getDeviceData">getDeviceInfo</text:reference-ref></text:span><text:span text:style-name="T100">.</text:span></text:p>
      <text:p text:style-name="P46"><text:span text:style-name="T106">DevicePINProtection</text:span><text:span text:style-name="T60"> </text:span><text:span text:style-name="T62">must not</text:span><text:span text:style-name="T60"> be combined with local PIN policy objects</text:span><text:span text:style-name="T100">.</text:span></text:p>
      <text:p text:style-name="P46"><text:reference-mark-start text:name="pinvalue"/><text:span text:style-name="T109">PINValue</text:span><text:reference-mark-end text:name="pinvalue"/><text:span text:style-name="T66"> objects </text:span><text:span text:style-name="T72">must</text:span><text:span text:style-name="T66"> be set by the </text:span><text:span text:style-name="T59">caller</text:span><text:span text:style-name="T66"> as illustrated by the following pseudo code:</text:span></text:p>
      <text:p text:style-name="P118"><text:span text:style-name="T66">if (</text:span><text:span text:style-name="T109">PINPolicyHandle</text:span><text:span text:style-name="T66"> == 0) <text:s text:c="3"/>// No PIN or device PIN</text:span></text:p>
      <text:p text:style-name="P119"><text:s text:c="2"/>{</text:p>
      <text:p text:style-name="P118"><text:span text:style-name="T66"><text:s text:c="5"/></text:span><text:span text:style-name="T109">PINValue</text:span><text:span text:style-name="T66"> = </text:span><text:span text:style-name="T59">zero length array</text:span><text:span text:style-name="T60">;</text:span></text:p>
      <text:p text:style-name="P119"><text:s text:c="2"/>}</text:p>
      <text:p text:style-name="P118"><text:span text:style-name="T66">else if (</text:span><text:span text:style-name="T109">PINPolicyHandle.UsedDefined</text:span><text:span text:style-name="T66">) <text:s text:c="5"/>// see </text:span><text:span text:style-name="CrossRef"><text:reference-ref text:reference-format="text" text:ref-name="pinuserdefined">UserDefined</text:reference-ref></text:span></text:p>
      <text:p text:style-name="P119"><text:s text:c="2"/>{</text:p>
      <text:p text:style-name="P118"><text:span text:style-name="T66"><text:s text:c="5"/></text:span><text:span text:style-name="T109">PINValue</text:span><text:span text:style-name="T66"> = </text:span><text:span text:style-name="T59">user-defined clear text PIN value</text:span><text:span text:style-name="T60">; <text:s text:c="2"/>// taken from a local provisioning GUI</text:span></text:p>
      <text:p text:style-name="P119"><text:s text:c="2"/>}</text:p>
      <text:p text:style-name="P119">else</text:p>
      <text:p text:style-name="P119"><text:s text:c="2"/>{</text:p>
      <text:p text:style-name="P118"><text:span text:style-name="T66"><text:s text:c="5"/></text:span><text:span text:style-name="T109">PINValue</text:span><text:span text:style-name="T66"> = </text:span><text:span text:style-name="T59">encrypted issuer-set PIN value</text:span><text:span text:style-name="T60">; <text:s text:c="3"/>// see </text:span><text:span text:style-name="CrossRef"><text:span text:style-name="T92"><text:reference-ref text:reference-format="text" text:ref-name="EncryptedData">Encrypted Data</text:reference-ref></text:span></text:span></text:p>
      <text:p text:style-name="P119"><text:s text:c="2"/>}</text:p>
      <text:p text:style-name="P53"/>
      <text:p text:style-name="P53"/>
      <text:p text:style-name="P53"/>
      <text:p text:style-name="P46"><text:span text:style-name="T59"><text:line-break/></text:span><text:span text:style-name="T3">Continued on the next page...</text:span></text:p>
      <text:p text:style-name="P103">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3">&lt;</text:span><text:reference-mark-start text:name="keyinitreq"/><text:span text:style-name="T36">KeyCreationRequest</text:span><text:reference-mark-end text:name="keyinitreq"/><text:span text:style-name="T9"> </text:span><text:span text:style-name="T45">Algorithm</text:span><text:span text:style-name="T123">="</text:span>http://xmlns.webpki.org/keygen2/1.0#algorithm.sks.k1<text:span text:style-name="T123">" <text:s/></text:span><text:span text:style-name="T17">…</text:span><text:span text:style-name="T9"> <text:s/>&gt;<text:line-break/></text:span><text:span text:style-name="T122"><text:line-break/></text:span>    &lt;<text:span text:style-name="T34">PUKPolicy</text:span> <text:span text:style-name="T43">ID</text:span>="PUK.1" <text:span text:style-name="T43">Format</text:span>="numeric" <text:span text:style-name="T43">RetryLimit</text:span>="3" <text:span text:style-name="T43">Value</text:span>="mjRuO<text:span text:style-name="T100"> …</text:span>1Oqw" <text:span text:style-name="T45">MAC</text:span><text:span text:style-name="T123">="uPqE ... HlF="</text:span>&gt;<text:line-break/>        &lt;<text:span text:style-name="T34">PINPolicy</text:span> <text:span text:style-name="T43">ID</text:span>="PIN.1" <text:span text:style-name="T43">Format</text:span>="numeric" <text:span text:style-name="T43">Grouping</text:span>="shared" <text:span text:style-name="T43">MaxLength</text:span>="8" <text:span text:style-name="T43">MinLength</text:span>="4"<text:line-break/> <text:s text:c="26"/><text:span text:style-name="T43">PatternRestrictions</text:span>="three-in-a-row sequence" <text:span text:style-name="T43">RetryLimit</text:span>="3" <text:span text:style-name="T45">MAC</text:span><text:span text:style-name="T123">="gz56 ... 2B7="</text:span>&gt;<text:line-break/>            &lt;<text:span text:style-name="T34">KeyEntry</text:span> <text:span text:style-name="T43">ID</text:span>="Key.1" <text:span text:style-name="T43">AppUsage</text:span>="authentication"<text:span text:style-name="T123"> </text:span><text:span text:style-name="T45">MAC</text:span><text:span text:style-name="T123">="nFRuPgz ... H2B429S="</text:span>&gt;<text:line-break/>                &lt;<text:span text:style-name="T34">EC</text:span> <text:span text:style-name="T43">NamedCurve</text:span>="urn:oid:1.2.840.10045.3.1.7"/&gt;<text:line-break/>            &lt;/<text:span text:style-name="T34">KeyEntry</text:span>&gt;<text:line-break/>            &lt;<text:span text:style-name="T34">KeyEntry</text:span> <text:span text:style-name="T43">ID</text:span>="Key.2" <text:span text:style-name="T43">AppUsage</text:span>="encryption" <text:span text:style-name="T45">MAC</text:span><text:span text:style-name="T123">="gSg4chh ... H2BEE7="</text:span>&gt;<text:line-break/>                &lt;<text:span text:style-name="T34">RSA</text:span> <text:span text:style-name="T43">KeySize</text:span>="2048"/&gt;<text:line-break/>            &lt;/<text:span text:style-name="T34">KeyEntry</text:span>&gt;<text:line-break/>        &lt;/<text:span text:style-name="T34">PINPolicy</text:span>&gt;<text:line-break/>    &lt;/<text:span text:style-name="T34">PUKPolicy</text:span>&gt;<text:line-break/></text:p>
            <text:p text:style-name="P68"><text:span text:style-name="T123">&lt;/</text:span><text:span text:style-name="T36">KeyCreationRequest</text:span><text:span text:style-name="T9">&gt;</text:span></text:p>
          </table:table-cell>
        </table:table-row>
      </table:table>
      <text:p text:style-name="Text_20_body"/>
      <text:p text:style-name="P40">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text:p>
      <text:p text:style-name="P46"><text:span text:style-name="T100">In the sample </text:span><text:span text:style-name="CrossRef"><text:reference-ref text:reference-format="text" text:ref-name="keygen2">KeyGen2</text:reference-ref></text:span><text:span text:style-name="T100"> </text:span><text:span text:style-name="T3">default values</text:span><text:span text:style-name="T100"> have been utilized which is why there are few </text:span><text:span text:style-name="T3">visible</text:span><text:span text:style-name="T100"> key generation attributes.</text:span></text:p>
      <text:p text:style-name="P38"/>
      <text:p text:style-name="Standard"><text:span text:style-name="T100">When using </text:span><text:span text:style-name="CrossRef"><text:reference-ref text:reference-format="text" text:ref-name="keygen2">KeyGen2</text:reference-ref></text:span><text:span text:style-name="T100"> the </text:span><text:span text:style-name="T3">output</text:span><text:span text:style-name="T100"> from </text:span><text:span text:style-name="T103">createKeyEntry</text:span><text:span text:style-name="T100"> is translated as shown in the fragment below:<text:line-break/></text:span></text:p>
      <table:table table:name="Table32" table:style-name="Table32">
        <table:table-column table:style-name="Table32.A"/>
        <table:table-row>
          <table:table-cell table:style-name="Table32.A1" office:value-type="string">
            <text:p text:style-name="P68"><text:span text:style-name="T123">&lt;</text:span><text:span text:style-name="T36">KeyCreationResponse</text:span><text:span text:style-name="T9">  </text:span><text:span text:style-name="T17">…</text:span><text:span text:style-name="T9"> <text:s/>&gt;</text:span><text:span text:style-name="T122"><text:line-break/></text:span></text:p>
            <text:p text:style-name="P68"><text:span text:style-name="T122"><text:s text:c="4"/>&lt;</text:span><text:span text:style-name="T35">PublicKey</text:span><text:span text:style-name="T122"> </text:span><text:span text:style-name="T44">ID</text:span><text:span text:style-name="T122">="Key.1" </text:span><text:span text:style-name="T44">Attestation</text:span><text:span text:style-name="T122">="X2oMtrm8rRL … XyTvPuTbergHfnJw=="&gt;<text:line-break/> <text:s text:c="7"/>&lt;</text:span><text:span text:style-name="T131">ds11</text:span><text:span text:style-name="T122">:</text:span><text:span text:style-name="T35">ECKeyValue</text:span><text:span text:style-name="T122">&gt; </text:span></text:p>
            <text:p text:style-name="P68"><text:s text:c="12"/>&lt;<text:span text:style-name="T131">ds11</text:span>:<text:span text:style-name="T35">NamedCurve</text:span> <text:span text:style-name="T44">URI</text:span>="urn:oid:1.2.840.10045.3.1.7"/&gt; </text:p>
            <text:p text:style-name="P68"><text:s text:c="12"/>&lt;<text:span text:style-name="T131">ds11</text:span>:<text:span text:style-name="T35">PublicKey</text:span>&gt;BMUY+QiZdFJyzozMgQqA … ptPGNy/LcDVSXx7s/Y=&lt;/<text:span text:style-name="T131">ds11</text:span>:<text:span text:style-name="T35">PublicKey</text:span>&gt; </text:p>
            <text:p text:style-name="P68"><text:span text:style-name="T122"><text:s text:c="8"/>&lt;/</text:span><text:span text:style-name="T131">ds11</text:span><text:span text:style-name="T122">:</text:span><text:span text:style-name="T35">ECKeyValue</text:span><text:span text:style-name="T122">&gt;<text:line-break/> <text:s text:c="3"/>&lt;/</text:span><text:span text:style-name="T35">PublicKey</text:span><text:span text:style-name="T122">&gt;<text:line-break/> <text:s text:c="3"/>&lt;</text:span><text:span text:style-name="T35">PublicKey</text:span><text:span text:style-name="T122"> </text:span><text:span text:style-name="T44">ID</text:span><text:span text:style-name="T122">="Key.2" </text:span><text:span text:style-name="T44">Attestation</text:span><text:span text:style-name="T122">="TbergHftrm8rRL … wyTvPX2XoMunJ=="&gt;</text:span></text:p>
            <text:p text:style-name="P68"><text:span text:style-name="T122"><text:s text:c="8"/>&lt;</text:span><text:span text:style-name="T131">ds</text:span><text:span text:style-name="T122">:</text:span><text:span text:style-name="T35">RSAKeyValue</text:span><text:span text:style-name="T122">&gt;<text:line-break/> <text:s text:c="11"/>&lt;</text:span><text:span text:style-name="T131">ds</text:span><text:span text:style-name="T122">:</text:span><text:span text:style-name="T35">Modulus</text:span><text:span text:style-name="T122">&gt;ALhBpUjJK/mSjPAe/ … fXG8z1V3mVDZTBM7eZ&lt;/</text:span><text:span text:style-name="T131">ds</text:span><text:span text:style-name="T122">:</text:span><text:span text:style-name="T35">Modulus</text:span><text:span text:style-name="T122">&gt;<text:line-break/> <text:s text:c="11"/>&lt;</text:span><text:span text:style-name="T131">ds</text:span><text:span text:style-name="T122">:</text:span><text:span text:style-name="T35">Exponent</text:span><text:span text:style-name="T122">&gt;AQAB&lt;/</text:span><text:span text:style-name="T131">ds</text:span><text:span text:style-name="T122">:</text:span><text:span text:style-name="T35">Exponent</text:span><text:span text:style-name="T122">&gt;<text:line-break/> <text:s text:c="7"/>&lt;/</text:span><text:span text:style-name="T131">ds</text:span><text:span text:style-name="T122">:</text:span><text:span text:style-name="T35">RSAKeyValue</text:span><text:span text:style-name="T122">&gt;</text:span></text:p>
            <text:p text:style-name="P68"><text:span text:style-name="T122"><text:s text:c="4"/>&lt;/</text:span><text:span text:style-name="T35">PublicKey</text:span><text:span text:style-name="T122">&gt;<text:line-break/></text:span></text:p>
            <text:p text:style-name="P82"><text:span text:style-name="T122">&lt;/</text:span><text:span text:style-name="T41">KeyCreationResponse</text:span><text:span text:style-name="T24">&gt;</text:span></text:p>
          </table:table-cell>
        </table:table-row>
      </table:table>
      <text:p text:style-name="P38"/>
      <text:p text:style-name="P44">A conforming server <text:span text:style-name="T51">must</text:span> after receival of the response verify that the number and IDs of returned keys match the request. <text:s/>In addition, each returned key <text:span text:style-name="T51">must</text:span> be checked for correctness regarding attestation data and that the generated public key actually complies with that of the request.</text:p>
      <text:h text:style-name="P140" text:outline-level="2"><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46"/>
      <text:p text:style-name="P44"><text:span text:style-name="T103">getKeyHandle</text:span> returns a <text:span text:style-name="T109">KeyHandle</text:span> based on the provisioning session specific key ID.</text:p>
      <text:p text:style-name="P44">An invalid key <text:span text:style-name="T52">must</text:span> return an error and abort the provisioning session.</text:p>
      <text:h text:style-name="P140" text:outline-level="2"><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3">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88">⁮[</text:span><text:span text:style-name="T90"> </text:span><text:span text:style-name="T88">]</text:span></text:p>
          </table:table-cell>
          <table:table-cell table:style-name="Table20.C2" office:value-type="string">
            <text:p text:style-name="P81"><text:span text:style-name="T100">DER encoded </text:span><text:span text:style-name="CrossRef"><text:reference-ref text:reference-format="text" text:ref-name="X.509">X.509</text:reference-ref></text:span><text:span text:style-name="T100"> certificate object</text:span> <text:span text:style-name="T2">repeated</text:span> as defined by <text:span text:style-name="T103">PathLength</text:span><text:span text:style-name="T53">‪‫‬‭‪‏‪‏</text:span><text:span text:style-name="T104">‎</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88">⁮[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setCertificatePath</text:span><text:span text:style-name="T100"> attaches an </text:span><text:span text:style-name="CrossRef"><text:reference-ref text:reference-format="text" text:ref-name="X.509">X.509</text:reference-ref></text:span><text:span text:style-name="T100"> certificate path to an already created key-pair. <text:s/>See </text:span><text:span text:style-name="CrossRef"><text:reference-ref text:reference-format="text" text:ref-name="createKeyPair">createKeyEntry</text:reference-ref></text:span><text:span text:style-name="T100">.</text:span></text:p>
      <text:p text:style-name="Text_20_body"><text:span text:style-name="T66">The </text:span><text:span text:style-name="T109">X509Certificate</text:span><text:span text:style-name="T66"> objects </text:span><text:span text:style-name="T72">must</text:span><text:span text:style-name="T66"> form an </text:span><text:span text:style-name="T59">ordered</text:span><text:span text:style-name="T60"> and </text:span><text:span text:style-name="T59">contiguous </text:span><text:span text:style-name="T60">certificate </text:span><text:span text:style-name="T66">path so that the </text:span><text:span text:style-name="T59">first</text:span><text:span text:style-name="T66"> object contains the<text:line-break/></text:span><text:span text:style-name="CrossRef"><text:span text:style-name="T92"><text:reference-ref text:reference-format="text" text:ref-name="eecert">End-Entity Certificate</text:reference-ref></text:span></text:span><text:span text:style-name="T66"> </text:span><text:span text:style-name="T59">usually</text:span><text:span text:style-name="T66"> holding the public key of the target key‑pair. <text:s/>The</text:span><text:span text:style-name="T119"> path </text:span><text:span text:style-name="T66">does though not have to be complete (include all upper-level CAs). <text:s/>Path validity </text:span><text:span text:style-name="T65">should</text:span><text:span text:style-name="T66"> be verified by the provisioning middleware before calling this method.</text:span></text:p>
      <text:p text:style-name="Text_20_body"><text:span text:style-name="T66">Individual </text:span><text:span text:style-name="T109">X509Certificate</text:span><text:span text:style-name="T66"> objects </text:span><text:span text:style-name="T71">must not</text:span><text:span text:style-name="T66"> exceed </text:span><text:span text:style-name="CrossRef"><text:reference-ref text:reference-format="text" text:ref-name="cryptodatasize">CryptoDataSize</text:reference-ref></text:span><text:span text:style-name="T66">.</text:span></text:p>
      <text:p text:style-name="Text_20_body"><text:span text:style-name="T66">Note that a</text:span><text:span text:style-name="T100">n SKS </text:span><text:span text:style-name="T54">must not</text:span><text:span text:style-name="T100"> not attempt to verify that the </text:span><text:span text:style-name="CrossRef"><text:span text:style-name="T92"><text:reference-ref text:reference-format="text" text:ref-name="eecert">End-Entity Certificate</text:reference-ref></text:span></text:span><text:span text:style-name="T100"> and </text:span><text:span text:style-name="T106">KeyHandle.PublicKey</text:span><text:span text:style-name="T100"> match because that would disable the </text:span><text:span text:style-name="CrossRef"><text:span text:style-name="T118"><text:reference-ref text:reference-format="text" text:ref-name="restorePrivateKey">restorePrivateKey</text:reference-ref></text:span></text:span><text:span text:style-name="T100"> method. <text:s/>It is the </text:span><text:span text:style-name="T103">MAC</text:span><text:span text:style-name="T100"> operation that is facilitating a cryptographically verifiable binding between the certificate path and the designated key entry.</text:span></text:p>
      <text:p text:style-name="Text_20_body">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59"> </text:span><text:span text:style-name="T106">KeyHandle.PublicKey</text:span><text:span text:style-name="T60"> || </text:span><text:span text:style-name="T106">KeyHandle.ID</text:span><text:span text:style-name="T60"> || </text:span><text:span text:style-name="T106">X509Certificate...</text:span></text:p>
      <text:p text:style-name="Standard"/>
      <text:p text:style-name="P38">Although <text:span text:style-name="T2">not recommended for serious deployments</text:span>, a compliant SKS <text:span text:style-name="T52">must</text:span> accept multiple key entries being associated by the same <text:span text:style-name="CrossRef"><text:span text:style-name="T92"><text:reference-ref text:reference-format="text" text:ref-name="eecert">End-Entity Certificate</text:reference-ref></text:span></text:span>.</text:p>
      <text:p text:style-name="Text_20_body"><text:span text:style-name="T100">The provisioning middleware </text:span><text:span text:style-name="T52">should</text:span><text:span text:style-name="T100"> verify that the public key of the </text:span><text:span text:style-name="CrossRef"><text:span text:style-name="T92"><text:reference-ref text:reference-format="text" text:ref-name="eecert">End-Entity Certificate</text:reference-ref></text:span></text:span><text:span text:style-name="T100"> matches the algorithmic capabilities of the SKS. <text:s/>See</text:span><text:span text:style-name="T60"> </text:span><text:span text:style-name="CrossRef"><text:span text:style-name="T92"><text:reference-ref text:reference-format="text" text:ref-name="algo.support">Algorithm Support</text:reference-ref></text:span></text:span><text:span text:style-name="T60">.</text:span></text:p>
      <text:p text:style-name="P38"/>
      <text:p text:style-name="P38"/>
      <text:p text:style-name="P38"/>
      <text:p text:style-name="P38"/>
      <text:p text:style-name="P52">Continued on the next page...</text:p>
      <text:p text:style-name="P85"/>
      <text:p text:style-name="P103"><text:span text:style-name="T60">The following </text:span><text:span text:style-name="CrossRef"><text:span text:style-name="T92"><text:reference-ref text:reference-format="text" text:ref-name="keygen2">KeyGen2</text:reference-ref></text:span></text:span><text:span text:style-name="T60"> fragment shows its interaction with </text:span><text:span text:style-name="T106">setCertificatePath</text:span><text:span text:style-name="T60">:<text:line-break/></text:span></text:p>
      <table:table table:name="Table28" table:style-name="Table28">
        <table:table-column table:style-name="Table28.A"/>
        <table:table-row>
          <table:table-cell table:style-name="Table28.A1" office:value-type="string">
            <text:p text:style-name="P70">&lt;<text:reference-mark-start text:name="cred.depl.req"/><text:span text:style-name="T35">ProvisioningFinalizationRequest<text:tab/></text:span><text:reference-mark-end text:name="cred.depl.req"/><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Standard"><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2"/> &lt;/</text:span><text:span text:style-name="T36">CertficatePath</text:span><text:span text:style-name="T123">&gt;<text:line-break/> </text:span></text:p>
            <text:p text:style-name="P82"><text:span text:style-name="T122">&lt;/</text:span><text:span text:style-name="T41">ProvisioningFinalizationRequest</text:span><text:span text:style-name="T122">&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0">CertficatePath@ID</text:p>
          </table:table-cell>
          <table:table-cell table:style-name="Table30.B2" office:value-type="string">
            <text:p text:style-name="P15">KeyHandle.ID</text:p>
          </table:table-cell>
        </table:table-row>
        <table:table-row table:style-name="Table30.2">
          <table:table-cell table:style-name="Table30.A2" office:value-type="string">
            <text:p text:style-name="P20">CertficatePath@MAC</text:p>
          </table:table-cell>
          <table:table-cell table:style-name="Table30.B2" office:value-type="string">
            <text:p text:style-name="P15">MAC</text:p>
          </table:table-cell>
        </table:table-row>
        <table:table-row table:style-name="Table30.2">
          <table:table-cell table:style-name="Table30.A2" office:value-type="string">
            <text:p text:style-name="P16"><text:span text:style-name="T24">CertficatePath/X509Data/</text:span>X509Certificate...</text:p>
          </table:table-cell>
          <table:table-cell table:style-name="Table30.B2" office:value-type="string">
            <text:p text:style-name="P15">X509Certificate...</text:p>
          </table:table-cell>
        </table:table-row>
      </table:table>
      <text:p text:style-name="Text_20_body"/>
      <text:p text:style-name="Text_20_body"><text:span text:style-name="T82">The owning </text:span><text:span text:style-name="T103">ProvisioningHandle</text:span> and local <text:span text:style-name="T103">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2">ProvisioningFinalizationRequest@ClientSessionID</text:span> and <text:span text:style-name="T112">ProvisioningFinalizationRequest@ID</text:span> hold the<text:span text:style-name="T59"> </text:span><text:span text:style-name="CrossRef"><text:span text:style-name="T92"><text:reference-ref text:reference-format="text" text:ref-name="client.sess.id">ClientSessionID</text:reference-ref></text:span></text:span><text:span text:style-name="T55"> and </text:span><text:span text:style-name="CrossRef"><text:span text:style-name="T92"><text:reference-ref text:reference-format="text" text:ref-name="srv.sess.id">ServerSessionID</text:reference-ref></text:span></text:span> of the provisioning session.</text:p>
      <text:h text:style-name="P140" text:outline-level="2"><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88">⁮[</text:span><text:span text:style-name="T90"> </text:span><text:span text:style-name="T88">]</text:span></text:p>
          </table:table-cell>
          <table:table-cell table:style-name="Table26.C2" office:value-type="string">
            <text:p text:style-name="P2">“Piggybacked” symmetric key encrypted as described in<text:span text:style-name="T98"> </text:span><text:span text:style-name="CrossRef"><text:span text:style-name="T92"><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88">⁮[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setSymmetricKey</text:span><text:span text:style-name="T100"> imports and links a symmetric key to an already created key-pair and certificate.</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60"> </text:span><text:span text:style-name="CrossRef"><text:span text:style-name="T92"><text:reference-ref text:reference-format="text" text:ref-name="eecert">End-Entity Certificate</text:reference-ref></text:span></text:span><text:span text:style-name="T60"> || </text:span><text:span text:style-name="T106">SymmetricKey</text:span></text:p>
      <text:p text:style-name="P40"><text:span text:style-name="T66">Note that </text:span><text:span text:style-name="T109">SymmetricKey</text:span><text:span text:style-name="T66"> objects </text:span><text:span text:style-name="T71">must be</text:span><text:span text:style-name="T66"> MACed in </text:span><text:span text:style-name="T59">encrypted form</text:span><text:span text:style-name="T66"> and </text:span><text:span text:style-name="T59">then</text:span><text:span text:style-name="T66"> decrypted by the SKS before storing.</text:span></text:p>
      <text:p text:style-name="P40"><text:span text:style-name="T66">Symmetric keys </text:span><text:span text:style-name="T71">must not</text:span><text:span text:style-name="T66"> exceed 128 bytes.</text:span></text:p>
      <text:p text:style-name="Text_20_body"><text:span text:style-name="T60">With the special </text:span><text:span text:style-name="CrossRef"><text:span text:style-name="T92"><text:reference-ref text:reference-format="text" text:ref-name="endorsedalg">EndorsedAlgorithm</text:reference-ref></text:span></text:span><text:span text:style-name="T60"> </text:span><text:span text:style-name="T106">http://xmlns.webpki.org/keygen2/1.0#algorithm.none</text:span><text:span text:style-name="T60"> arbitrary static shared secrets can be specified. <text:s/>When used together with </text:span><text:span text:style-name="CrossRef"><text:span text:style-name="T92"><text:reference-ref text:reference-format="text" text:ref-name="exportkey">exportKey</text:reference-ref></text:span></text:span><text:span text:style-name="T60">, a suitable PIN policy and a </text:span><text:span text:style-name="CrossRef"><text:span text:style-name="T92"><text:reference-ref text:reference-format="text" text:ref-name="propertybag">PropertyBag</text:reference-ref></text:span></text:span><text:span text:style-name="T60"> object holding site information, an SKS could then also serve as a </text:span><text:span text:style-name="T59">browser password store</text:span><text:span text:style-name="T60">.</text:span></text:p>
      <text:p text:style-name="Text_20_body"><text:span text:style-name="T60">After </text:span><text:span text:style-name="T106">setSymmetricKey</text:span><text:span text:style-name="T60"> has been called the key entry is marked as “symmetric”. <text:s/>That is, </text:span><text:span text:style-name="T59">the private key is disabled</text:span><text:span text:style-name="T60"> as well as all operations associated with it. <text:s/>See </text:span><text:span text:style-name="CrossRef"><text:span text:style-name="T92"><text:reference-ref text:reference-format="text" text:ref-name="get.key.attr">getKeyAttributes</text:reference-ref></text:span></text:span><text:span text:style-name="T60">.</text:span></text:p>
      <text:p text:style-name="P37"/>
      <text:p text:style-name="P38"/>
      <text:p text:style-name="P38"/>
      <text:p text:style-name="P38"/>
      <text:p text:style-name="P52">Continued on the next page...</text:p>
      <text:p text:style-name="P86"/>
      <text:p text:style-name="P103"><text:span text:style-name="T66">The following </text:span><text:span text:style-name="CrossRef"><text:reference-ref text:reference-format="text" text:ref-name="keygen2">KeyGen2</text:reference-ref></text:span><text:span text:style-name="T66"> fragments show the “piggyback” arrangement. <text:s/>First the server issues a key-pair request:</text:span></text:p>
      <text:p text:style-name="P86"/>
      <table:table table:name="Table101" table:style-name="Table101">
        <table:table-column table:style-name="Table101.A"/>
        <table:table-row>
          <table:table-cell table:style-name="Table101.A1" office:value-type="string">
            <text:p text:style-name="P68"><text:span text:style-name="T123">&lt;</text:span><text:reference-mark-start text:name="keyinitreq-sym"/><text:span text:style-name="T36">KeyCreationRequest</text:span><text:reference-mark-end text:name="keyinitreq-sym"/><text:span text:style-name="T9"> </text:span><text:span text:style-name="T45">Algorithm</text:span><text:span text:style-name="T123">="</text:span><text:span text:style-name="T9">http://xmlns.webpki.org/keygen2/1.0#algorithm.sks.k1</text:span><text:span text:style-name="T123">" </text:span><text:span text:style-name="T9"> </text:span><text:span text:style-name="T17">…</text:span><text:span text:style-name="T9"> <text:s/>&gt;<text:line-break/></text:span><text:span text:style-name="T122"><text:line-break/></text:span>    &lt;<text:span text:style-name="T34">PUKPolicy</text:span> <text:span text:style-name="T43">ID</text:span>="PUK.1" <text:span text:style-name="T43">Format</text:span>="numeric" <text:span text:style-name="T43">RetryLimit</text:span>="3" <text:span text:style-name="T43">Value</text:span>="mjRuO<text:span text:style-name="T100"> …</text:span>1Oqw" <text:span text:style-name="T45">MAC</text:span><text:span text:style-name="T123">="uPqE ... HlF="</text:span>&gt;<text:line-break/>        &lt;<text:span text:style-name="T34">PINPolicy</text:span> <text:span text:style-name="T43">ID</text:span>="PIN.1" <text:span text:style-name="T43">Format</text:span>="numeric" <text:span text:style-name="T43">MaxLength</text:span>="8" <text:span text:style-name="T43">MinLength</text:span>="4"<text:line-break/> <text:s text:c="26"/><text:span text:style-name="T43">PatternRestrictions</text:span>="three-in-a-row sequence" <text:span text:style-name="T43">RetryLimit</text:span>="3" <text:span text:style-name="T45">MAC</text:span><text:span text:style-name="T123">="gz56 ... 2B7="</text:span>&gt;<text:line-break/>            &lt;<text:span text:style-name="T34">KeyEntry</text:span> <text:span text:style-name="T43">ID</text:span>="Key.1" <text:span text:style-name="T43">AppUsage</text:span>="authentication"</text:p>
            <text:p text:style-name="Standard"><text:span text:style-name="T45"><text:s text:c="13"/></text:span><text:span text:style-name="T50"><text:s/></text:span><text:span text:style-name="T45"><text:s text:c="16"/>EndorsedAlgorithms</text:span><text:span text:style-name="T123">=</text:span>"http://www.w3.org/2000/09/xmldsig#hmac-sha1"</text:p>
            <text:p text:style-name="P68"><text:span text:style-name="T123"><text:s text:c="13"/></text:span><text:span text:style-name="T128"><text:s/></text:span><text:span text:style-name="T123"><text:s text:c="16"/></text:span><text:span text:style-name="T45">MAC</text:span><text:span text:style-name="T123">="gSg4chh ... H2BEE7="</text:span>&gt;<text:line-break/>                &lt;<text:span text:style-name="T34">RSA</text:span> <text:span text:style-name="T43">KeySize</text:span>="1024"/&gt;<text:line-break/>            &lt;/<text:span text:style-name="T34">KeyEntry</text:span>&gt;<text:line-break/>        &lt;/<text:span text:style-name="T34">PINPolicy</text:span>&gt;<text:line-break/>    &lt;/<text:span text:style-name="T34">PUKPolicy</text:span>&gt;<text:line-break/></text:p>
            <text:p text:style-name="P68"><text:span text:style-name="T123">&lt;/</text:span><text:span text:style-name="T36">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2"><text:reference-ref text:reference-format="text" text:ref-name="endorsedalg">EndorsedAlgorithm</text:reference-ref></text:span></text:span> declaration which in the sample limited symmetric key operations to <text:span text:style-name="CrossRef"><text:span text:style-name="T92"><text:reference-ref text:reference-format="text" text:ref-name="hmac_sha1">HMAC-SHA1</text:reference-ref></text:span></text:span>.</text:p>
      <text:p text:style-name="Text_20_body"/>
      <text:p text:style-name="P86">After the request the client generates a compatible key-pair response which is <text:span text:style-name="T2">identical</text:span> to that of PKI:</text:p>
      <text:p text:style-name="P86"/>
      <table:table table:name="Table102" table:style-name="Table102">
        <table:table-column table:style-name="Table102.A"/>
        <table:table-row>
          <table:table-cell table:style-name="Table102.A1" office:value-type="string">
            <text:p text:style-name="P68"><text:span text:style-name="T123">&lt;</text:span><text:span text:style-name="T36">KeyCreationResponse</text:span><text:span text:style-name="T9">  </text:span><text:span text:style-name="T17">…</text:span><text:span text:style-name="T9"> <text:s/>&gt;</text:span><text:span text:style-name="T122"><text:line-break/></text:span></text:p>
            <text:p text:style-name="P68"><text:span text:style-name="T122"><text:s text:c="4"/>&lt;</text:span><text:span text:style-name="T35">PublicKey</text:span><text:span text:style-name="T122"> </text:span><text:span text:style-name="T44">ID</text:span><text:span text:style-name="T122">="Key.1" </text:span><text:span text:style-name="T44">Attestation</text:span><text:span text:style-name="T122">="TbergHftrm8rRL … wyTvPX2XoMunJ=="&gt;</text:span></text:p>
            <text:p text:style-name="P68"><text:span text:style-name="T122"><text:s text:c="8"/>&lt;</text:span><text:span text:style-name="T131">ds</text:span><text:span text:style-name="T122">:</text:span><text:span text:style-name="T35">RSAKeyValue</text:span><text:span text:style-name="T122">&gt;<text:line-break/> <text:s text:c="11"/>&lt;</text:span><text:span text:style-name="T131">ds</text:span><text:span text:style-name="T122">:</text:span><text:span text:style-name="T35">Modulus</text:span><text:span text:style-name="T122">&gt;ALhBpUjJK/mSjPAe/ … fXG8z1V3mVDZTBM7eZ&lt;/</text:span><text:span text:style-name="T131">ds</text:span><text:span text:style-name="T122">:</text:span><text:span text:style-name="T35">Modulus</text:span><text:span text:style-name="T122">&gt;<text:line-break/> <text:s text:c="11"/>&lt;</text:span><text:span text:style-name="T131">ds</text:span><text:span text:style-name="T122">:</text:span><text:span text:style-name="T35">Exponent</text:span><text:span text:style-name="T122">&gt;AQAB&lt;/</text:span><text:span text:style-name="T131">ds</text:span><text:span text:style-name="T122">:</text:span><text:span text:style-name="T35">Exponent</text:span><text:span text:style-name="T122">&gt;<text:line-break/> <text:s text:c="7"/>&lt;/</text:span><text:span text:style-name="T131">ds</text:span><text:span text:style-name="T122">:</text:span><text:span text:style-name="T35">RSAKeyValue</text:span><text:span text:style-name="T122">&gt;</text:span></text:p>
            <text:p text:style-name="P68"><text:span text:style-name="T122"><text:s text:c="4"/>&lt;/</text:span><text:span text:style-name="T35">PublicKey</text:span><text:span text:style-name="T122">&gt;<text:line-break/></text:span></text:p>
            <text:p text:style-name="P82"><text:span text:style-name="T122">&lt;/</text:span><text:span text:style-name="T41">KeyCreationResponse</text:span><text:span text:style-name="T24">&gt;</text:span></text:p>
          </table:table-cell>
        </table:table-row>
      </table:table>
      <text:p text:style-name="P86"/>
      <text:p text:style-name="Text_20_body"/>
      <text:p text:style-name="P86">The server then responds with the usual certificated public key plus an encrypted “piggybacked” symmetric key:</text:p>
      <text:p text:style-name="P86"/>
      <table:table table:name="Table31" table:style-name="Table31">
        <table:table-column table:style-name="Table31.A"/>
        <table:table-row>
          <table:table-cell table:style-name="Table31.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Standard"><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SymmetricKey</text:span><text:span text:style-name="T123"> </text:span><text:span text:style-name="T45">MAC</text:span><text:span text:style-name="T123">="je7KiznTll … vInumZCjxSl1="&gt;vInt09Esmg94v ... YU3tgIdhcNNby&lt;/</text:span><text:span text:style-name="T36">SymmetricKey</text:span><text:span text:style-name="T123">&gt;<text:line-break/> <text:s text:c="2"/> &lt;/</text:span><text:span text:style-name="T36">CertficatePath</text:span><text:span text:style-name="T123">&gt;<text:line-break/> </text:span></text:p>
            <text:p text:style-name="P82"><text:span text:style-name="T122">&lt;/</text:span><text:span text:style-name="T41">ProvisioningFinalizationRequest</text:span><text:span text:style-name="T122">&gt;</text:span></text:p>
          </table:table-cell>
        </table:table-row>
      </table:table>
      <text:p text:style-name="Text_20_body"/>
      <text:p text:style-name="P40"><text:span text:style-name="T66">For details on how to map keys and sessions, see </text:span><text:span text:style-name="CrossRef"><text:reference-ref text:reference-format="text" text:ref-name="setCertificatePath">setCertificatePath</text:reference-ref></text:span><text:span text:style-name="T66">.</text:span></text:p>
      <text:p text:style-name="Text_20_body"><text:span text:style-name="T60">Note that the </text:span><text:span text:style-name="CrossRef"><text:span text:style-name="T92"><text:reference-ref text:reference-format="text" text:ref-name="X.509">X.509</text:reference-ref></text:span></text:span><text:span text:style-name="T60"> certificate serves as a universal key ID</text:span>. <text:s/>That is, <text:span text:style-name="T2">SKS treats asymmetric and symmetric keys close to identically</text:span>.</text:p>
      <text:h text:style-name="P140" text:outline-level="2"><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3">byte<text:span text:style-name="T88">⁮[</text:span><text:span text:style-name="T90"> </text:span><text:span text:style-name="T88">]</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0">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88">⁮[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addExtension</text:span><text:span text:style-name="T100"> adds attribute (extension) data to an already created key-pair and certificate.</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60"> </text:span><text:span text:style-name="CrossRef"><text:span text:style-name="T92"><text:reference-ref text:reference-format="text" text:ref-name="eecert">End-Entity Certificate</text:reference-ref></text:span></text:span><text:span text:style-name="T60"> || </text:span><text:span text:style-name="T106">Type</text:span><text:span text:style-name="T60"> || </text:span><text:span text:style-name="T106">SubType</text:span> || <text:span text:style-name="T109">Qualifier</text:span> || <text:span text:style-name="T109">ExtensionData</text:span></text:p>
      <text:p text:style-name="Standard"><text:span text:style-name="T109"><text:line-break/></text:span><text:span text:style-name="T66">The following table shows </text:span><text:span text:style-name="T109">SubType</text:span><text:span text:style-name="T66">, </text:span><text:span text:style-name="T109">Qualifier</text:span><text:span text:style-name="T66"> and </text:span><text:span text:style-name="T109">ExtensionData</text:span><text:span text:style-name="T66"> mapping using </text:span><text:span text:style-name="CrossRef"><text:reference-ref text:reference-format="text" text:ref-name="keygen2">KeyGen2</text:reference-ref></text:span>:<text:span text:style-name="T59"><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2">Extension</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EncryptedExtension</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PropertyBag</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2">Logotype</text:p>
          </table:table-cell>
          <table:table-cell table:style-name="Table53.A2" office:value-type="string">
            <text:p text:style-name="P17">0x03</text:p>
          </table:table-cell>
          <table:table-cell table:style-name="Table53.A2" office:value-type="string">
            <text:p text:style-name="P92">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49"/>
      <text:p text:style-name="P51">Remarks</text:p>
      <text:p text:style-name="P47">N/A = zero-length array.</text:p>
      <text:p text:style-name="Text_20_body">Note the handling of the <text:span text:style-name="T105">EncryptedExtension</text:span>: <text:span text:style-name="T109">ExtensionData</text:span> which is encrypted as described in <text:span text:style-name="CrossRef"><text:reference-ref text:reference-format="text" text:ref-name="EncryptedData">Encrypted Data</text:reference-ref></text:span> <text:span text:style-name="T52">must</text:span> be MACed <text:span text:style-name="T60">in </text:span><text:span text:style-name="T59">encrypted form</text:span> and <text:span text:style-name="T2">then</text:span> <text:span text:style-name="T92">decrypted</text:span> by the SKS before storing.</text:p>
      <text:p text:style-name="Text_20_body">A compliant SKS <text:span text:style-name="T52">must not</text:span> allow a given key to be associated with multiple extensions of the same <text:span text:style-name="T109">Type</text:span>. <text:s/><text:span text:style-name="T2">If multiple objects of the same type are needed, you must define a container type holding these</text:span>.</text:p>
      <text:p text:style-name="Text_20_body"><text:span text:style-name="T109">Type</text:span> URIs <text:span text:style-name="T2">do not have to be recognized by the SKS</text:span>, since they are intended for interpretation by external applications.</text:p>
      <text:p text:style-name="Text_20_body"><text:span text:style-name="T100">Although not a part of the current SKS specification, an extension </text:span><text:span text:style-name="T3">could</text:span><text:span text:style-name="T100"> be created for consumption by the SKS only, like downloaded </text:span><text:span text:style-name="CrossRef"><text:reference-ref text:reference-format="text" text:ref-name="javacard">JavaCard</text:reference-ref></text:span><text:span text:style-name="T100"> code. <text:s/>In that case the associated extension </text:span><text:span text:style-name="T109">Type</text:span> URI <text:span text:style-name="T51">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9">Qualifier</text:span> objects <text:span text:style-name="T52">must not</text:span> exceed 128 bytes.</text:p>
      <text:p text:style-name="P37"/>
      <text:p text:style-name="P38"/>
      <text:p text:style-name="P52">Continued on the next page...</text:p>
      <text:p text:style-name="P103"><text:span text:style-name="T66">The </text:span><text:span text:style-name="T59">simplified</text:span><text:span text:style-name="T66"> XML schema extract below describes the </text:span><text:span text:style-name="CrossRef"><text:reference-ref text:reference-format="text" text:ref-name="keygen2">KeyGen2</text:reference-ref></text:span><text:span text:style-name="T66"> representation of </text:span><text:reference-mark-start text:name="propertybag"/><text:span text:style-name="T109">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4">PropertyBag XML Schema</text:p>
          </table:table-cell>
        </table:table-row>
        <table:table-row table:style-name="Table78.2">
          <table:table-cell table:style-name="Table78.A2" office:value-type="string">
            <text:p text:style-name="P115"><text:span text:style-name="T66"><text:s text:c="3"/>&lt;</text:span><text:span text:style-name="T133">xs</text:span><text:span text:style-name="T66">:</text:span><text:span text:style-name="T38">element </text:span><text:span text:style-name="T47">name</text:span><text:span text:style-name="T66">="PropertyBag"&gt; </text:span></text:p>
            <text:p text:style-name="P113"><text:span text:style-name="T66"><text:s text:c="6"/>&lt;</text:span><text:span text:style-name="T133">xs</text:span><text:span text:style-name="T66">:</text:span><text:span text:style-name="T38">complexType</text:span><text:span text:style-name="T66">&gt; </text:span></text:p>
            <text:p text:style-name="P113"><text:span text:style-name="T66"><text:s text:c="9"/>&lt;</text:span><text:span text:style-name="T133">xs</text:span><text:span text:style-name="T66">:</text:span><text:span text:style-name="T38">sequence</text:span><text:span text:style-name="T66">&gt; </text:span></text:p>
            <text:p text:style-name="P113"><text:span text:style-name="T66"><text:s text:c="12"/>&lt;</text:span><text:span text:style-name="T133">xs</text:span><text:span text:style-name="T66">:</text:span><text:span text:style-name="T38">element</text:span><text:span text:style-name="T66"> </text:span><text:span text:style-name="T47">name</text:span><text:span text:style-name="T66">="Property" </text:span><text:span text:style-name="T47">maxOccurs</text:span><text:span text:style-name="T66">="unbounded"&gt; </text:span></text:p>
            <text:p text:style-name="P113"><text:span text:style-name="T66"><text:s text:c="15"/>&lt;</text:span><text:span text:style-name="T133">xs</text:span><text:span text:style-name="T66">:</text:span><text:span text:style-name="T38">complexType</text:span><text:span text:style-name="T66">&gt; </text:span></text:p>
            <text:p text:style-name="P116"/>
            <text:p text:style-name="P113"><text:span text:style-name="T66"><text:s text:c="18"/></text:span><text:span text:style-name="T147">&lt;!-- The unique name of the property --&gt;</text:span><text:span text:style-name="T66"> </text:span></text:p>
            <text:p text:style-name="P113"><text:span text:style-name="T66"><text:s text:c="18"/>&lt;</text:span><text:span text:style-name="T133">xs</text:span><text:span text:style-name="T66">:</text:span><text:span text:style-name="T38">attribute</text:span><text:span text:style-name="T66"> </text:span><text:span text:style-name="T47">name</text:span><text:span text:style-name="T66">="Name" </text:span><text:span text:style-name="T47">use</text:span><text:span text:style-name="T66">="required"/&gt; </text:span></text:p>
            <text:p text:style-name="P113"><text:s text:c="21"/>&lt;<text:span text:style-name="T137">xs</text:span>:<text:span text:style-name="T40">simpleType</text:span>&gt;</text:p>
            <text:p text:style-name="P113"><text:s text:c="24"/>&lt;<text:span text:style-name="T137">xs</text:span>:<text:span text:style-name="T40">restriction</text:span> <text:span text:style-name="T49">base</text:span>="<text:span text:style-name="T136">xs</text:span>:string"&gt;</text:p>
            <text:p text:style-name="P113"><text:s text:c="27"/>&lt;<text:span text:style-name="T137">xs</text:span>:<text:span text:style-name="T40">minLength</text:span> <text:span text:style-name="T49">value</text:span>="1"/&gt;</text:p>
            <text:p text:style-name="P113"><text:s text:c="27"/>&lt;<text:span text:style-name="T137">xs</text:span>:<text:span text:style-name="T40">maxLength</text:span> <text:span text:style-name="T49">value</text:span>="100"/&gt;</text:p>
            <text:p text:style-name="P113"><text:s text:c="24"/>&lt;/<text:span text:style-name="T137">xs</text:span>:<text:span text:style-name="T40">restriction</text:span>&gt;</text:p>
            <text:p text:style-name="P113"><text:s text:c="21"/>&lt;/<text:span text:style-name="T137">xs</text:span>:<text:span text:style-name="T40">simpleType</text:span>&gt;</text:p>
            <text:p text:style-name="P114"><text:span text:style-name="T148"><text:s text:c="18"/>&lt;/</text:span><text:span text:style-name="T138">xs</text:span><text:span text:style-name="T148">:</text:span><text:span text:style-name="T42">attribute</text:span><text:span text:style-name="T148">&gt;</text:span></text:p>
            <text:p text:style-name="P114"/>
            <text:p text:style-name="P113"><text:span text:style-name="T66"><text:s text:c="18"/></text:span><text:span text:style-name="T147">&lt;!-- The value of the property --&gt;</text:span><text:span text:style-name="T66"> </text:span></text:p>
            <text:p text:style-name="P113"><text:span text:style-name="T66"><text:s text:c="18"/>&lt;</text:span><text:span text:style-name="T133">xs</text:span><text:span text:style-name="T66">:</text:span><text:span text:style-name="T38">attribute</text:span><text:span text:style-name="T66"> name="Value" </text:span><text:span text:style-name="T47">type</text:span><text:span text:style-name="T66">="</text:span><text:span text:style-name="T133">xs</text:span><text:span text:style-name="T66">:string" </text:span><text:span text:style-name="T47">use</text:span><text:span text:style-name="T66">="required"/&gt; </text:span></text:p>
            <text:p text:style-name="P116"/>
            <text:p text:style-name="P113"><text:span text:style-name="T66"><text:s text:c="18"/></text:span><text:span text:style-name="T147">&lt;!-- By default values are read-only but they may be <text:s/>declared as read/writable as well --&gt; </text:span></text:p>
            <text:p text:style-name="P113"><text:span text:style-name="T66"><text:s text:c="18"/>&lt;</text:span><text:span text:style-name="T133">xs</text:span><text:span text:style-name="T66">:</text:span><text:span text:style-name="T38">attribute</text:span><text:span text:style-name="T66"> </text:span><text:span text:style-name="T47">name</text:span><text:span text:style-name="T66">="Writable" </text:span><text:span text:style-name="T47">type</text:span><text:span text:style-name="T66">="</text:span><text:span text:style-name="T133">xs</text:span><text:span text:style-name="T66">:boolean" </text:span><text:span text:style-name="T47">use</text:span><text:span text:style-name="T66">="optional"/&gt; </text:span></text:p>
            <text:p text:style-name="P116"/>
            <text:p text:style-name="P113"><text:span text:style-name="T66"><text:s text:c="15"/>&lt;/</text:span><text:span text:style-name="T133">xs</text:span><text:span text:style-name="T66">:</text:span><text:span text:style-name="T38">complexType</text:span><text:span text:style-name="T66">&gt; </text:span></text:p>
            <text:p text:style-name="P113"><text:span text:style-name="T66"><text:s text:c="12"/>&lt;/</text:span><text:span text:style-name="T133">xs</text:span><text:span text:style-name="T66">:</text:span><text:span text:style-name="T38">element</text:span><text:span text:style-name="T66">&gt; </text:span></text:p>
            <text:p text:style-name="P113"><text:span text:style-name="T66"><text:s text:c="9"/>&lt;/</text:span><text:span text:style-name="T133">xs</text:span><text:span text:style-name="T66">:</text:span><text:span text:style-name="T38">sequence</text:span><text:span text:style-name="T66">&gt; </text:span></text:p>
            <text:p text:style-name="P116"/>
            <text:p text:style-name="P113"><text:span text:style-name="T66"><text:s text:c="5"/></text:span><text:span text:style-name="T147"><text:s text:c="4"/>&lt;!-- Extension type <text:s/>--&gt; </text:span></text:p>
            <text:p text:style-name="P113"><text:span text:style-name="T66"><text:s text:c="9"/>&lt;</text:span><text:span text:style-name="T133">xs</text:span><text:span text:style-name="T66">:</text:span><text:span text:style-name="T38">attribute</text:span><text:span text:style-name="T66"> </text:span><text:span text:style-name="T47">name</text:span><text:span text:style-name="T66">="Type" </text:span><text:span text:style-name="T47">type</text:span><text:span text:style-name="T66">="</text:span><text:span text:style-name="T133">xs</text:span><text:span text:style-name="T66">:anyURI" </text:span><text:span text:style-name="T47">use</text:span><text:span text:style-name="T66">="required"/&gt; </text:span></text:p>
            <text:p text:style-name="P116"/>
            <text:p text:style-name="P113"><text:span text:style-name="T66"><text:s text:c="9"/></text:span><text:span text:style-name="T147">&lt;!-- MAC (Message Authentication Code) --&gt; </text:span></text:p>
            <text:p text:style-name="P113"><text:span text:style-name="T66"><text:s text:c="9"/>&lt;</text:span><text:span text:style-name="T133">xs</text:span><text:span text:style-name="T66">:</text:span><text:span text:style-name="T38">attribute</text:span><text:span text:style-name="T66"> </text:span><text:span text:style-name="T47">name</text:span><text:span text:style-name="T66">="MAC" </text:span><text:span text:style-name="T47">type</text:span><text:span text:style-name="T66">="</text:span><text:span text:style-name="T133">xs</text:span><text:span text:style-name="T66">:base64Binary" </text:span><text:span text:style-name="T47">use</text:span><text:span text:style-name="T66">="required"/&gt; </text:span></text:p>
            <text:p text:style-name="P116"/>
            <text:p text:style-name="P113"><text:span text:style-name="T66"><text:s text:c="6"/>&lt;/</text:span><text:span text:style-name="T133">xs</text:span><text:span text:style-name="T66">:</text:span><text:span text:style-name="T38">complexType</text:span><text:span text:style-name="T66">&gt; </text:span></text:p>
            <text:p text:style-name="P117"><text:span text:style-name="CrossRef"><text:span text:style-name="T117"><text:s text:c="3"/>&lt;/</text:span></text:span><text:span text:style-name="CrossRef"><text:span text:style-name="T134">xs</text:span></text:span><text:span text:style-name="CrossRef"><text:span text:style-name="T117">:</text:span></text:span><text:span text:style-name="CrossRef"><text:span text:style-name="T39">element</text:span></text:span><text:span text:style-name="CrossRef"><text:span text:style-name="T117">&gt;</text:span></text:span></text:p>
          </table:table-cell>
        </table:table-row>
      </table:table>
      <text:p text:style-name="P110"/>
      <text:p text:style-name="P109"><text:span text:style-name="T66">A </text:span><text:span text:style-name="T109">PropertyBag</text:span><text:span text:style-name="T66"> </text:span><text:span text:style-name="T72">must</text:span><text:span text:style-name="T66"> be converted to a </text:span><text:span text:style-name="T59">binary blob</text:span><text:span text:style-name="T66"> before storage in SKS and MACing according to the following:<text:line-break/></text:span></text:p>
      <text:list xml:id="list34601702" text:style-name="L2">
        <text:list-item>
          <text:p text:style-name="P162"><text:span text:style-name="T66">Each </text:span><text:span text:style-name="T109">Property</text:span><text:span text:style-name="T66"> is translated into a composite object consisting of the following attributes and transformed representation:</text:span></text:p>
        </text:list-item>
      </text:list>
      <text:p text:style-name="P68"/>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1">byte⁮[</text:span><text:span text:style-name="T91"> </text:span><text:span text:style-name="T101">]</text:span></text:p>
          </table:table-cell>
          <table:table-cell table:style-name="Table79.A2" office:value-type="string">
            <text:p text:style-name="P10">bool</text:p>
          </table:table-cell>
          <table:table-cell table:style-name="Table79.C2" office:value-type="string">
            <text:p text:style-name="P3"><text:span text:style-name="T101">byte⁮[</text:span><text:span text:style-name="T91"> </text:span><text:span text:style-name="T101">] </text:span></text:p>
          </table:table-cell>
        </table:table-row>
      </table:table>
      <text:list xml:id="list34624954" text:continue-numbering="true" text:style-name="L2">
        <text:list-header>
          <text:p text:style-name="P163"><text:span text:style-name="T66"><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64">The resulting <text:span text:style-name="T109">Property</text:span><text:span text:style-name="T66"> </text:span>objects are <text:span text:style-name="T2">concatenated</text:span> in the order they occur in the <text:span text:style-name="T109">PropertyBag</text:span></text:p>
        </text:list-item>
      </text:list>
      <text:p text:style-name="P111">Note that there are no delimiters added between attributes or objects. <text:s/>The assembled blob holds the actual <text:span text:style-name="CrossRef"><text:reference-ref text:reference-format="text" text:ref-name="extensiondata">ExtensionData</text:reference-ref></text:span>.</text:p>
      <text:p text:style-name="P111">Enforcement of <text:span text:style-name="T109">Property</text:span> name uniqueness <text:span text:style-name="T51">may</text:span> be delegated to the middleware layer. <text:s/>Also see <text:span text:style-name="CrossRef"><text:reference-ref text:reference-format="text" text:ref-name="set.property">setProperty</text:reference-ref></text:span>.</text:p>
      <text:p text:style-name="P75"/>
      <text:p text:style-name="P75"/>
      <text:p text:style-name="P75">Continued on the next page...</text:p>
      <text:p text:style-name="P103"><text:span text:style-name="T66">Below is a </text:span><text:span text:style-name="CrossRef"><text:reference-ref text:reference-format="text" text:ref-name="keygen2">KeyGen2</text:reference-ref></text:span><text:span text:style-name="T66"> fragment showing an </text:span><text:span text:style-name="T109">Extension</text:span><text:span text:style-name="T66"> object holding a </text:span><text:span text:style-name="CrossRef"><text:reference-ref text:reference-format="text" text:ref-name="base64">Base64</text:reference-ref></text:span><text:span text:style-name="T66"> encoded </text:span><text:span text:style-name="CrossRef"><text:reference-ref text:reference-format="text" text:ref-name="info.cards">Information Card</text:reference-ref></text:span><text:span text:style-name="T66">:<text:line-break/></text:span></text:p>
      <table:table table:name="Table52" table:style-name="Table52">
        <table:table-column table:style-name="Table52.A"/>
        <table:table-row>
          <table:table-cell table:style-name="Table52.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6"><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Extension</text:span><text:span text:style-name="T123"> </text:span><text:span text:style-name="T45">Type</text:span><text:span text:style-name="T123">=</text:span>"http://schemas.xmlsoap.org/ws/2005/05/identity"</text:p>
            <text:p text:style-name="Standard"><text:span text:style-name="T45"><text:s text:c="27"/>MAC</text:span><text:span text:style-name="T123">="UMRljeXFd … CrcqcGkI1="&gt;IiBlbmHVy85cZS ... <text:s/>B4bWxuczd3dy53My5vc&lt;/</text:span><text:span text:style-name="T36">Extension</text:span><text:span text:style-name="T123">&gt;</text:span></text:p>
            <text:p text:style-name="Standard"><text:span text:style-name="T123"><text:s text:c="3"/> &lt;/</text:span><text:span text:style-name="T36">CertficatePath</text:span><text:span text:style-name="T123">&gt;<text:line-break/> </text:span></text:p>
            <text:p text:style-name="P82"><text:span text:style-name="T122">&lt;/</text:span><text:span text:style-name="T41">ProvisioningFinalizationRequest</text:span><text:span text:style-name="T122">&gt;</text:span></text:p>
          </table:table-cell>
        </table:table-row>
      </table:table>
      <text:p text:style-name="Text_20_body"/>
      <text:p text:style-name="Text_20_body"><text:span text:style-name="T60">For details on how to map keys and sessions, see </text:span><text:span text:style-name="CrossRef"><text:span text:style-name="T92"><text:reference-ref text:reference-format="text" text:ref-name="setCertificatePath">setCertificatePath</text:reference-ref></text:span></text:span><text:span text:style-name="T60">.</text:span></text:p>
      <text:p text:style-name="Text_20_body"><text:span text:style-name="T60">In the Information Card sample the primary authentication key (for authenticating to the IDP), would preferable be the PKI key associated by </text:span><text:span text:style-name="T106">CertificatePath</text:span><text:span text:style-name="T60">. <text:s/>That is, the issuance of a managed Information Card and its primary key </text:span><text:span text:style-name="T59">can be fully synchronized</text:span><text:span text:style-name="T60"> making both usage and middleware design straightforward.</text:span></text:p>
      <text:p text:style-name="P49"/>
      <text:p text:style-name="Standard">The following is a <text:span text:style-name="CrossRef"><text:span text:style-name="T92"><text:reference-ref text:reference-format="text" text:ref-name="keygen2">KeyGen2</text:reference-ref></text:span></text:span><text:span text:style-name="T60"> sample showing the </text:span><text:span text:style-name="T106">PropertyBag</text:span><text:span text:style-name="T60"> and </text:span><text:span text:style-name="T106">Logotype</text:span><text:span text:style-name="T60"> objects added to a symmetric key for usage by a </text:span><text:span text:style-name="CrossRef"><text:span text:style-name="T92"><text:reference-ref text:reference-format="text" text:ref-name="hotp">HOTP</text:reference-ref></text:span></text:span><text:span text:style-name="T60"> application:<text:line-break/></text:span></text:p>
      <table:table table:name="Table54" table:style-name="Table54">
        <table:table-column table:style-name="Table54.A"/>
        <table:table-row>
          <table:table-cell table:style-name="Table54.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Standard"><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SymmetricKey</text:span><text:span text:style-name="T123"> </text:span><text:span text:style-name="T45">MAC</text:span><text:span text:style-name="T123">="je7KiznTll … vInu7rcqcGkI="&gt;vInt09Esmg94v … YU3tgIdhcNNby&lt;/</text:span><text:span text:style-name="T36">SymmetricKey</text:span><text:span text:style-name="T123">&gt;<text:line-break/> <text:s text:c="7"/>&lt;</text:span><text:span text:style-name="T36">PropertyBag</text:span><text:span text:style-name="T123"> </text:span><text:span text:style-name="T45">Type</text:span><text:span text:style-name="T123">=</text:span>"http://xmlns.webpki.org/keygen2/1.0#provider.ietf-hotp"</text:p>
            <text:p text:style-name="Standard"><text:span text:style-name="T123"><text:s text:c="31"/></text:span><text:span text:style-name="T45">MAC</text:span><text:span text:style-name="T123">="jIOHDgwI4dO7Kzs … uEH8MtykIS46JfiJ3N="&gt;</text:span></text:p>
            <text:p text:style-name="Standard"><text:span text:style-name="T123"><text:s text:c="12"/>&lt;</text:span><text:span text:style-name="T36">Property</text:span><text:span text:style-name="T123"> </text:span><text:span text:style-name="T45">Name</text:span><text:span text:style-name="T123">="Counter" </text:span><text:span text:style-name="T45">Value</text:span><text:span text:style-name="T123">="0" </text:span><text:span text:style-name="T45">Writable</text:span><text:span text:style-name="T123">="true"/&gt;</text:span></text:p>
            <text:p text:style-name="Standard"><text:span text:style-name="T123"><text:s text:c="12"/>&lt;</text:span><text:span text:style-name="T36">Property</text:span><text:span text:style-name="T123"> </text:span><text:span text:style-name="T45">Name</text:span><text:span text:style-name="T123">="Digits" </text:span><text:span text:style-name="T45">Value</text:span><text:span text:style-name="T123">="8"/&gt;</text:span></text:p>
            <text:p text:style-name="Standard"><text:span text:style-name="T123"><text:s text:c="8"/>&lt;/</text:span><text:span text:style-name="T36">PropertyBag</text:span><text:span text:style-name="T123">&gt;</text:span></text:p>
            <text:p text:style-name="Standard"><text:span text:style-name="T123"><text:s text:c="8"/>&lt;</text:span><text:span text:style-name="T36">Logotype</text:span><text:span text:style-name="T123"> </text:span><text:span text:style-name="T45">MIMEType</text:span><text:span text:style-name="T123">="image/png" </text:span></text:p>
            <text:p text:style-name="Standard"><text:span text:style-name="T123"><text:s text:c="26"/></text:span><text:span text:style-name="T45">Type</text:span><text:span text:style-name="T123">=</text:span>"http://xmlns.webpki.org/keygen2/1.0#logotype.application"</text:p>
            <text:p text:style-name="Standard"><text:span text:style-name="T123"><text:s text:c="26"/></text:span><text:span text:style-name="T45">MAC</text:span><text:span text:style-name="T123">="+crSq5fvfx+f … ZmRnhxlj0d="&gt;iAAABKCAIAAACD … tm/AAALjUlEQVRA=&lt;/</text:span><text:span text:style-name="T36">Logotype</text:span><text:span text:style-name="T123">&gt;<text:line-break/> <text:s text:c="2"/> &lt;/</text:span><text:span text:style-name="T36">CertficatePath</text:span><text:span text:style-name="T123">&gt;<text:line-break/> </text:span></text:p>
            <text:p text:style-name="P82"><text:span text:style-name="T122">&lt;/</text:span><text:span text:style-name="T41">ProvisioningFinalizationRequest</text:span><text:span text:style-name="T122">&gt;</text:span></text:p>
          </table:table-cell>
        </table:table-row>
      </table:table>
      <text:p text:style-name="Text_20_body"/>
      <text:p text:style-name="Standard"><text:span text:style-name="T123">A </text:span><text:span text:style-name="CrossRef"><text:span text:style-name="T92"><text:reference-ref text:reference-format="text" text:ref-name="hotp">HOTP</text:reference-ref></text:span></text:span><text:span text:style-name="T123"> application would preferably also make the corresponding </text:span><text:span text:style-name="CrossRef"><text:span text:style-name="T92"><text:reference-ref text:reference-format="text" text:ref-name="keyinitreq-sym">KeyCreationRequest</text:reference-ref></text:span></text:span><text:span text:style-name="T123"> operation include an endorsement algorithm definition</text:span>.</text:p>
      <text:h text:style-name="P140" text:outline-level="2"><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88">⁮[</text:span><text:span text:style-name="T90"> </text:span><text:span text:style-name="T88">]</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88">⁮[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restorePrivateKey</text:span><text:span text:style-name="T100"> replaces a generated private key with a key supplied by the issuer.</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60"> </text:span><text:span text:style-name="CrossRef"><text:span text:style-name="T92"><text:reference-ref text:reference-format="text" text:ref-name="eecert">End-Entity Certificate</text:reference-ref></text:span></text:span><text:span text:style-name="T60"> || </text:span><text:span text:style-name="T106">PrivateKey</text:span></text:p>
      <text:p text:style-name="P41"><text:span text:style-name="T66">Note that </text:span><text:span text:style-name="T109">PrivateKey</text:span><text:span text:style-name="T66"> objects </text:span><text:span text:style-name="T71">must</text:span><text:span text:style-name="T66"> be MACed in </text:span><text:span text:style-name="T59">encrypted form</text:span><text:span text:style-name="T66"> and </text:span><text:span text:style-name="T59">then</text:span><text:span text:style-name="T66"> decrypted by the SKS before storing.</text:span></text:p>
      <text:p text:style-name="P41"><text:span text:style-name="T66">The purpose of </text:span><text:span text:style-name="T109">restorePrivateKey</text:span><text:span text:style-name="T66"> (preceded by </text:span><text:span text:style-name="CrossRef"><text:reference-ref text:reference-format="text" text:ref-name="setCertificatePath">setCertificatePath</text:reference-ref></text:span><text:span text:style-name="T66">), is to install a certificate and private key that the issuer have generated or have a backup of.</text:span></text:p>
      <text:p text:style-name="P47"/>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6"><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PrivateKey </text:span><text:span text:style-name="T45">MAC</text:span><text:span text:style-name="T123">="umZCjxSl1zX … CrcqcGkIv4Ki="&gt;cVyZSIiBlbmH ... <text:s/>uczpkcB4bWx3dy53&lt;/</text:span><text:span text:style-name="T36">PrivateKey</text:span><text:span text:style-name="T123">&gt;</text:span></text:p>
            <text:p text:style-name="Standard"><text:span text:style-name="T123"><text:s text:c="3"/> &lt;/</text:span><text:span text:style-name="T36">CertficatePath</text:span><text:span text:style-name="T123">&gt;<text:line-break/> </text:span></text:p>
            <text:p text:style-name="P82"><text:span text:style-name="T122">&lt;/</text:span><text:span text:style-name="T41">ProvisioningFinalizationRequest</text:span><text:span text:style-name="T122">&gt;</text:span></text:p>
          </table:table-cell>
        </table:table-row>
      </table:table>
      <text:p text:style-name="Text_20_body"/>
      <text:p text:style-name="Text_20_body"><text:span text:style-name="T60">For details on how to map keys and sessions, see </text:span><text:span text:style-name="CrossRef"><text:span text:style-name="T92"><text:reference-ref text:reference-format="text" text:ref-name="setCertificatePath">setCertificatePath</text:reference-ref></text:span></text:span><text:span text:style-name="T60">.</text:span></text:p>
      <text:p text:style-name="Text_20_body"><text:span text:style-name="T56">Note that the </text:span><text:span text:style-name="CrossRef"><text:span text:style-name="T92"><text:reference-ref text:reference-format="text" text:ref-name="priv.key.bck">KeyBackup</text:reference-ref></text:span></text:span> attribute of the key <text:span text:style-name="T52">must</text:span> be set after execution of <text:span text:style-name="T103">restorePrivateKey</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3">restorePrivateKey</text:span> is executed over a networked protocol such as <text:span text:style-name="CrossRef"><text:span text:style-name="T92"><text:reference-ref text:reference-format="text" text:ref-name="keygen2">KeyGen2</text:reference-ref></text:span></text:span> (rather than<text:line-break/>locally), it is <text:span text:style-name="T52">recommended</text:span> alerting the user unless the key is having <text:span text:style-name="CrossRef"><text:reference-ref text:reference-format="text" text:ref-name="keyusage.attr">AppUsage</text:reference-ref></text:span> = <text:span text:style-name="T31">encryption</text:span></text:p>
          </table:table-cell>
        </table:table-row>
      </table:table>
      <text:p text:style-name="Text_20_body"/>
      <text:p text:style-name="Standard"/>
      <text:h text:style-name="P140" text:outline-level="2"><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88">⁮[</text:span><text:span text:style-name="T90"> </text:span><text:span text:style-name="T88">]</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88">⁮[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deleteKey</text:span><text:span text:style-name="T100"> deletes a key created in an earlier provisioning session.</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T103">Authorization</text:span></text:p>
      <text:p text:style-name="Text_20_body"><text:span text:style-name="T100"><text:line-break/>A conforming SKS </text:span><text:span text:style-name="T54">must</text:span><text:span text:style-name="T100"> abort the provisioning session if </text:span><text:span text:style-name="T103">pp_deleteKey</text:span><text:span text:style-name="T100"> is mixed with other post provisioning operations referring to the same </text:span><text:span text:style-name="T109">TargetKeyHandle</text:span><text:span text:style-name="T100">.</text:span></text:p>
      <text:p text:style-name="Text_20_body"><text:span text:style-name="T100">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text:span></text:p>
      <text:p text:style-name="Text_20_body"><text:span text:style-name="T100">Regarding delete of PIN and PUK policy objects, see </text:span><text:span text:style-name="CrossRef"><text:reference-ref text:reference-format="text" text:ref-name="key.protectionobjects">Key Protection Objects</text:reference-ref></text:span><text:span text:style-name="T100">.</text:span></text:p>
      <text:p text:style-name="P38"/>
      <text:p text:style-name="P38"/>
      <text:p text:style-name="P38"/>
      <text:p text:style-name="P38"/>
      <text:p text:style-name="P52">Continued on the next page...</text:p>
      <text:p text:style-name="P103">The following fragment shows how <text:span text:style-name="T103">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7"><text:span text:style-name="T123"><text:line-break/>    &lt;</text:span><text:span text:style-name="T36">CertficatePath</text:span><text:span text:style-name="T123"> … &gt;<text:line-break/> <text:s text:c="2"/> &lt;/</text:span><text:span text:style-name="T36">CertficatePath</text:span><text:span text:style-name="T123">&gt;<text:line-break/></text:span></text:p>
            <text:p text:style-name="P98"><text:span text:style-name="T123"><text:s/>  <text:s/>&lt;</text:span><text:span text:style-name="T36">DeleteKey</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80"/>
            <text:p text:style-name="P82"><text:span text:style-name="T122">&lt;/</text:span><text:span text:style-name="T41">ProvisioningFinalizationRequest</text:span><text:span text:style-name="T122">&gt;</text:span></text:p>
          </table:table-cell>
        </table:table-row>
      </table:table>
      <text:p text:style-name="Text_20_body"/>
      <text:p text:style-name="Text_20_body"><text:span text:style-name="T60">Before invoking </text:span><text:span text:style-name="T106">pp_deleteKey</text:span><text:span text:style-name="T60"> the provisioning middleware needs to perform a number of steps:</text:span></text:p>
      <text:list xml:id="list34574667" text:style-name="L3">
        <text:list-item>
          <text:p text:style-name="P151"><text:span text:style-name="T60">Find the the </text:span><text:span text:style-name="T59">old</text:span><text:span text:style-name="T60"> provisioning session associated with the </text:span><text:span text:style-name="T106">ClientSessionID</text:span><text:span text:style-name="T60"> and </text:span><text:span text:style-name="T106">ServerSessionID</text:span><text:span text:style-name="T60"> attributes of the </text:span><text:span text:style-name="T106">DeleteKey</text:span><text:span text:style-name="T60"> element by calling </text:span><text:span text:style-name="CrossRef"><text:span text:style-name="T92"><text:reference-ref text:reference-format="text" text:ref-name="enum.prov.sess">enumerateProvisioningSessions</text:reference-ref></text:span></text:span><text:span text:style-name="T60">.</text:span></text:p>
        </text:list-item>
        <text:list-item>
          <text:p text:style-name="P151"><text:span text:style-name="T60">Find possible keys by calling </text:span><text:span text:style-name="CrossRef"><text:span text:style-name="T92"><text:reference-ref text:reference-format="text" text:ref-name="enum.keys">enumerateKeys</text:reference-ref></text:span></text:span><text:span text:style-name="T60"> and ignoring all but those belonging to the provisioning session found in step #1.</text:span></text:p>
        </text:list-item>
        <text:list-item>
          <text:p text:style-name="P151"><text:span text:style-name="T60">For the set of keys found in step #2 call </text:span><text:span text:style-name="CrossRef"><text:span text:style-name="T92"><text:reference-ref text:reference-format="text" text:ref-name="get.key.attr">getKeyAttributes</text:reference-ref></text:span></text:span><text:span text:style-name="T60"> while looking for a key having an </text:span><text:span text:style-name="CrossRef"><text:span text:style-name="T92"><text:reference-ref text:reference-format="text" text:ref-name="eecert">End-Entity Certificate</text:reference-ref></text:span></text:span><text:span text:style-name="T60"> matching the </text:span><text:span text:style-name="CrossRef"><text:span text:style-name="T92"><text:reference-ref text:reference-format="text" text:ref-name="SHA256">SHA256</text:reference-ref></text:span></text:span><text:span text:style-name="T60"> </text:span><text:span text:style-name="T106">CertificateFingerprint</text:span><text:span text:style-name="T60">.</text:span></text:p>
        </text:list-item>
        <text:list-item>
          <text:p text:style-name="P151"><text:span text:style-name="T60">If step #3 is successful </text:span><text:span text:style-name="T106">TargetKeyHandle</text:span><text:span text:style-name="T60"> is recovered and </text:span><text:span text:style-name="T106">pp_deleteKey</text:span><text:span text:style-name="T60"> can be invoked.</text:span></text:p>
        </text:list-item>
      </text:list>
      <text:p text:style-name="Text_20_body"><text:span text:style-name="T60">If any of these steps fail the provisioning session </text:span><text:span text:style-name="T63">must</text:span><text:span text:style-name="T60"> be aborted. <text:s/>Also see </text:span><text:span text:style-name="CrossRef"><text:span text:style-name="T92"><text:reference-ref text:reference-format="text" text:ref-name="poi.ops">Remote Key Lookup</text:reference-ref></text:span></text:span><text:span text:style-name="T60">.</text:span></text:p>
      <text:h text:style-name="P140" text:outline-level="2"><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88">⁮[</text:span><text:span text:style-name="T90"> </text:span><text:span text:style-name="T88">]</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88">⁮[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unlockKey</text:span><text:span text:style-name="T100"> works like </text:span><text:span text:style-name="CrossRef"><text:reference-ref text:reference-format="text" text:ref-name="unlockey">unlockKey</text:reference-ref></text:span><text:span text:style-name="T100"> except that authorization is derived from a </text:span><text:span text:style-name="CrossRef"><text:span text:style-name="T92"><text:reference-ref text:reference-format="text" text:ref-name="targ.key.ref">Target Key Reference</text:reference-ref></text:span></text:span><text:span text:style-name="T100"> instead of a PUK.</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T109">Authorization</text:span></text:p>
      <text:p text:style-name="Text_20_body"><text:span text:style-name="T100"><text:line-break/>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 and that it </text:span><text:span text:style-name="T52">must</text:span><text:span text:style-name="T100"> (internally) be performed in </text:span><text:span text:style-name="T3">advance</text:span><text:span text:style-name="T100"> of any </text:span><text:span text:style-name="CrossRef"><text:reference-ref text:reference-format="text" text:ref-name="pp.uodate">pp_updateKey</text:reference-ref></text:span><text:span text:style-name="T100"> or </text:span><text:span text:style-name="CrossRef"><text:reference-ref text:reference-format="text" text:ref-name="pp_clonekeyprot">pp_cloneKeyProtection</text:reference-ref></text:span><text:span text:style-name="T100"> calls referring to the same </text:span><text:span text:style-name="T109">TargetKeyHandle</text:span><text:span text:style-name="T100">.</text:span></text:p>
      <text:p text:style-name="P37"><text:span text:style-name="T2">If</text:span> the target key is associated with a PUK object the PUK error count <text:span text:style-name="T52">must</text:span> be cleared as well.</text:p>
      <text:p text:style-name="Text_20_body"/>
      <text:p text:style-name="Standard">The following fragment shows how <text:span text:style-name="T103">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7"><text:span text:style-name="T123"><text:line-break/>    &lt;</text:span><text:span text:style-name="T36">CertficatePath</text:span><text:span text:style-name="T123"> … &gt;<text:line-break/> <text:s text:c="2"/> &lt;/</text:span><text:span text:style-name="T36">CertficatePath</text:span><text:span text:style-name="T123">&gt;<text:line-break/></text:span></text:p>
            <text:p text:style-name="P99"><text:span text:style-name="T123"><text:s/>  <text:s/>&lt;</text:span><text:span text:style-name="T36">UnlockKey</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80"/>
            <text:p text:style-name="P82"><text:span text:style-name="T122">&lt;/</text:span><text:span text:style-name="T41">ProvisioningFinalizationRequest</text:span><text:span text:style-name="T122">&gt;</text:span></text:p>
          </table:table-cell>
        </table:table-row>
      </table:table>
      <text:p text:style-name="Text_20_body"/>
      <text:p text:style-name="P46"><text:span text:style-name="T60">Before invoking </text:span><text:span text:style-name="T106">pp_unlockKey</text:span><text:span text:style-name="T60"> the provisioning middleware needs to perform the same steps as for </text:span><text:span text:style-name="CrossRef"><text:span text:style-name="T92"><text:reference-ref text:reference-format="text" text:ref-name="pp.delkey">pp_deleteKey</text:reference-ref></text:span></text:span><text:span text:style-name="T60">.</text:span></text:p>
      <text:h text:style-name="P140" text:outline-level="2"><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88">⁮[</text:span><text:span text:style-name="T90"> </text:span><text:span text:style-name="T88">]</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88">⁮[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updateKey</text:span><text:span text:style-name="T100"> updates (replaces) a key created in an earlier provisioning session.</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CrossRef"><text:span text:style-name="T92"><text:reference-ref text:reference-format="text" text:ref-name="eecert">End-Entity Certificate</text:reference-ref></text:span></text:span><text:span text:style-name="CrossRef"><text:span text:style-name="T22"> || </text:span></text:span><text:span text:style-name="CrossRef"><text:span text:style-name="T30">Authorization</text:span></text:span></text:p>
      <text:p text:style-name="P37"><text:span text:style-name="T92"><text:line-break/>The new key </text:span><text:span text:style-name="T95">must</text:span><text:span text:style-name="T92"> be </text:span><text:span text:style-name="T2">fully provisioned</text:span><text:span text:style-name="T92"> (fitted with a certificate and optional attributes), </text:span><text:span text:style-name="T2">before</text:span><text:span text:style-name="T92"> this method is called. <text:s/>However, the new key </text:span><text:span text:style-name="T95">must not</text:span><text:span text:style-name="T92"> be PIN‑protected since it supposed to </text:span><text:span text:style-name="T2">inherit</text:span><text:span text:style-name="T92"> the old key's PIN protection scheme (if there is one). <text:s/>Inheritance does not mean “copying” but </text:span><text:span text:style-name="T2">linking</text:span><text:span text:style-name="T92"> the new key to an existing PIN object. <text:s/>See </text:span><text:span text:style-name="CrossRef"><text:span text:style-name="T92"><text:reference-ref text:reference-format="text" text:ref-name="key.protectionobjects">Key Protection Objects</text:reference-ref></text:span></text:span><text:span text:style-name="T92">.</text:span></text:p>
      <text:p text:style-name="P37"><text:span text:style-name="T92">The target key and and the new key </text:span><text:span text:style-name="T94">must</text:span><text:span text:style-name="T92"> have identical </text:span><text:span text:style-name="CrossRef"><text:span text:style-name="T92"><text:reference-ref text:reference-format="text" text:ref-name="keyusage">Key Application Usage</text:reference-ref></text:span></text:span><text:span text:style-name="T92">.</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46"><text:span text:style-name="T100">The </text:span><text:span text:style-name="T109">KeyHandle</text:span><text:span text:style-name="T100"> of the updated key </text:span><text:span text:style-name="T54">must</text:span><text:span text:style-name="T100"> after a successful update be set equal to </text:span><text:span text:style-name="T109">TargetKeyHandle</text:span><text:span text:style-name="T100">.</text:span></text:p>
      <text:p text:style-name="Text_20_body"><text:span text:style-name="T100">A conforming SKS </text:span><text:span text:style-name="T54">must</text:span><text:span text:style-name="T100"> allow a (single) </text:span><text:span text:style-name="T103">pp_updateKey</text:span><text:span text:style-name="T100"> combined with an arbitrary number of </text:span><text:span text:style-name="CrossRef"><text:reference-ref text:reference-format="text" text:ref-name="pp_clonekeyprot">pp_cloneKeyProtection</text:reference-ref></text:span><text:span text:style-name="T100"> calls referring to the same </text:span><text:span text:style-name="T109">TargetKeyHandle</text:span><text:span text:style-name="T100">.</text:span></text:p>
      <text:p text:style-name="P46"><text:span text:style-name="T100">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text:span></text:p>
      <text:p text:style-name="P38"/>
      <text:p text:style-name="Standard">The following fragment shows how <text:span text:style-name="T103">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9"><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5"/>&lt;</text:span><text:span text:style-name="T36">UpdateKey</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76"><text:span text:style-name="T126"><text:s/>   &lt;/</text:span><text:span text:style-name="T37">CertficatePath</text:span><text:span text:style-name="T126">&gt;<text:line-break/></text:span></text:p>
            <text:p text:style-name="P82"><text:span text:style-name="T122">&lt;/</text:span><text:span text:style-name="T41">ProvisioningFinalizationRequest</text:span><text:span text:style-name="T122">&gt;</text:span></text:p>
          </table:table-cell>
        </table:table-row>
      </table:table>
      <text:p text:style-name="Text_20_body"/>
      <text:p text:style-name="P46"><text:span text:style-name="T60">Before invoking </text:span><text:span text:style-name="T106">pp_updateKey</text:span><text:span text:style-name="T60"> the provisioning middleware needs to perform the same steps as for </text:span><text:span text:style-name="CrossRef"><text:span text:style-name="T92"><text:reference-ref text:reference-format="text" text:ref-name="pp.delkey">pp_deleteKey</text:reference-ref></text:span></text:span><text:span text:style-name="T60">.</text:span></text:p>
      <text:p text:style-name="P46"><text:span text:style-name="T106">KeyHandle</text:span><text:span text:style-name="T60"> is the handle associated with </text:span><text:span text:style-name="T106">CertficatePath</text:span><text:span text:style-name="T60">.</text:span></text:p>
      <text:h text:style-name="P140" text:outline-level="2"><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88">⁮[</text:span><text:span text:style-name="T90"> </text:span><text:span text:style-name="T88">]</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88">⁮[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cloneKeyProtection</text:span><text:span text:style-name="T100"> clones the </text:span><text:span text:style-name="T3">protection scheme</text:span><text:span text:style-name="T100"> of a key created in an earlier provisioning session and applies it to a newly created key.</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CrossRef"><text:span text:style-name="T92"><text:reference-ref text:reference-format="text" text:ref-name="eecert">End-Entity Certificate</text:reference-ref></text:span></text:span><text:span text:style-name="CrossRef"><text:span text:style-name="T22"> || </text:span></text:span><text:span text:style-name="CrossRef"><text:span text:style-name="T30">Authorization</text:span></text:span></text:p>
      <text:p text:style-name="P37"><text:span text:style-name="T92"><text:line-break/>The new key </text:span><text:span text:style-name="T95">must</text:span><text:span text:style-name="T92"> be </text:span><text:span text:style-name="T2">fully provisioned</text:span><text:span text:style-name="T92"> (fitted with a certificate and optional attributes), </text:span><text:span text:style-name="T2">before</text:span><text:span text:style-name="T92"> this method is called. <text:s/>However, the new key </text:span><text:span text:style-name="T95">must not</text:span><text:span text:style-name="T92"> be PIN‑protected since it supposed to </text:span><text:span text:style-name="T2">inherit</text:span><text:span text:style-name="T92"> the old key's PIN protection scheme (if there is one). <text:s/>Inheritance does not mean “copying” but </text:span><text:span text:style-name="T2">linking</text:span><text:span text:style-name="T92"> the new key to an existing PIN object. <text:s/>See </text:span><text:span text:style-name="CrossRef"><text:span text:style-name="T92"><text:reference-ref text:reference-format="text" text:ref-name="key.protectionobjects">Key Protection Objects</text:reference-ref></text:span></text:span><text:span text:style-name="T92">.</text:span></text:p>
      <text:p text:style-name="P37"><text:span text:style-name="T92">The target key and and the new key </text:span><text:span text:style-name="T94">must</text:span><text:span text:style-name="T92"> have identical </text:span><text:span text:style-name="CrossRef"><text:span text:style-name="T92"><text:reference-ref text:reference-format="text" text:ref-name="keyusage">Key Application Usage</text:reference-ref></text:span></text:span><text:span text:style-name="T92">.</text:span></text:p>
      <text:p text:style-name="Text_20_body"><text:span text:style-name="T100">Note that an SKS </text:span><text:span text:style-name="T54">must not</text:span><text:span text:style-name="T100"> allow inheritance of a custom PIN protection scheme with grouping </text:span><text:span text:style-name="T103">none</text:span><text:span text:style-name="T100"> (see </text:span><text:span text:style-name="CrossRef"><text:reference-ref text:reference-format="text" text:ref-name="pingrouping">PIN Grouping</text:reference-ref></text:span><text:span text:style-name="T100">).</text:span></text:p>
      <text:p text:style-name="Text_20_body"><text:span text:style-name="T100">A conforming SKS </text:span><text:span text:style-name="T54">must</text:span><text:span text:style-name="T100"> allow multiple </text:span><text:span text:style-name="T103">pp_cloneKeyProtection</text:span><text:span text:style-name="T100"> calls referring to the same </text:span><text:span text:style-name="T109">TargetKeyHandle</text:span><text:span text:style-name="T100">.</text:span></text:p>
      <text:p text:style-name="Text_20_body"><text:span text:style-name="T100">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text:span></text:p>
      <text:p text:style-name="Standard"/>
      <text:p text:style-name="Standard">The following fragment shows how <text:span text:style-name="T103">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8"><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5"/>&lt;</text:span><text:span text:style-name="T36">CloneKeyProtection</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76"><text:span text:style-name="T126"><text:s/>   &lt;/</text:span><text:span text:style-name="T37">CertficatePath</text:span><text:span text:style-name="T126">&gt;<text:line-break/></text:span></text:p>
            <text:p text:style-name="P82"><text:span text:style-name="T122">&lt;/</text:span><text:span text:style-name="T41">ProvisioningFinalizationRequest</text:span><text:span text:style-name="T122">&gt;</text:span></text:p>
          </table:table-cell>
        </table:table-row>
      </table:table>
      <text:p text:style-name="Text_20_body"/>
      <text:p text:style-name="P46"><text:span text:style-name="T60">Before invoking </text:span><text:span text:style-name="T106">pp_cloneKeyProtection</text:span><text:span text:style-name="T60"> the provisioning middleware needs to perform the same steps as for </text:span><text:span text:style-name="CrossRef"><text:span text:style-name="T92"><text:reference-ref text:reference-format="text" text:ref-name="pp.delkey">pp_deleteKey</text:reference-ref></text:span></text:span><text:span text:style-name="T60">.</text:span></text:p>
      <text:p text:style-name="P46"><text:span text:style-name="T106">KeyHandle</text:span><text:span text:style-name="T60"> is the handle associated with </text:span><text:span text:style-name="T106">CertficatePath</text:span><text:span text:style-name="T60">.</text:span></text:p>
      <text:h text:style-name="P140" text:outline-level="2"><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81">The following element </text:span><text:span text:style-name="T80">must</text:span><text:span text:style-name="T81"> be set to zero if the output</text:span><text:span text:style-name="T82"> </text:span>KeyHandle<text:span text:style-name="T75">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6"/>
      <text:p text:style-name="P46"><text:span text:style-name="T111">enumerateKeys</text:span> enumerate keys for <text:span text:style-name="T2">closed</text:span> provisioning sessions. <text:s/>Closed provisioning session means that the key is ready for usage by <text:span text:style-name="T2">applications</text:span>.</text:p>
      <text:p text:style-name="P46">The input <text:span text:style-name="T106">KeyHandle</text:span><text:span text:style-name="T66"> </text:span><text:span text:style-name="T71">must</text:span><text:span text:style-name="T66"> initially be set to 0 to start an enumeration round.</text:span></text:p>
      <text:p text:style-name="P46"><text:span text:style-name="T66">Succeeding calls </text:span><text:span text:style-name="T71">must</text:span><text:span text:style-name="T66"> use the output </text:span><text:span text:style-name="T106">KeyHandle</text:span><text:span text:style-name="T66"> as input to the next call.</text:span></text:p>
      <text:p text:style-name="P69"><text:span text:style-name="T66">When </text:span><text:span text:style-name="T106">enumerateKeys</text:span><text:span text:style-name="T60"> returns with a </text:span><text:span text:style-name="T106">KeyHandle</text:span><text:span text:style-name="T60"> = 0 there are no more key objects to read.</text:span></text:p>
      <text:h text:style-name="P140" text:outline-level="2"><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3">byte<text:span text:style-name="T88">⁮[</text:span><text:span text:style-name="T90"> </text:span><text:span text:style-name="T88">]</text:span></text:p>
          </table:table-cell>
          <table:covered-table-cell/>
          <table:covered-table-cell/>
        </table:table-row>
        <table:table-row table:style-name="Table37.2">
          <table:table-cell table:style-name="Table37.A2" office:value-type="string">
            <text:p text:style-name="P16">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0">‪‫‬‭‪‏‪‏</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88">⁮[</text:span><text:span text:style-name="T90"> </text:span><text:span text:style-name="T88">]</text:span></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1">‎</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56">Number of</text:span> <text:span text:style-name="T109">Type</text:span> URIs <text:span text:style-name="T56"><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45">Extension </text:span><text:span text:style-name="T107">Type</text:span><text:span text:style-name="T145"> URI.</text:span> <text:s/><text:span text:style-name="T2">Repeated</text:span> object</text:p>
          </table:table-cell>
          <table:covered-table-cell/>
        </table:table-row>
      </table:table>
      <text:p text:style-name="P46"/>
      <text:p text:style-name="P46"><text:span text:style-name="T111">getKeyAttributes</text:span> returns attribute data for provisioned keys.</text:p>
      <text:p text:style-name="P46">For asymmetric keys the public key of the <text:span text:style-name="CrossRef"><text:reference-ref text:reference-format="text" text:ref-name="eecert">End-Entity Certificate</text:reference-ref></text:span> signifies RSA or EC.</text:p>
      <text:h text:style-name="P140" text:outline-level="2"><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prot.status">ProtectionStatus</text:reference-ref></text:span></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56">Copy of </text:span><text:span text:style-name="T109">Format</text:span> defined by <text:span text:style-name="CrossRef"><text:span text:style-name="T56"><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56">Copy of </text:span><text:span text:style-name="T109">RetryLimit</text:span> defined by <text:span text:style-name="CrossRef"><text:span text:style-name="T56"><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56">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56">Current PIN error count for keys protected by</text:span> a local PIN policy object [1]</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6">Exact copies of the corresponding </text:span><text:span text:style-name="CrossRef"><text:span text:style-name="T56"><text:reference-ref text:reference-format="text" text:ref-name="createKeyPair">createKeyEntry</text:reference-ref></text:span></text:span><text:span text:style-name="T56">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ool</text:p>
          </table:table-cell>
          <table:table-cell table:style-name="Table56.C2" office:value-type="string">
            <text:p text:style-name="P82">True if there exists a <text:span text:style-name="T2">copy</text:span> of the private or secret key [2]</text:p>
          </table:table-cell>
        </table:table-row>
      </table:table>
      <text:p text:style-name="P46"/>
      <text:p text:style-name="P46"><text:span text:style-name="T111">getKeyProtectionInfo</text:span> returns information about the protection scheme for a key including possible biometric options. <text:s/>In addition, the call retrieves the current protection status for the key.</text:p>
      <text:p text:style-name="P46">Note 1: Fields <text:span text:style-name="T52">must</text:span> be set to zero if they do not apply to the key in question.</text:p>
      <text:p text:style-name="Text_20_body"><text:span text:style-name="T56">Note 2: </text:span><text:span text:style-name="T109">KeyBackup</text:span> <text:span text:style-name="T52">must</text:span> be set if the private key has been supplied through <text:span text:style-name="CrossRef"><text:span text:style-name="T56"><text:reference-ref text:reference-format="text" text:ref-name="restorePrivateKey">restorePrivateKey</text:reference-ref></text:span></text:span> or if the key has been subject to an <text:span text:style-name="CrossRef"><text:span text:style-name="T56"><text:reference-ref text:reference-format="text" text:ref-name="exportkey">exportKey</text:reference-ref></text:span></text:span> operation.</text:p>
      <text:p text:style-name="Text_20_body"/>
      <text:p text:style-name="Text_20_body"/>
      <text:p text:style-name="Text_20_body"/>
      <text:p text:style-name="Text_20_body"/>
      <text:p text:style-name="P61">Continued on the next page...</text:p>
      <text:p text:style-name="P84"/>
      <text:p text:style-name="P103"><text:span text:style-name="T60">The following table illustrates how the </text:span><text:reference-mark-start text:name="prot.status"/><text:span text:style-name="T106">ProtectionStatus</text:span><text:reference-mark-end text:name="prot.status"/><text:span text:style-name="T60"> bit field should be interpreted:<text:line-break/></text:span></text:p>
      <table:table table:name="Table57" table:style-name="Table57">
        <table:table-column table:style-name="Table57.A"/>
        <table:table-column table:style-name="Table57.B"/>
        <table:table-row table:style-name="Table57.1">
          <table:table-cell table:style-name="Table57.A1" office:value-type="string">
            <text:p text:style-name="P13">Bit</text:p>
          </table:table-cell>
          <table:table-cell table:style-name="Table57.B1" office:value-type="string">
            <text:p text:style-name="P13">Description</text:p>
          </table:table-cell>
        </table:table-row>
        <table:table-row table:style-name="Table57.2">
          <table:table-cell table:style-name="Table57.A2" office:value-type="float" office:value="0">
            <text:p text:style-name="P94">0</text:p>
          </table:table-cell>
          <table:table-cell table:style-name="Table57.B2" office:value-type="string">
            <text:p text:style-name="Standard">The key is protected by a local PIN policy object</text:p>
          </table:table-cell>
        </table:table-row>
        <table:table-row table:style-name="Table57.2">
          <table:table-cell table:style-name="Table57.A2" office:value-type="float" office:value="1">
            <text:p text:style-name="P94">1</text:p>
          </table:table-cell>
          <table:table-cell table:style-name="Table57.B2" office:value-type="string">
            <text:p text:style-name="Standard">The key is protected by a local PUK policy object. <text:s/>This bit <text:span text:style-name="T94">must</text:span> be <text:span text:style-name="T2">combined</text:span> with bit 0</text:p>
          </table:table-cell>
        </table:table-row>
        <table:table-row table:style-name="Table57.2">
          <table:table-cell table:style-name="Table57.A2" office:value-type="float" office:value="2">
            <text:p text:style-name="P94">2</text:p>
          </table:table-cell>
          <table:table-cell table:style-name="Table57.B2" office:value-type="string">
            <text:p text:style-name="Standard">The key has locked-up due to PIN errors.<text:span text:style-name="T100"> <text:s/>This bit </text:span><text:span text:style-name="T94">must</text:span><text:span text:style-name="T51"> </text:span>be <text:span text:style-name="T2">combined</text:span> with bit 0</text:p>
          </table:table-cell>
        </table:table-row>
        <table:table-row table:style-name="Table57.2">
          <table:table-cell table:style-name="Table57.A2" office:value-type="float" office:value="3">
            <text:p text:style-name="P94">3</text:p>
          </table:table-cell>
          <table:table-cell table:style-name="Table57.B2" office:value-type="string">
            <text:p text:style-name="Standard">The key has locked-up due to PUK errors.<text:span text:style-name="T100"> <text:s/>This bit </text:span><text:span text:style-name="T94">must</text:span><text:span text:style-name="T51"> </text:span>be <text:span text:style-name="T2">combined</text:span> with bit 1</text:p>
          </table:table-cell>
        </table:table-row>
        <table:table-row table:style-name="Table57.2">
          <table:table-cell table:style-name="Table57.A2" office:value-type="float" office:value="4">
            <text:p text:style-name="P94">4</text:p>
          </table:table-cell>
          <table:table-cell table:style-name="Table57.B2" office:value-type="string">
            <text:p text:style-name="Standard">The key is protected by a device PIN. <text:s/>Information about device PINs is out of scope for the SKS API.<text:span text:style-name="T100"> <text:s/>This bit </text:span><text:span text:style-name="T94">must </text:span>be the only active bit if applicable</text:p>
          </table:table-cell>
        </table:table-row>
      </table:table>
      <text:p text:style-name="Text_20_body"/>
      <text:p text:style-name="P50">If all bits are zero the key is not PIN protected.</text:p>
      <text:h text:style-name="P140" text:outline-level="2"><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45">Type URI.</text:span><text:span text:style-name="T144">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2"><text:span text:style-name="T100">Exact copies of the corresponding </text:span><text:span text:style-name="CrossRef"><text:reference-ref text:reference-format="text" text:ref-name="addextensiondata">addExtension</text:reference-ref></text:span><text:span text:style-name="T100">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3">byte<text:span text:style-name="T88">⁮[</text:span><text:span text:style-name="T90"> </text:span><text:span text:style-name="T88">]</text:span></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46"/>
      <text:p text:style-name="P46"><text:span text:style-name="T111">getExtension</text:span> returns a typed extension object associated with a key.</text:p>
      <text:p text:style-name="P46">Note that encrypted extensions are decrypted during provisioning.</text:p>
      <text:p text:style-name="P46">If the extension is intended to be consumed by the SKS, <text:span text:style-name="T109">ExtensionData</text:span> <text:span text:style-name="T52">must</text:span> be returned as a zero-length array.</text:p>
      <text:h text:style-name="P140" text:outline-level="2"><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99">Type URI which </text:span><text:span text:style-name="T93">must</text:span> identify a <text:span text:style-name="T109">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3">byte<text:span text:style-name="T88">⁮[</text:span><text:span text:style-name="T90"> </text:span><text:span text:style-name="T88">]</text:span></text:p>
          </table:table-cell>
          <table:table-cell table:style-name="Table94.C2" office:value-type="string">
            <text:p text:style-name="P27"><text:span text:style-name="T109">Property</text:span> name</text:p>
          </table:table-cell>
        </table:table-row>
        <table:table-row table:style-name="Table94.2">
          <table:table-cell table:style-name="Table94.A2" office:value-type="string">
            <text:p text:style-name="P16">Value</text:p>
          </table:table-cell>
          <table:table-cell table:style-name="Table94.A2" office:value-type="string">
            <text:p text:style-name="P3">byte<text:span text:style-name="T88">⁮[</text:span><text:span text:style-name="T90"> </text:span><text:span text:style-name="T88">]</text:span></text:p>
          </table:table-cell>
          <table:table-cell table:style-name="Table94.C2" office:value-type="string">
            <text:p text:style-name="P27"><text:span text:style-name="T109">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11">setProperty</text:span> sets a <text:span text:style-name="T109">Property</text:span> in a <text:span text:style-name="T109">PropertyBag</text:span> linked to a key.</text:p>
      <text:p text:style-name="Text_20_body">If the named <text:span text:style-name="T105">Property</text:span> does not exist or is not <text:span text:style-name="T2">writable</text:span>, an error <text:span text:style-name="T51">must</text:span> be returned.</text:p>
      <text:h text:style-name="P140" text:outline-level="2"><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88">⁮[</text:span><text:span text:style-name="T90"> </text:span><text:span text:style-name="T88">]</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deleteKey</text:span> removes a key from the <text:span text:style-name="CrossRef"><text:reference-ref text:reference-format="text" text:ref-name="cred.db">Credential Database</text:reference-ref></text:span>.</text:p>
      <text:p text:style-name="P46">If the key is the last belonging to a provisioning session, the session data objects are removed as well.</text:p>
      <text:p text:style-name="P46">Invalid <text:span text:style-name="T103">Authorization</text:span> data to the key <text:span text:style-name="T93">must</text:span> return <text:span text:style-name="CrossRef"><text:reference-ref text:reference-format="text" text:ref-name="auth.error">ERROR_AUTHORIZATION</text:reference-ref></text:span> status.</text:p>
      <text:p text:style-name="P46"><text:span text:style-name="T100">A conforming SKS </text:span><text:span text:style-name="T54">may</text:span><text:span text:style-name="T100"> introduce physical presence methods like GPIO-based buttons, </text:span><text:span text:style-name="T3">circumventing</text:span><text:span text:style-name="T100"> key </text:span><text:span text:style-name="CrossRef"><text:reference-ref text:reference-format="text" text:ref-name="deleteprotection">DeleteProtection</text:reference-ref></text:span><text:span text:style-name="T100"> settings.</text:span></text:p>
      <text:p text:style-name="P46"><text:span text:style-name="T100">Regarding delete of PIN and PUK policy objects, see </text:span><text:span text:style-name="CrossRef"><text:reference-ref text:reference-format="text" text:ref-name="key.protectionobjects">Key Protection Objects</text:reference-ref></text:span><text:span text:style-name="T100">.</text:span></text:p>
      <text:h text:style-name="P140" text:outline-level="2"><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88">⁮[</text:span><text:span text:style-name="T90"> </text:span><text:span text:style-name="T88">]</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88">⁮[</text:span><text:span text:style-name="T90"> </text:span><text:span text:style-name="T88">]</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46"/>
      <text:p text:style-name="P46"><text:span text:style-name="T111">exportKey</text:span> exports a private or secret key from the <text:span text:style-name="CrossRef"><text:reference-ref text:reference-format="text" text:ref-name="cred.db">Credential Database</text:reference-ref></text:span>.</text:p>
      <text:p text:style-name="P46">Invalid <text:span text:style-name="T103">Authorization</text:span> data to the key <text:span text:style-name="T93">must</text:span> return <text:span text:style-name="CrossRef"><text:reference-ref text:reference-format="text" text:ref-name="auth.error">ERROR_AUTHORIZATION</text:reference-ref></text:span> status.</text:p>
      <text:p text:style-name="Text_20_body">Private (asymmetric) keys <text:span text:style-name="T52">must</text:span> be exported in <text:span text:style-name="CrossRef"><text:reference-ref text:reference-format="text" text:ref-name="pkcs8">PKCS #8</text:reference-ref></text:span> format.</text:p>
      <text:p text:style-name="Text_20_body">If a <text:span text:style-name="T28">non-exportable</text:span> key is referred to, <text:span text:style-name="T111">exportKey</text:span><text:span text:style-name="T75"> </text:span><text:span text:style-name="T76">must</text:span><text:span text:style-name="T75"> return </text:span><text:span text:style-name="CrossRef"><text:span text:style-name="T92"><text:reference-ref text:reference-format="text" text:ref-name="err.not.allowed">ERROR_NOT_ALLOWED</text:reference-ref></text:span></text:span><text:span text:style-name="T75"> status.</text:span></text:p>
      <text:p text:style-name="Text_20_body"><text:span text:style-name="T60">Note that the </text:span><text:span text:style-name="CrossRef"><text:span text:style-name="T92"><text:reference-ref text:reference-format="text" text:ref-name="priv.key.bck">KeyBackup</text:reference-ref></text:span></text:span><text:span text:style-name="T75"> attribute of the key </text:span><text:span text:style-name="T78">must</text:span><text:span text:style-name="T75"> be set after execution of </text:span><text:span text:style-name="T111">exportKey</text:span><text:span text:style-name="T75">.</text:span></text:p>
      <text:h text:style-name="P140" text:outline-level="2"><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88">⁮[</text:span><text:span text:style-name="T90"> </text:span><text:span text:style-name="T88">]</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unlockKey</text:span> re-enables a key that has been locked due to erroneous PIN entries.</text:p>
      <text:p text:style-name="P46">Note that this method only applies to keys that are protected by local PIN and PUK policy objects.</text:p>
      <text:p text:style-name="P46"><text:span text:style-name="T75">Invalid </text:span><text:span text:style-name="T111">Authorization</text:span><text:span text:style-name="T75"> data (PUK)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46"><text:span text:style-name="T75">If </text:span><text:span text:style-name="T111">unlockKey</text:span><text:span text:style-name="T75"> succeeds all keys sharing the PIN object will be unlocked. <text:s/>See </text:span><text:span text:style-name="CrossRef"><text:span text:style-name="T92"><text:reference-ref text:reference-format="text" text:ref-name="pingrouping">PIN Grouping</text:reference-ref></text:span></text:span><text:span text:style-name="T75">.</text:span></text:p>
      <text:h text:style-name="P140" text:outline-level="2"><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88">⁮[</text:span><text:span text:style-name="T90"> </text:span><text:span text:style-name="T88">]</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88">⁮[</text:span><text:span text:style-name="T90"> </text:span><text:span text:style-name="T88">]</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changePIN</text:span> modifies a PIN for a key.</text:p>
      <text:p text:style-name="Text_20_body"><text:span text:style-name="T75">Note that the key </text:span><text:span text:style-name="T78">must</text:span><text:span text:style-name="T75"> be protected by a local PIN policy object having the </text:span><text:span text:style-name="CrossRef"><text:span text:style-name="T92"><text:reference-ref text:reference-format="text" text:ref-name="pin.user.mod">UserModifiable</text:reference-ref></text:span></text:span><text:span text:style-name="T75"> attribute set.</text:span></text:p>
      <text:p text:style-name="P46"><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46"><text:span text:style-name="T75">If </text:span><text:span text:style-name="T111">changePIN</text:span><text:span text:style-name="T75"> succeeds all keys sharing the PIN object will be updated. <text:s/>See </text:span><text:span text:style-name="CrossRef"><text:span text:style-name="T92"><text:reference-ref text:reference-format="text" text:ref-name="pingrouping">PIN Grouping</text:reference-ref></text:span></text:span><text:span text:style-name="T75">.</text:span></text:p>
      <text:h text:style-name="P140" text:outline-level="2"><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88">⁮[</text:span><text:span text:style-name="T90"> </text:span><text:span text:style-name="T88">]</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88">⁮[</text:span><text:span text:style-name="T90"> </text:span><text:span text:style-name="T88">]</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setPIN</text:span> sets a PIN for a key <text:span text:style-name="T2">regardless of PIN block status</text:span> since it uses a PUK as authorization.</text:p>
      <text:p text:style-name="Text_20_body"><text:span text:style-name="T75">Note that the key </text:span><text:span text:style-name="T78">must</text:span><text:span text:style-name="T75"> be protected by local PUK and PIN policy objects where the latter have the </text:span><text:span text:style-name="CrossRef"><text:span text:style-name="T92"><text:reference-ref text:reference-format="text" text:ref-name="pin.user.mod">UserModifiable</text:reference-ref></text:span></text:span><text:span text:style-name="T75"> attribute set.</text:span></text:p>
      <text:p text:style-name="P46"><text:span text:style-name="T75">I</text:span>nvalid <text:span text:style-name="T103">Authorization</text:span> data (PUK)<text:span text:style-name="T75">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46"><text:span text:style-name="T75">If </text:span><text:span text:style-name="T111">setPIN</text:span><text:span text:style-name="T75"> succeeds all keys sharing the PIN object will be updated and </text:span><text:span text:style-name="T81">unlocked</text:span><text:span text:style-name="T75">. <text:s/>See </text:span><text:span text:style-name="CrossRef"><text:span text:style-name="T92"><text:reference-ref text:reference-format="text" text:ref-name="pingrouping">PIN Grouping</text:reference-ref></text:span></text:span><text:span text:style-name="T75">.</text:span></text:p>
      <text:h text:style-name="P140" text:outline-level="2"><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66">Signature algorithm</text:span><text:span text:style-name="T68"> URI</text:span>. <text:s/>See <text:span text:style-name="CrossRef"><text:reference-ref text:reference-format="text" text:ref-name="asym.algos">Asymmetric Key Signatures</text:reference-ref></text:span><text:span text:style-name="CrossRef"> </text:span><text:span text:style-name="T69">‎</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88">⁮[</text:span><text:span text:style-name="T90"> </text:span><text:span text:style-name="T88">]</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88">⁮[</text:span><text:span text:style-name="T90"> </text:span><text:span text:style-name="T88">]</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88">⁮[</text:span><text:span text:style-name="T90"> </text:span><text:span text:style-name="T88">]</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88">⁮[</text:span><text:span text:style-name="T90"> </text:span><text:span text:style-name="T88">]</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3">signHashedData</text:span> performs an asymmetric key signature operation on the input <text:span text:style-name="T103">Data</text:span> object.</text:p>
      <text:p text:style-name="Text_20_body"><text:span text:style-name="T103">Data</text:span> <text:span text:style-name="T51">must</text:span> be hashed <text:span text:style-name="T2">as required by the signature algorithm</text:span>.</text:p>
      <text:p text:style-name="Text_20_body">The <text:span text:style-name="T103">Parameters</text:span> object <text:span text:style-name="T51">must</text:span> be of zero length for signature algorithms not needing additional input.</text:p>
      <text:p text:style-name="Text_20_body"><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Text_20_body"><text:span text:style-name="T60">The length of </text:span><text:span text:style-name="T106">Data</text:span><text:span text:style-name="T60"> </text:span><text:span text:style-name="T63">must</text:span><text:span text:style-name="T60"> match the hash algorithm. <text:s/>Note that signature algorithms that do not define a specific hash algorithm impose no tests on </text:span><text:span text:style-name="T106">Data</text:span><text:span text:style-name="T60"> length. <text:s/>The </text:span><text:a xlink:type="simple" xlink:href="http://xmlns.webpki.org/keygen2/1.0#algorithm.rsa.none"><text:span text:style-name="T129">http://xmlns.webpki.org/keygen2/1.0#algorithm.rsa.none</text:span></text:a><text:span text:style-name="T125"> signature </text:span><text:span text:style-name="T60">algorithm </text:span><text:span text:style-name="T63">must</text:span><text:span text:style-name="T60"> format the signature packet according to </text:span><text:span text:style-name="CrossRef"><text:span text:style-name="T92"><text:reference-ref text:reference-format="text" text:ref-name="pkcs1">PKCS #1</text:reference-ref></text:span></text:span><text:span text:style-name="T60"> but without hash algorithm identifiers:</text:span></text:p>
      <text:p text:style-name="Text_20_body"><text:tab/>EMSA = <text:span text:style-name="T112">0x00</text:span> || <text:span text:style-name="T112">0x01</text:span> || <text:span text:style-name="T112">PS</text:span> || <text:span text:style-name="T112">0x00</text:span> || <text:span text:style-name="T106">Data</text:span></text:p>
      <text:h text:style-name="P140" text:outline-level="2"><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66">Encryption algorithm</text:span><text:span text:style-name="T68"> URI</text:span>. <text:s/>See <text:span text:style-name="CrossRef"><text:reference-ref text:reference-format="text" text:ref-name="asymm.key.enc">Asymmetric Key Encryption</text:reference-ref></text:span><text:span text:style-name="CrossRef"> </text:span><text:span text:style-name="T69">‎</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88">⁮[</text:span><text:span text:style-name="T90"> </text:span><text:span text:style-name="T88">]</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88">⁮[</text:span><text:span text:style-name="T90"> </text:span><text:span text:style-name="T88">]</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88">⁮[</text:span><text:span text:style-name="T90"> </text:span><text:span text:style-name="T88">]</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88">⁮[</text:span><text:span text:style-name="T90"> </text:span><text:span text:style-name="T88">]</text:span></text:p>
          </table:table-cell>
          <table:table-cell table:style-name="Table89.C2" office:value-type="string">
            <text:p text:style-name="P2">Decrypted data</text:p>
          </table:table-cell>
        </table:table-row>
      </table:table>
      <text:p text:style-name="Text_20_body"/>
      <text:p text:style-name="Text_20_body"><text:span text:style-name="T103">asymmetricKeyDecrypt</text:span> performs an asymmetric key decryption operation on the input <text:span text:style-name="T103">Data</text:span> object.</text:p>
      <text:p text:style-name="Text_20_body"><text:span text:style-name="T103">Data</text:span> <text:span text:style-name="T51">must</text:span> be padded <text:span text:style-name="T2">as required by the encryption algorithm</text:span> like <text:span text:style-name="CrossRef"><text:span text:style-name="T92"><text:reference-ref text:reference-format="text" text:ref-name="pkcs1">PKCS #1</text:reference-ref></text:span></text:span> for <text:span text:style-name="T29">http://www.w3.org/2001/04/xmlenc#rsa-1_5</text:span>.</text:p>
      <text:p text:style-name="Text_20_body">The <text:span text:style-name="T103">Parameters</text:span> object <text:span text:style-name="T51">must</text:span> be of zero length for encryption algorithms not needing additional input.</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87"/>
      <text:h text:style-name="P140" text:outline-level="2"><text:bookmark text:name="__RefHeading__15331_972012461"/><text:reference-mark-start text:name="key.agreement"/>keyAgreement<text:reference-mark-end text:name="key.agreement"/><text:span text:style-name="T75"> (102)</text:span><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66">Key agreement algorithm</text:span><text:span text:style-name="T68"> URI</text:span>. <text:s/>See <text:span text:style-name="CrossRef"><text:reference-ref text:reference-format="text" text:ref-name="key_agreement">Diffie-Hellman Key Agreement</text:reference-ref></text:span><text:span text:style-name="CrossRef"> </text:span><text:span text:style-name="T69">‎</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88">⁮[</text:span><text:span text:style-name="T90"> </text:span><text:span text:style-name="T88">]</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88">⁮[</text:span><text:span text:style-name="T90"> </text:span><text:span text:style-name="T88">]</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88">⁮[</text:span><text:span text:style-name="T90"> </text:span><text:span text:style-name="T88">]</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Key</text:p>
          </table:table-cell>
          <table:table-cell table:style-name="Table106.A2" office:value-type="string">
            <text:p text:style-name="P3">byte<text:span text:style-name="T88">⁮[</text:span><text:span text:style-name="T90"> </text:span><text:span text:style-name="T88">]</text:span></text:p>
          </table:table-cell>
          <table:table-cell table:style-name="Table106.C2" office:value-type="string">
            <text:p text:style-name="P2">Shared secret key</text:p>
          </table:table-cell>
        </table:table-row>
      </table:table>
      <text:p text:style-name="Text_20_body"/>
      <text:p text:style-name="Text_20_body"><text:span text:style-name="T103">keyAgreement</text:span> performs an asymmetric key agreement operation resulting in a shared secret key.</text:p>
      <text:p text:style-name="Text_20_body">The <text:span text:style-name="T103">Parameters</text:span> object <text:span text:style-name="T51">must</text:span> be of zero length for key agreement algorithms not needing additional input.</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87"/>
      <text:h text:style-name="P140" text:outline-level="2"><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66">HMAC algorithm</text:span><text:span text:style-name="T68"> URI</text:span>. <text:s/>See <text:span text:style-name="CrossRef"><text:reference-ref text:reference-format="text" text:ref-name="hmac.operations">HMAC Operations</text:reference-ref></text:span><text:span text:style-name="CrossRef"> </text:span><text:span text:style-name="T69">‎</text:span></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88">⁮[</text:span><text:span text:style-name="T90"> </text:span><text:span text:style-name="T88">]</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88">⁮[</text:span><text:span text:style-name="T90"> </text:span><text:span text:style-name="T88">]</text:span></text:p>
          </table:table-cell>
          <table:table-cell table:style-name="Table91.C2" office:value-type="string">
            <text:p text:style-name="P2">HMACed data</text:p>
          </table:table-cell>
        </table:table-row>
      </table:table>
      <text:p text:style-name="Text_20_body"/>
      <text:p text:style-name="Text_20_body"><text:span text:style-name="T103">performHMAC</text:span> performs a symmetric key HMAC operation on the input <text:span text:style-name="T103">Data</text:span> object.</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h text:style-name="P140" text:outline-level="2"><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66">Encryption algorithm</text:span><text:span text:style-name="T68"> URI</text:span>. <text:s/>See <text:span text:style-name="CrossRef"><text:reference-ref text:reference-format="text" text:ref-name="sym.key.enc">Symmetric Key Encryption</text:reference-ref></text:span><text:span text:style-name="CrossRef"> </text:span><text:span text:style-name="T69">‎</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text:reference-mark-start text:name="iv"/>IV<text:reference-mark-end text:name="iv"/></text:p>
          </table:table-cell>
          <table:table-cell table:style-name="Table92.A2" office:value-type="string">
            <text:p text:style-name="P3">byte<text:span text:style-name="T88">⁮[</text:span><text:span text:style-name="T90"> </text:span><text:span text:style-name="T88">]</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88">⁮[</text:span><text:span text:style-name="T90"> </text:span><text:span text:style-name="T88">]</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3">symmetricKeyEncrypt</text:span> performs a symmetric key encryption or decryption operation on the input <text:span text:style-name="T103">Data</text:span> object.</text:p>
      <text:p text:style-name="Text_20_body">Note that if an <text:span text:style-name="T103">IV</text:span> (Initialization Vector) is not required by the encryption algorithm, <text:span text:style-name="T103">IV</text:span> <text:span text:style-name="T51">must</text:span> be of zero length.</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85"/>
      <text:h text:style-name="P144" text:outline-level="1"><text:bookmark text:name="__RefHeading__15337_972012461"/><text:reference-mark-start text:name="sess.security.mech"/>Session Security Mechanisms<text:bookmark-end text:name="__RefHeading__15337_972012461"/><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4">ee </text:span><text:span text:style-name="CrossRef"><text:span text:style-name="T92"><text:reference-ref text:reference-format="text" text:ref-name="sess.key.op">SessionKeyLimit</text:reference-ref></text:span></text:span><text:span text:style-name="T74">.</text:span></text:p>
      <text:p text:style-name="Text_20_body"><text:span text:style-name="T74">String literals like </text:span><text:span text:style-name="T111">"Encryption Key"</text:span><text:span text:style-name="T74"> featured in the following definitions </text:span><text:span text:style-name="T77">must</text:span><text:span text:style-name="T74"> be supplied “as is” </text:span><text:span text:style-name="T79">without</text:span><text:span text:style-name="T74"> length indicators, while when being a part of MAC or attestation </text:span><text:span text:style-name="T79">Data</text:span><text:span text:style-name="T74"> arguments </text:span><text:span text:style-name="T77">must</text:span><text:span text:style-name="T74"> be treated as described in </text:span><text:span text:style-name="CrossRef"><text:span text:style-name="T92"><text:reference-ref text:reference-format="text" text:ref-name="datatypes">Data Types</text:reference-ref></text:span></text:span><text:span text:style-name="T74">.</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3"><text:tab/>EncryptionKey</text:span> = <text:span text:style-name="CrossRef"><text:span text:style-name="T92"><text:reference-ref text:reference-format="text" text:ref-name="HMAC_SHA256">HMAC-SHA256</text:reference-ref></text:span></text:span> (<text:span text:style-name="CrossRef"><text:reference-ref text:reference-format="text" text:ref-name="sess.key">SessionKey</text:reference-ref></text:span>, <text:span text:style-name="T103">"Encryption Key"</text:span>)</text:p>
      <text:p text:style-name="Text_20_body"><text:span text:style-name="T103">EncryptionKey</text:span> <text:span text:style-name="T51">must</text:span> only be used with the <text:span text:style-name="CrossRef"><text:reference-ref text:reference-format="text" text:ref-name="AES256-CBC">AES256-CBC</text:reference-ref></text:span> algorithm. <text:s/>Note that the IV (Initialization Vector) <text:span text:style-name="T51">must</text:span> always be <text:span text:style-name="T2">prepended</text:span> to the encrypted data as in <text:span text:style-name="CrossRef"><text:span text:style-name="T92"><text:reference-ref text:reference-format="text" text:ref-name="xml.encrypt">XML Encryption</text:reference-ref></text:span></text:span><text:span text:style-name="T74">.</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3"><text:tab/>MAC</text:span> = <text:span text:style-name="CrossRef"><text:span text:style-name="T92"><text:reference-ref text:reference-format="text" text:ref-name="HMAC_SHA256">HMAC-SHA256</text:reference-ref></text:span></text:span> (<text:span text:style-name="CrossRef"><text:reference-ref text:reference-format="text" text:ref-name="sess.key">SessionKey</text:reference-ref></text:span><text:span text:style-name="T55"> || </text:span><text:span text:style-name="T79">MethodName</text:span><text:span text:style-name="T55"> || </text:span><text:span text:style-name="CrossRef"><text:reference-ref text:reference-format="text" text:ref-name="mac.seq.cnt">MACSequenceCounter</text:reference-ref></text:span><text:span text:style-name="T55">, </text:span><text:span text:style-name="T79">Data</text:span><text:span text:style-name="T55">)</text:span></text:p>
      <text:p text:style-name="Text_20_body"><text:span text:style-name="T79">MethodName</text:span><text:span text:style-name="T55"> is the string literal of the target method like </text:span><text:span text:style-name="T103">"closeProvisioningSession"</text:span><text:span text:style-name="T55">, while </text:span><text:span text:style-name="T79">Data</text:span><text:span text:style-name="T74"> represents the arguments as specified for the actual method. <text:s/>Note that individual elements featured in </text:span><text:span text:style-name="T79">Data</text:span><text:span text:style-name="T74"> </text:span><text:span text:style-name="T77">must</text:span><text:span text:style-name="T74"> use the representation described in </text:span><text:span text:style-name="CrossRef"><text:span text:style-name="T92"><text:reference-ref text:reference-format="text" text:ref-name="datatypes">Data Types</text:reference-ref></text:span></text:span><text:span text:style-name="T74">.</text:span></text:p>
      <text:p text:style-name="Text_20_body"><text:span text:style-name="T74">After each MAC operation, </text:span><text:span text:style-name="CrossRef"><text:span text:style-name="T92"><text:reference-ref text:reference-format="text" text:ref-name="mac.seq.cnt">MACSequenceCounter</text:reference-ref></text:span></text:span><text:span text:style-name="T74"> </text:span><text:span text:style-name="T77">must</text:span><text:span text:style-name="T74"> be incremented by one. <text:s/>Due the use of a sequence counter, the provisioning system </text:span><text:span text:style-name="T77">must</text:span><text:span text:style-name="T74"> honor the order of objects as defined by the issuer.</text:span></text:p>
      <text:p text:style-name="P57"/>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3">"Device Attestation"</text:span>.</text:p>
      <text:p text:style-name="Text_20_body"/>
      <text:h text:style-name="P139"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0">the </text:span><text:span text:style-name="CrossRef"><text:span text:style-name="T92"><text:reference-ref text:reference-format="text" text:ref-name="key.mgr.key">KeyManagementKey</text:reference-ref></text:span></text:span><text:span text:style-name="T60"> associated with the “owning” provisioning object of the target key (see </text:span><text:span text:style-name="CrossRef"><text:span text:style-name="T92"><text:reference-ref text:reference-format="text" text:ref-name="provisioning.objects">Provisioning Objects</text:reference-ref></text:span></text:span><text:span text:style-name="T60">) according to the following:</text:span></text:p>
      <text:p text:style-name="Text_20_body"><text:span text:style-name="T106"><text:tab/>Authorization</text:span><text:span text:style-name="T82"> = </text:span><text:span text:style-name="T2">Sign</text:span> (<text:span text:style-name="CrossRef"><text:span text:style-name="T92"><text:reference-ref text:reference-format="text" text:ref-name="HMAC_SHA256">HMAC-SHA256</text:reference-ref></text:span></text:span> (<text:span text:style-name="CrossRef"><text:span text:style-name="T92"><text:reference-ref text:reference-format="text" text:ref-name="sess.key">SessionKey</text:reference-ref></text:span></text:span><text:span text:style-name="T79"> || </text:span><text:span text:style-name="CrossRef"><text:span text:style-name="T92"><text:reference-ref text:reference-format="text" text:ref-name="device.id">Device ID</text:reference-ref></text:span></text:span>, <text:span text:style-name="CrossRef"><text:span text:style-name="T92"><text:reference-ref text:reference-format="text" text:ref-name="eecert">End-Entity Certificate</text:reference-ref></text:span></text:span>))</text:p>
      <text:p text:style-name="Text_20_body">Notes:</text:p>
      <text:list xml:id="list34597203" text:style-name="L4">
        <text:list-item>
          <text:p text:style-name="P152"><text:span text:style-name="T74">All elements </text:span><text:span text:style-name="T77">must</text:span><text:span text:style-name="T74"> be represented “as is” in the HMAC operation, </text:span><text:span text:style-name="T79">excluding</text:span><text:span text:style-name="T74"> length information</text:span></text:p>
        </text:list-item>
        <text:list-item>
          <text:p text:style-name="P152"><text:span text:style-name="T59">Sign</text:span><text:span text:style-name="T60"> </text:span><text:span text:style-name="T62">must</text:span><text:span text:style-name="T60"> use an </text:span><text:span text:style-name="CrossRef"><text:span text:style-name="T92"><text:reference-ref text:reference-format="text" text:ref-name="pkcs1">PKCS #1</text:reference-ref></text:span></text:span><text:span text:style-name="T60"> RSASSA signature for RSA keys and </text:span><text:span text:style-name="CrossRef"><text:span text:style-name="T92"><text:reference-ref text:reference-format="text" text:ref-name="ECDSA">ECDSA</text:reference-ref></text:span></text:span><text:span text:style-name="T60"> for EC keys with the </text:span><text:span text:style-name="T59">private key</text:span><text:span text:style-name="T60"> associated with </text:span><text:span text:style-name="T106">KeyManagementKey</text:span><text:span text:style-name="T60">, and utilizing </text:span><text:span text:style-name="CrossRef"><text:span text:style-name="T92"><text:reference-ref text:reference-format="text" text:ref-name="SHA256">SHA256</text:reference-ref></text:span></text:span><text:span text:style-name="T60"> as hash function</text:span></text:p>
        </text:list-item>
        <text:list-item>
          <text:p text:style-name="P152">An SKS <text:span text:style-name="T62">must</text:span><text:span text:style-name="T60"> verify that the signature validates with respect to the </text:span><text:span text:style-name="T59">public key</text:span><text:span text:style-name="T60"> (</text:span><text:span text:style-name="T106">KeyManagementKey</text:span><text:span text:style-name="T60">) as well as checking that </text:span><text:span text:style-name="CrossRef"><text:span text:style-name="T92"><text:reference-ref text:reference-format="text" text:ref-name="eecert">End-Entity Certificate</text:reference-ref></text:span></text:span><text:span text:style-name="T60"> matches </text:span><text:span text:style-name="T106">TargetKeyHandle</text:span></text:p>
        </text:list-item>
        <text:list-item>
          <text:p text:style-name="P152"><text:span text:style-name="T60">If a </text:span><text:span text:style-name="CrossRef"><text:span text:style-name="T92"><text:reference-ref text:reference-format="text" text:ref-name="key.mgr.key">KeyManagementKey</text:reference-ref></text:span></text:span><text:span text:style-name="T60"> is not present in the target key's provisioning object, the key is considered “not updatable” and the provisioning session </text:span><text:span text:style-name="T62">must</text:span><text:span text:style-name="T60"> be aborted</text:span></text:p>
        </text:list-item>
        <text:list-item>
          <text:p text:style-name="P152"><text:span text:style-name="T60">The provisioning session </text:span><text:span text:style-name="T62">must</text:span><text:span text:style-name="T60"> be aborted if the </text:span><text:span text:style-name="CrossRef"><text:span text:style-name="T92"><text:reference-ref text:reference-format="text" text:ref-name="privacy.enabled">PrivacyEnabled</text:reference-ref></text:span></text:span><text:span text:style-name="T60"> flag differs between the original and the updating session.</text:span></text:p>
        </text:list-item>
      </text:list>
      <text:h text:style-name="P144" text:outline-level="1"><text:bookmark text:name="__RefHeading__15347_972012461"/>Sample Session<text:bookmark-end text:name="__RefHeading__15347_972012461"/></text:h>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05"><text:span text:style-name="T103">ProvisioningHandle</text:span><text:span text:style-name="T82">, ...</text:span> = <text:span text:style-name="CrossRef"><text:reference-ref text:reference-format="text" text:ref-name="createProvisioningSession">createProvisioningSession</text:reference-ref></text:span> (…)</text:p>
      <text:p text:style-name="P106"><text:span text:style-name="T103">PUKPolicyHandle</text:span> = <text:span text:style-name="CrossRef"><text:reference-ref text:reference-format="text" text:ref-name="createPUKPolicy">createPUKPolicy</text:reference-ref></text:span> (<text:span text:style-name="T103">ProvisioningHandle</text:span><text:span text:style-name="T82">, ...)</text:span></text:p>
      <text:p text:style-name="P106"><text:span text:style-name="T103">PINPolicyHandle</text:span><text:span text:style-name="T82"> = </text:span><text:span text:style-name="CrossRef"><text:reference-ref text:reference-format="text" text:ref-name="createPINPolicy">createPINPolicy</text:reference-ref></text:span><text:span text:style-name="T82"> (</text:span><text:span text:style-name="T103">ProvisioningHandle</text:span><text:span text:style-name="T82">, … , </text:span><text:span text:style-name="T103">PUKPolicyHandle</text:span><text:span text:style-name="T82">, ...)</text:span></text:p>
      <text:p text:style-name="P106"><text:span text:style-name="T103">KeyHandle</text:span><text:span text:style-name="T82">, ...</text:span> = <text:span text:style-name="CrossRef"><text:reference-ref text:reference-format="text" text:ref-name="createKeyPair">createKeyEntry</text:reference-ref></text:span> (<text:span text:style-name="T103">ProvisioningHandle</text:span><text:span text:style-name="T82">, … , </text:span><text:span text:style-name="T103">PINPolicyHandle</text:span><text:span text:style-name="T82">, …)</text:span></text:p>
      <text:p text:style-name="P107">External certification of the generated public key happens here...</text:p>
      <text:p text:style-name="P105"><text:span text:style-name="CrossRef"><text:reference-ref text:reference-format="text" text:ref-name="setCertificatePath">setCertificatePath</text:reference-ref></text:span><text:span text:style-name="T82"> (</text:span><text:span text:style-name="T103">KeyHandle</text:span><text:span text:style-name="T82">, ...)</text:span></text:p>
      <text:p text:style-name="P106"><text:span text:style-name="CrossRef"><text:reference-ref text:reference-format="text" text:ref-name="closeProvisioningSession">closeProvisioningSession</text:reference-ref></text:span><text:span text:style-name="T82"> (</text:span><text:span text:style-name="T103">ProvisioningHandle</text:span><text:span text:style-name="T82">, ...)</text:span></text:p>
      <text:p text:style-name="Text_20_body"><text:span text:style-name="T82"><text:line-break/>Note that </text:span><text:span text:style-name="T103">Handle</text:span><text:span text:style-name="T82"> variables are only used by local middleware, while (not shown) variables like </text:span><text:span text:style-name="T103">SessionKey</text:span><text:span text:style-name="T82">, </text:span><text:span text:style-name="T103">MAC</text:span><text:span text:style-name="T82">, </text:span><text:span text:style-name="T103">ID</text:span><text:span text:style-name="T82">, etc. are primarily used in the communication between an issuer and the SKS.</text:span></text:p>
      <text:p text:style-name="P55">If keys are to be created entirely locally, this requires local software emulation of an issuer.</text:p>
      <text:p text:style-name="P55"/>
      <text:h text:style-name="Heading_20_1" text:outline-level="1"><text:bookmark text:name="__RefHeading__15349_972012461"/>Reference Implementation<text:bookmark-end text:name="__RefHeading__15349_972012461"/></text:h>
      <text:p text:style-name="P55">To further guide implementers, an open source SKS reference implementation in java<text:span text:style-name="T55">®</text:span> is available including a JUnit suite.</text:p>
      <text:p text:style-name="Text_20_body"><text:span text:style-name="T82">URL: </text:span><text:a xlink:type="simple" xlink:href="http://code.google.com/p/openkeystore">http://code.google.com/p/openkeystore</text:a></text:p>
      <text:p text:style-name="Text_20_body"/>
      <text:h text:style-name="P144" text:outline-level="1"><text:bookmark text:name="__RefHeading__15351_972012461"/><text:reference-mark-start text:name="poi.ops"/>Remote Key Lookup<text:bookmark-end text:name="__RefHeading__15351_972012461"/><text:reference-mark-end text:name="poi.ops"/></text:h>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3">&lt;</text:span><text:span text:style-name="T36">CredentialDiscoveryRequest</text:span><text:span text:style-name="T12">  </text:span><text:span text:style-name="T124">…</text:span><text:span text:style-name="T123"> <text:s/>&gt;<text:line-break/></text:span></text:p>
            <text:p text:style-name="P76"><text:span text:style-name="T123">    &lt;</text:span><text:span text:style-name="T36">LookupSpecifier</text:span><text:span text:style-name="T123"> </text:span><text:span text:style-name="T45">ID</text:span><text:span text:style-name="T123">="Lookup.1" </text:span><text:span text:style-name="T45">Nonce</text:span><text:span text:style-name="T123">="nSgmg4cznqE ... WrH2421w9SYA="&gt;<text:line-break/> <text:s text:c="3"/>    &lt;</text:span><text:span text:style-name="T36">SearchFilter</text:span><text:span text:style-name="T123"> </text:span><text:span text:style-name="T45">Email</text:span><text:span text:style-name="T123">="john.doe@example.com"/&gt;<text:line-break/>        &lt;</text:span><text:span text:style-name="T132">ds</text:span><text:span text:style-name="T123">:</text:span><text:span text:style-name="T36">Signature</text:span><text:span text:style-name="T123">&gt;<text:line-break/>            &lt;</text:span><text:span text:style-name="T132">ds</text:span><text:span text:style-name="T123">:</text:span><text:span text:style-name="T36">SignedInfo</text:span><text:span text:style-name="T123">&gt;<text:line-break/>                &lt;</text:span><text:span text:style-name="T132">ds</text:span><text:span text:style-name="T123">:</text:span><text:span text:style-name="T36">CanonicalizationMethod</text:span><text:span text:style-name="T123"> </text:span><text:span text:style-name="T45">Algorithm</text:span><text:span text:style-name="T123">="http://www.w3.org/2001/10/xml-exc-c14n#"/&gt;<text:line-break/>                &lt;</text:span><text:span text:style-name="T132">ds</text:span><text:span text:style-name="T123">:</text:span><text:span text:style-name="T36">SignatureMethod</text:span><text:span text:style-name="T123"> </text:span><text:span text:style-name="T45">Algorithm</text:span><text:span text:style-name="T123">="http://www.w3.org/2001/04/xmldsig-more#rsa-sha256"/&gt;<text:line-break/>                &lt;</text:span><text:span text:style-name="T132">ds</text:span><text:span text:style-name="T123">:</text:span><text:span text:style-name="T36">Reference</text:span><text:span text:style-name="T123"> </text:span><text:span text:style-name="T45">URI</text:span><text:span text:style-name="T123">="#Lookup.1"&gt;<text:line-break/>                    &lt;</text:span><text:span text:style-name="T132">ds</text:span><text:span text:style-name="T123">:</text:span><text:span text:style-name="T36">Transforms</text:span><text:span text:style-name="T123">&gt;<text:line-break/>                        &lt;</text:span><text:span text:style-name="T132">ds</text:span><text:span text:style-name="T123">:</text:span><text:span text:style-name="T36">Transform</text:span><text:span text:style-name="T123"> </text:span><text:span text:style-name="T45">Algorithm</text:span><text:span text:style-name="T123">="http://www.w3.org/2000/09/xmldsig#enveloped-signature"/&gt;<text:line-break/>                        &lt;</text:span><text:span text:style-name="T132">ds</text:span><text:span text:style-name="T123">:</text:span><text:span text:style-name="T36">Transform</text:span><text:span text:style-name="T123"> </text:span><text:span text:style-name="T45">Algorithm</text:span><text:span text:style-name="T123">="http://www.w3.org/2001/10/xml-exc-c14n#"/&gt;<text:line-break/>                    &lt;/</text:span><text:span text:style-name="T132">ds</text:span><text:span text:style-name="T123">:</text:span><text:span text:style-name="T36">Transforms</text:span><text:span text:style-name="T123">&gt;<text:line-break/>                    &lt;</text:span><text:span text:style-name="T132">ds</text:span><text:span text:style-name="T123">:</text:span><text:span text:style-name="T36">DigestMethod</text:span><text:span text:style-name="T123"> </text:span><text:span text:style-name="T45">Algorithm</text:span><text:span text:style-name="T123">="http://www.w3.org/2001/04/xmlenc#sha256"/&gt;<text:line-break/>                    &lt;</text:span><text:span text:style-name="T132">ds</text:span><text:span text:style-name="T123">:</text:span><text:span text:style-name="T36">DigestValue</text:span><text:span text:style-name="T123">&gt;JBfoi8iBKRyWxXYlTTU1cdyybMTyJr+WDW+qCJdxoGE=&lt;/</text:span><text:span text:style-name="T132">ds</text:span><text:span text:style-name="T123">:</text:span><text:span text:style-name="T36">DigestValue</text:span><text:span text:style-name="T123">&gt;<text:line-break/>                &lt;/</text:span><text:span text:style-name="T132">ds</text:span><text:span text:style-name="T123">:</text:span><text:span text:style-name="T36">Reference</text:span><text:span text:style-name="T123">&gt;<text:line-break/>            &lt;/</text:span><text:span text:style-name="T132">ds</text:span><text:span text:style-name="T123">:</text:span><text:span text:style-name="T36">SignedInfo</text:span><text:span text:style-name="T123">&gt;<text:line-break/>            &lt;</text:span><text:span text:style-name="T132">ds</text:span><text:span text:style-name="T123">:</text:span><text:span text:style-name="T36">SignatureValue</text:span><text:span text:style-name="T123">&gt;mSMaH6wChPQRDT... JKrW3n/dL7seGbg==&lt;/</text:span><text:span text:style-name="T132">ds</text:span><text:span text:style-name="T123">:</text:span><text:span text:style-name="T36">SignatureValue</text:span><text:span text:style-name="T123">&gt;<text:line-break/>            &lt;</text:span><text:span text:style-name="T132">ds</text:span><text:span text:style-name="T123">:</text:span><text:span text:style-name="T36">KeyInfo</text:span><text:span text:style-name="T123">&gt;<text:line-break/> <text:s text:c="14"/>&lt;</text:span><text:span text:style-name="T132">ds</text:span><text:span text:style-name="T123">:</text:span><text:span text:style-name="T36">RSAKeyValue</text:span><text:span text:style-name="T123">&gt;<text:line-break/> <text:s text:c="17"/>&lt;</text:span><text:span text:style-name="T132">ds</text:span><text:span text:style-name="T123">:</text:span><text:span text:style-name="T36">Modulus</text:span><text:span text:style-name="T123">&gt;ALhBpUjJK/mSjPAe/ … fXG8z1V3mVDZTBM7eZ&lt;/</text:span><text:span text:style-name="T132">ds</text:span><text:span text:style-name="T123">:</text:span><text:span text:style-name="T36">Modulus</text:span><text:span text:style-name="T123">&gt;<text:line-break/> <text:s text:c="17"/>&lt;</text:span><text:span text:style-name="T132">ds</text:span><text:span text:style-name="T123">:</text:span><text:span text:style-name="T36">Exponent</text:span><text:span text:style-name="T123">&gt;AQAB&lt;/</text:span><text:span text:style-name="T132">ds</text:span><text:span text:style-name="T123">:</text:span><text:span text:style-name="T36">Exponent</text:span><text:span text:style-name="T123">&gt;<text:line-break/> <text:s text:c="14"/>&lt;/</text:span><text:span text:style-name="T132">ds</text:span><text:span text:style-name="T123">:</text:span><text:span text:style-name="T36">RSAKeyValue</text:span><text:span text:style-name="T123">&gt;</text:span></text:p>
            <text:p text:style-name="P76"><text:span text:style-name="T123">            &lt;/</text:span><text:span text:style-name="T132">ds</text:span><text:span text:style-name="T123">:</text:span><text:span text:style-name="T36">KeyInfo</text:span><text:span text:style-name="T123">&gt;<text:line-break/>        &lt;/</text:span><text:span text:style-name="T132">ds</text:span><text:span text:style-name="T123">:</text:span><text:span text:style-name="T36">Signature</text:span><text:span text:style-name="T123">&gt;<text:line-break/>    &lt;/</text:span><text:span text:style-name="T36">LookupSpecifier</text:span><text:span text:style-name="T123">&gt;<text:line-break/></text:span></text:p>
            <text:p text:style-name="Standard"><text:span text:style-name="T123">&lt;/</text:span><text:span text:style-name="T36">CredentialDiscoveryRequest</text:span><text:span text:style-name="T123">&gt;</text:span></text:p>
          </table:table-cell>
        </table:table-row>
      </table:table>
      <text:p text:style-name="Text_20_body"/>
      <text:p text:style-name="Standard">The example works as follows:<text:line-break/></text:p>
      <text:list xml:id="list34592474" text:style-name="L5">
        <text:list-item>
          <text:p text:style-name="P143">Verify that the <text:span text:style-name="T111">Signature</text:span> is <text:span text:style-name="T2">technically</text:span> valid. <text:s/>Note that the actual issuer is <text:span text:style-name="T2">ignored</text:span> since an SKS has no opinion about what issuers are trustworthy or not.</text:p>
        </text:list-item>
        <text:list-item>
          <text:p text:style-name="P143">Verify that the freshness <text:span text:style-name="T103">Nonce</text:span> matches <text:span text:style-name="CrossRef"><text:reference-ref text:reference-format="text" text:ref-name="SHA256">SHA256</text:reference-ref></text:span> (<text:span text:style-name="T103">ClientSessionID</text:span> || <text:span text:style-name="T103">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43">Enumerate all sessions having a <text:span text:style-name="CrossRef"><text:reference-ref text:reference-format="text" text:ref-name="key.mgr.key">KeyManagementKey</text:reference-ref></text:span> matching the public key of the <text:span text:style-name="T111">Signature</text:span>. <text:s/>This <text:span text:style-name="T82">serv</text:span>es as an <text:span text:style-name="T2">Issuer Filter.</text:span> <text:s/>See <text:span text:style-name="CrossRef"><text:reference-ref text:reference-format="text" text:ref-name="enum.prov.sess">enumerateProvisioningSessions</text:reference-ref></text:span>.</text:p>
        </text:list-item>
        <text:list-item>
          <text:p text:style-name="P143">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43">Collect the keys from step #4 that also feature the e-mail addresss <text:span text:style-name="T143">"</text:span><text:span text:style-name="T26">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h text:style-name="P144" text:outline-level="1"><text:bookmark text:name="__RefHeading__15353_972012461"/><text:reference-mark-start text:name="sec.cons"/>Security Considerations<text:bookmark-end text:name="__RefHeading__15353_972012461"/><text:reference-mark-end text:name="sec.cons"/></text:h>
      <text:p text:style-name="P47">Note: The following section only <text:span text:style-name="T2">partially</text:span> applies to the <text:span text:style-name="CrossRef"><text:span text:style-name="T92"><text:reference-ref text:reference-format="text" text:ref-name="pep">Privacy Enabled Provisioning</text:reference-ref></text:span></text:span> mode.</text:p>
      <text:p text:style-name="P55">This document does not cover the <text:span text:style-name="T2">physical</text:span> security of the key-store since SKS does not differ from other schemes in this respect.</text:p>
      <text:p text:style-name="P55">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5">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5">As earlier noted, the randomness of the <text:span text:style-name="CrossRef"><text:reference-ref text:reference-format="text" text:ref-name="sess.key">SessionKey</text:reference-ref></text:span> is crucial for all provisioning operations.</text:p>
      <text:p text:style-name="P55">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1">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5">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5"><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5"><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47">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47">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47">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5"><text:span text:style-name="T92">One might suspect that the </text:span><text:span text:style-name="CrossRef"><text:span text:style-name="T92"><text:reference-ref text:reference-format="text" text:ref-name="DSDP">VSD</text:reference-ref></text:span></text:span><text:span text:style-name="T92"> scheme by relying on a static, </text:span><text:span text:style-name="T2">potentially issuance-wide</text:span><text:span text:style-name="T92"> </text:span><text:span text:style-name="CrossRef"><text:span text:style-name="T92"><text:reference-ref text:reference-format="text" text:ref-name="key.mgr.key">KeyManagementKey</text:reference-ref></text:span></text:span><text:span text:style-name="T92">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2"> and the </text:span><text:span text:style-name="CrossRef"><text:span text:style-name="T92"><text:reference-ref text:reference-format="text" text:ref-name="devcert">Device Certificate</text:reference-ref></text:span></text:span><text:span text:style-name="T92"> renders it useless in another session or device. <text:s/>It is also worth noting that the post provisioning operations </text:span><text:span text:style-name="T4">by design</text:span><text:span text:style-name="T92"> do not expose secret or private key data.</text:span></text:p>
      <text:p text:style-name="P47">There is no protection against DoS (Denial of Service) attacks on SKS storage space due to malicious middleware.</text:p>
      <text:p text:style-name="P47">SKS does not have any built-in notion of policy, it is up to the individual<text:span text:style-name="T2"> issuer</text:span> deciding about suitable key protections options, key sizes, and private key imports.</text:p>
      <text:p text:style-name="P47"/>
      <text:h text:style-name="Heading_20_1" text:outline-level="1"><text:bookmark text:name="__RefHeading__15355_972012461"/>Intellectual Property Rights<text:bookmark-end text:name="__RefHeading__15355_972012461"/></text:h>
      <text:p text:style-name="P47">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9"></text:span></text:p>
      <text:p text:style-name="P47">Note: it is possible that there are pieces that already are patented by <text:span text:style-name="T2">other parties</text:span> but the author is currently unaware of any IPR encumbrances.</text:p>
      <text:p text:style-name="Standard"><text:span text:style-name="T66">Some of the core concepts have been submitted to </text:span><text:a xlink:type="simple" xlink:href="http://defensivepublications.org/">http://defensivepublications.org</text:a> and subsequently been published in IP.COM's <text:span text:style-name="T2">prior art database</text:span>.</text:p>
      <text:h text:style-name="P144" text:outline-level="1"><text:bookmark text:name="__RefHeading__15357_972012461"/>References<text:bookmark-end text:name="__RefHeading__15357_972012461"/></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3"><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 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08"><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08"><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08"><text:reference-mark-start text:name="blind.sign"/>Blind Signatures<text:reference-mark-end text:name="blind.sign"/></text:p>
          </table:table-cell>
          <table:table-cell table:style-name="Table9.A4" office:value-type="string">
            <text:p text:style-name="Text_20_body">TBD<text:soft-page-break/></text:p>
          </table:table-cell>
        </table:table-row>
        <table:table-row table:style-name="Table9.4">
          <table:table-cell table:style-name="Table9.A4" office:value-type="string">
            <text:p text:style-name="P108"><text:reference-mark-start text:name="daa"/>DAA<text:reference-mark-end text:name="daa"/></text:p>
          </table:table-cell>
          <table:table-cell table:style-name="Table9.A4" office:value-type="string">
            <text:p text:style-name="Text_20_body">TBD</text:p>
          </table:table-cell>
        </table:table-row>
      </table:table>
      <text:p text:style-name="Text_20_body"/>
      <text:h text:style-name="Heading_20_1" text:outline-level="1"/>
      <text:h text:style-name="P144" text:outline-level="1"><text:bookmark text:name="__RefHeading__15359_972012461"/>Acknowledgments<text:bookmark-end text:name="__RefHeading__15359_972012461"/></text:h>
      <text:p text:style-name="Text_20_body">SKS and KeyGen2 heavily build on schemes pioneered by other individuals and organizations, most notably:</text:p>
      <text:list xml:id="list34576632" text:style-name="L6">
        <text:list-item>
          <text:p text:style-name="P153"><text:span text:style-name="T2">CT-KIP by RSA Security</text:span>: KeyGen2 format and basic operation</text:p>
        </text:list-item>
        <text:list-item>
          <text:p text:style-name="P153"><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53"><text:span text:style-name="T2">SCP80 by GlobalPlatform</text:span>: Secure messaging including “rolling MACs”</text:p>
        </text:list-item>
        <text:list-item>
          <text:p text:style-name="P153"><text:span text:style-name="T2">CertEnroll by Microsoft</text:span>: Processes</text:p>
        </text:list-item>
      </text:list>
      <text:p text:style-name="P120">There is also a bunch of individuals that have been instrumental for the creation of SKS. <text:s/>I need to check who would accept to be mentioned :-)</text:p>
      <text:p text:style-name="P120">KeyGen2 is an “homage” to Netscape Communications Corp. who created the first on-line provisioning system called KeyGen.</text:p>
      <text:p text:style-name="Text_20_body"/>
      <text:h text:style-name="Heading_20_1" text:outline-level="1"><text:bookmark text:name="__RefHeading__15361_972012461"/>Author<text:bookmark-end text:name="__RefHeading__15361_972012461"/></text:h>
      <text:p text:style-name="Text_20_body">Anders Rundgren<text:a xlink:type="simple" xlink:href="mailto:anders.rundgren@telia.com"><text:line-break/></text:a><text:a xlink:type="simple" xlink:href="mailto:anders.rundgren@telia.com">anders.rundgren@telia.com</text:a></text:p>
      <text:p text:style-name="Text_20_body"/>
      <text:h text:style-name="Heading_20_1" text:outline-level="1"><text:bookmark text:name="__RefHeading__15363_972012461"/>To Do List<text:bookmark-end text:name="__RefHeading__15363_972012461"/></text:h>
      <text:p text:style-name="Text_20_body">Although it would be nice to say “it is 100% ready” there are still a few things missing:</text:p>
      <text:list xml:id="list34582798" text:style-name="L7">
        <text:list-item>
          <text:p text:style-name="P154">Firmware upgrade API method</text:p>
        </text:list-item>
        <text:list-item>
          <text:p text:style-name="P154">Investigating possible token “wipe” options</text:p>
        </text:list-item>
        <text:list-item>
          <text:p text:style-name="P154">Minimalistic PINpad support</text:p>
        </text:list-item>
        <text:list-item>
          <text:p text:style-name="P154">Investigating “physical presence” GPIO options</text:p>
        </text:list-item>
        <text:list-item>
          <text:p text:style-name="P154">Language check</text:p>
        </text:list-item>
        <text:list-item>
          <text:p text:style-name="P154">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65, WebPKI.org, 2011-08-20<text:tab/>Page <text:page-number text:select-page="current">46</text:page-number> of <text:page-count>6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91</meta:editing-cycles>
    <meta:editing-duration>PT10H31M56S</meta:editing-duration>
    <dc:title>Secure Key Store - API and Architecture</dc:title>
    <dc:date>2011-08-20T14:48:56.70</dc:date>
    <dc:creator>Anders Rundgren</dc:creator>
    <meta:document-statistic meta:table-count="113" meta:image-count="0" meta:object-count="4" meta:page-count="69" meta:paragraph-count="2166" meta:word-count="14328" meta:character-count="104519"/>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